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34.89pt" svg:y="48.16pt">
            <loext:p draw:notify-on-update-of-ranges="Sheet1.D5:Sheet1.D25 Sheet1.E4:Sheet1.E4 Sheet1.E5:Sheet1.E25 Sheet1.F4:Sheet1.F4 Sheet1.F5:Sheet1.F25 Sheet1.G4:Sheet1.G4 Sheet1.G5:Sheet1.G25 Sheet1.H4:Sheet1.H4 Sheet1.H5:Sheet1.H25 Sheet1.I4:Sheet1.I4 Sheet1.I5:Sheet1.I25 Sheet1.J4:Sheet1.J4 Sheet1.J5:Sheet1.J25 Sheet1.K4:Sheet1.K4 Sheet1.K5:Sheet1.K25 Sheet1.L4:Sheet1.L4 Sheet1.L5:Sheet1.L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134.69pt" svg:y="379.47pt">
            <loext:p draw:notify-on-update-of-ranges="Sheet1.D32:Sheet1.D52 Sheet1.E31:Sheet1.E31 Sheet1.E32:Sheet1.E52 Sheet1.F31:Sheet1.F31 Sheet1.F32:Sheet1.F52 Sheet1.G31:Sheet1.G31 Sheet1.G32:Sheet1.G52 Sheet1.H31:Sheet1.H31 Sheet1.H32:Sheet1.H52 Sheet1.I31:Sheet1.I31 Sheet1.I32:Sheet1.I52 Sheet1.J31:Sheet1.J31 Sheet1.J32:Sheet1.J52 Sheet1.K31:Sheet1.K31 Sheet1.K32:Sheet1.K52 Sheet1.L31:Sheet1.L31 Sheet1.L32:Sheet1.L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2151.07pt" svg:y="725.81pt">
            <loext:p draw:notify-on-update-of-ranges="Sheet1.D59:Sheet1.D79 Sheet1.E58:Sheet1.E58 Sheet1.E59:Sheet1.E79 Sheet1.F58:Sheet1.F58 Sheet1.F59:Sheet1.F79 Sheet1.G58:Sheet1.G58 Sheet1.G59:Sheet1.G79 Sheet1.H58:Sheet1.H58 Sheet1.H59:Sheet1.H79 Sheet1.I58:Sheet1.I58 Sheet1.I59:Sheet1.I79 Sheet1.J58:Sheet1.J58 Sheet1.J59:Sheet1.J79 Sheet1.K58:Sheet1.K58 Sheet1.K59:Sheet1.K79 Sheet1.L58:Sheet1.L58 Sheet1.L59:Sheet1.L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91pt" svg:height="255.23pt" svg:x="2149.48pt" svg:y="1068.43pt">
            <loext:p draw:notify-on-update-of-ranges="Sheet1.D85:Sheet1.D85 Sheet1.D86:Sheet1.D106 Sheet1.E85:Sheet1.E85 Sheet1.E86:Sheet1.E106 Sheet1.F85:Sheet1.F85 Sheet1.F86:Sheet1.F106 Sheet1.G85:Sheet1.G85 Sheet1.G86:Sheet1.G106 Sheet1.H85:Sheet1.H85 Sheet1.H86:Sheet1.H106 Sheet1.I85:Sheet1.I85 Sheet1.I86:Sheet1.I106 Sheet1.J85:Sheet1.J85 Sheet1.J86:Sheet1.J106 Sheet1.K85:Sheet1.K85 Sheet1.K86:Sheet1.K106 Sheet1.L85:Sheet1.L85 Sheet1.L86:Sheet1.L10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KDD1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73761" calcext:value-type="float">
            <text:p>273761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117326" calcext:value-type="float">
            <text:p>117326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0365282125649746" calcext:value-type="float">
            <text:p>0.0003652821</text:p>
          </table:table-cell>
          <table:table-cell table:style-name="ce1" table:formula="of:=100*([.F2]*[.F3])/[.F1]" office:value-type="float" office:value="0.00146112850259898" calcext:value-type="float">
            <text:p>0.0014611285</text:p>
          </table:table-cell>
          <table:table-cell table:style-name="ce1" table:formula="of:=100*([.G2]*[.G3])/[.G1]" office:value-type="float" office:value="0.00292225700519796" calcext:value-type="float">
            <text:p>0.002922257</text:p>
          </table:table-cell>
          <table:table-cell table:style-name="ce1" table:formula="of:=100*([.H2]*[.H3])/[.H1]" office:value-type="float" office:value="0.00584451401039593" calcext:value-type="float">
            <text:p>0.005844514</text:p>
          </table:table-cell>
          <table:table-cell table:style-name="ce1" table:formula="of:=100*([.I2]*[.I3])/[.I1]" office:value-type="float" office:value="0.0116890280207919" calcext:value-type="float">
            <text:p>0.011689028</text:p>
          </table:table-cell>
          <table:table-cell table:style-name="ce1" table:formula="of:=100*([.J2]*[.J3])/[.J1]" office:value-type="float" office:value="0.0233780560415837" calcext:value-type="float">
            <text:p>0.023378056</text:p>
          </table:table-cell>
          <table:table-cell table:style-name="ce1" table:formula="of:=100*([.K2]*[.K3])/[.K1]" office:value-type="float" office:value="0.0467561120831674" calcext:value-type="float">
            <text:p>0.0467561121</text:p>
          </table:table-cell>
          <table:table-cell table:style-name="ce1" table:formula="of:=100*([.L2]*[.L3])/[.L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0365282125649746" calcext:value-type="float">
            <text:p>0.0003652821</text:p>
          </table:table-cell>
          <table:table-cell table:style-name="ce1" table:formula="of:=100*([.P2]*[.P3])/[.P1]" office:value-type="float" office:value="0.00146112850259898" calcext:value-type="float">
            <text:p>0.0014611285</text:p>
          </table:table-cell>
          <table:table-cell table:style-name="ce1" table:formula="of:=100*([.Q2]*[.Q3])/[.Q1]" office:value-type="float" office:value="0.00292225700519796" calcext:value-type="float">
            <text:p>0.002922257</text:p>
          </table:table-cell>
          <table:table-cell table:style-name="ce1" table:formula="of:=100*([.R2]*[.R3])/[.R1]" office:value-type="float" office:value="0.00584451401039593" calcext:value-type="float">
            <text:p>0.005844514</text:p>
          </table:table-cell>
          <table:table-cell table:style-name="ce1" table:formula="of:=100*([.S2]*[.S3])/[.S1]" office:value-type="float" office:value="0.0116890280207919" calcext:value-type="float">
            <text:p>0.011689028</text:p>
          </table:table-cell>
          <table:table-cell table:style-name="ce1" table:formula="of:=100*([.T2]*[.T3])/[.T1]" office:value-type="float" office:value="0.0233780560415837" calcext:value-type="float">
            <text:p>0.023378056</text:p>
          </table:table-cell>
          <table:table-cell table:style-name="ce1" table:formula="of:=100*([.U2]*[.U3])/[.U1]" office:value-type="float" office:value="0.0467561120831674" calcext:value-type="float">
            <text:p>0.0467561121</text:p>
          </table:table-cell>
          <table:table-cell table:style-name="ce1" table:formula="of:=100*([.V2]*[.V3])/[.V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0365282125649746" calcext:value-type="float">
            <text:p>0.0003652821</text:p>
          </table:table-cell>
          <table:table-cell table:style-name="ce1" table:formula="of:=100*([.Z2]*[.Z3])/[.Z1]" office:value-type="float" office:value="0.00146112850259898" calcext:value-type="float">
            <text:p>0.0014611285</text:p>
          </table:table-cell>
          <table:table-cell table:style-name="ce1" table:formula="of:=100*([.AA2]*[.AA3])/[.AA1]" office:value-type="float" office:value="0.00292225700519796" calcext:value-type="float">
            <text:p>0.002922257</text:p>
          </table:table-cell>
          <table:table-cell table:style-name="ce1" table:formula="of:=100*([.AB2]*[.AB3])/[.AB1]" office:value-type="float" office:value="0.00584451401039593" calcext:value-type="float">
            <text:p>0.005844514</text:p>
          </table:table-cell>
          <table:table-cell table:style-name="ce1" table:formula="of:=100*([.AC2]*[.AC3])/[.AC1]" office:value-type="float" office:value="0.0116890280207919" calcext:value-type="float">
            <text:p>0.011689028</text:p>
          </table:table-cell>
          <table:table-cell table:style-name="ce1" table:formula="of:=100*([.AD2]*[.AD3])/[.AD1]" office:value-type="float" office:value="0.0233780560415837" calcext:value-type="float">
            <text:p>0.023378056</text:p>
          </table:table-cell>
          <table:table-cell table:style-name="ce1" table:formula="of:=100*([.AE2]*[.AE3])/[.AE1]" office:value-type="float" office:value="0.0467561120831674" calcext:value-type="float">
            <text:p>0.0467561121</text:p>
          </table:table-cell>
          <table:table-cell table:style-name="ce1" table:formula="of:=100*([.AF2]*[.AF3])/[.AF1]" office:value-type="float" office:value="0.0935122241663349" calcext:value-type="float">
            <text:p>0.0935122242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91087" calcext:value-type="float">
            <text:p>3910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0.251583" calcext:value-type="float">
            <text:p>0.251583</text:p>
          </table:table-cell>
          <table:table-cell office:value-type="float" office:value="0.251847" calcext:value-type="float">
            <text:p>0.251847</text:p>
          </table:table-cell>
          <table:table-cell office:value-type="float" office:value="0.250599" calcext:value-type="float">
            <text:p>0.250599</text:p>
          </table:table-cell>
          <table:table-cell office:value-type="float" office:value="0.248223" calcext:value-type="float">
            <text:p>0.248223</text:p>
          </table:table-cell>
          <table:table-cell office:value-type="float" office:value="0.245307" calcext:value-type="float">
            <text:p>0.245307</text:p>
          </table:table-cell>
          <table:table-cell office:value-type="float" office:value="0.243225" calcext:value-type="float">
            <text:p>0.243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53" calcext:value-type="float">
            <text:p>0.9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office:value-type="float" office:value="0.92364" calcext:value-type="float">
            <text:p>0.92364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89" calcext:value-type="float">
            <text:p>0.923589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546" calcext:value-type="float">
            <text:p>0.92354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0.24718" calcext:value-type="float">
            <text:p>0.24718</text:p>
          </table:table-cell>
          <table:table-cell office:value-type="float" office:value="0.246976" calcext:value-type="float">
            <text:p>0.246976</text:p>
          </table:table-cell>
          <table:table-cell office:value-type="float" office:value="0.245839" calcext:value-type="float">
            <text:p>0.245839</text:p>
          </table:table-cell>
          <table:table-cell office:value-type="float" office:value="0.243038" calcext:value-type="float">
            <text:p>0.243038</text:p>
          </table:table-cell>
          <table:table-cell office:value-type="float" office:value="0.24195" calcext:value-type="float">
            <text:p>0.24195</text:p>
          </table:table-cell>
          <table:table-cell office:value-type="float" office:value="0.251263" calcext:value-type="float">
            <text:p>0.251263</text:p>
          </table:table-cell>
          <table:table-cell office:value-type="float" office:value="0.251744" calcext:value-type="float">
            <text:p>0.2517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398" calcext:value-type="float">
            <text:p>0.925398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42" calcext:value-type="float">
            <text:p>0.9254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table:number-columns-repeated="2" office:value-type="float" office:value="0.923521" calcext:value-type="float">
            <text:p>0.923521</text:p>
          </table:table-cell>
          <table:table-cell office:value-type="float" office:value="0.923512" calcext:value-type="float">
            <text:p>0.923512</text:p>
          </table:table-cell>
          <table:table-cell office:value-type="float" office:value="0.923487" calcext:value-type="float">
            <text:p>0.923487</text:p>
          </table:table-cell>
          <table:table-cell office:value-type="float" office:value="0.923504" calcext:value-type="float">
            <text:p>0.923504</text:p>
          </table:table-cell>
          <table:table-cell table:number-columns-repeated="2" office:value-type="float" office:value="0.923632" calcext:value-type="float">
            <text:p>0.92363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269894" calcext:value-type="float">
            <text:p>0.269894</text:p>
          </table:table-cell>
          <table:table-cell office:value-type="float" office:value="0.268355" calcext:value-type="float">
            <text:p>0.268355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94592" calcext:value-type="float">
            <text:p>0.294592</text:p>
          </table:table-cell>
          <table:table-cell office:value-type="float" office:value="0.295795" calcext:value-type="float">
            <text:p>0.295795</text:p>
          </table:table-cell>
          <table:table-cell office:value-type="float" office:value="0.253826" calcext:value-type="float">
            <text:p>0.253826</text:p>
          </table:table-cell>
          <table:table-cell office:value-type="float" office:value="0.253274" calcext:value-type="float">
            <text:p>0.2532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16719" calcext:value-type="float">
            <text:p>0.916719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1551" calcext:value-type="float">
            <text:p>0.91551</text:p>
          </table:table-cell>
          <table:table-cell office:value-type="float" office:value="0.907058" calcext:value-type="float">
            <text:p>0.907058</text:p>
          </table:table-cell>
          <table:table-cell office:value-type="float" office:value="0.906488" calcext:value-type="float">
            <text:p>0.906488</text:p>
          </table:table-cell>
          <table:table-cell office:value-type="float" office:value="0.921797" calcext:value-type="float">
            <text:p>0.921797</text:p>
          </table:table-cell>
          <table:table-cell office:value-type="float" office:value="0.92214" calcext:value-type="float">
            <text:p>0.922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12637" calcext:value-type="float">
            <text:p>0.912637</text:p>
          </table:table-cell>
          <table:table-cell office:value-type="float" office:value="0.913157" calcext:value-type="float">
            <text:p>0.913157</text:p>
          </table:table-cell>
          <table:table-cell office:value-type="float" office:value="0.911281" calcext:value-type="float">
            <text:p>0.911281</text:p>
          </table:table-cell>
          <table:table-cell office:value-type="float" office:value="0.902051" calcext:value-type="float">
            <text:p>0.902051</text:p>
          </table:table-cell>
          <table:table-cell office:value-type="float" office:value="0.901463" calcext:value-type="float">
            <text:p>0.901463</text:p>
          </table:table-cell>
          <table:table-cell office:value-type="float" office:value="0.918347" calcext:value-type="float">
            <text:p>0.918347</text:p>
          </table:table-cell>
          <table:table-cell office:value-type="float" office:value="0.918824" calcext:value-type="float">
            <text:p>0.91882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239824" calcext:value-type="float">
            <text:p>0.239824</text:p>
          </table:table-cell>
          <table:table-cell office:value-type="float" office:value="0.239804" calcext:value-type="float">
            <text:p>0.239804</text:p>
          </table:table-cell>
          <table:table-cell office:value-type="float" office:value="0.239714" calcext:value-type="float">
            <text:p>0.239714</text:p>
          </table:table-cell>
          <table:table-cell office:value-type="float" office:value="0.238921" calcext:value-type="float">
            <text:p>0.238921</text:p>
          </table:table-cell>
          <table:table-cell office:value-type="float" office:value="0.24023" calcext:value-type="float">
            <text:p>0.24023</text:p>
          </table:table-cell>
          <table:table-cell office:value-type="float" office:value="0.241555" calcext:value-type="float">
            <text:p>0.241555</text:p>
          </table:table-cell>
          <table:table-cell office:value-type="float" office:value="0.23928" calcext:value-type="float">
            <text:p>0.239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73" calcext:value-type="float">
            <text:p>0.92473</text:p>
          </table:table-cell>
          <table:table-cell office:value-type="float" office:value="0.925077" calcext:value-type="float">
            <text:p>0.925077</text:p>
          </table:table-cell>
          <table:table-cell office:value-type="float" office:value="0.925073" calcext:value-type="float">
            <text:p>0.925073</text:p>
          </table:table-cell>
          <table:table-cell office:value-type="float" office:value="0.925132" calcext:value-type="float">
            <text:p>0.925132</text:p>
          </table:table-cell>
          <table:table-cell office:value-type="float" office:value="0.925022" calcext:value-type="float">
            <text:p>0.925022</text:p>
          </table:table-cell>
          <table:table-cell office:value-type="float" office:value="0.925194" calcext:value-type="float">
            <text:p>0.925194</text:p>
          </table:table-cell>
          <table:table-cell office:value-type="float" office:value="0.923641" calcext:value-type="float">
            <text:p>0.923641</text:p>
          </table:table-cell>
          <table:table-cell office:value-type="float" office:value="0.924493" calcext:value-type="float">
            <text:p>0.9244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012" calcext:value-type="float">
            <text:p>0.922012</text:p>
          </table:table-cell>
          <table:table-cell office:value-type="float" office:value="0.923129" calcext:value-type="float">
            <text:p>0.923129</text:p>
          </table:table-cell>
          <table:table-cell office:value-type="float" office:value="0.923103" calcext:value-type="float">
            <text:p>0.923103</text:p>
          </table:table-cell>
          <table:table-cell office:value-type="float" office:value="0.923163" calcext:value-type="float">
            <text:p>0.923163</text:p>
          </table:table-cell>
          <table:table-cell office:value-type="float" office:value="0.923069" calcext:value-type="float">
            <text:p>0.923069</text:p>
          </table:table-cell>
          <table:table-cell office:value-type="float" office:value="0.923282" calcext:value-type="float">
            <text:p>0.923282</text:p>
          </table:table-cell>
          <table:table-cell office:value-type="float" office:value="0.92122" calcext:value-type="float">
            <text:p>0.92122</text:p>
          </table:table-cell>
          <table:table-cell office:value-type="float" office:value="0.922208" calcext:value-type="float">
            <text:p>0.92220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5881" calcext:value-type="float">
            <text:p>0.235881</text:p>
          </table:table-cell>
          <table:table-cell office:value-type="float" office:value="0.239419" calcext:value-type="float">
            <text:p>0.239419</text:p>
          </table:table-cell>
          <table:table-cell office:value-type="float" office:value="0.239701" calcext:value-type="float">
            <text:p>0.239701</text:p>
          </table:table-cell>
          <table:table-cell office:value-type="float" office:value="0.239436" calcext:value-type="float">
            <text:p>0.239436</text:p>
          </table:table-cell>
          <table:table-cell office:value-type="float" office:value="0.240054" calcext:value-type="float">
            <text:p>0.240054</text:p>
          </table:table-cell>
          <table:table-cell office:value-type="float" office:value="0.239238" calcext:value-type="float">
            <text:p>0.239238</text:p>
          </table:table-cell>
          <table:table-cell office:value-type="float" office:value="0.238349" calcext:value-type="float">
            <text:p>0.238349</text:p>
          </table:table-cell>
          <table:table-cell office:value-type="float" office:value="0.23864" calcext:value-type="float">
            <text:p>0.238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" calcext:value-type="float">
            <text:p>0.92534</text:p>
          </table:table-cell>
          <table:table-cell office:value-type="float" office:value="0.925209" calcext:value-type="float">
            <text:p>0.925209</text:p>
          </table:table-cell>
          <table:table-cell office:value-type="float" office:value="0.925216" calcext:value-type="float">
            <text:p>0.925216</text:p>
          </table:table-cell>
          <table:table-cell office:value-type="float" office:value="0.92523" calcext:value-type="float">
            <text:p>0.92523</text:p>
          </table:table-cell>
          <table:table-cell office:value-type="float" office:value="0.925256" calcext:value-type="float">
            <text:p>0.925256</text:p>
          </table:table-cell>
          <table:table-cell office:value-type="float" office:value="0.925227" calcext:value-type="float">
            <text:p>0.92522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5048" calcext:value-type="float">
            <text:p>0.9250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095" calcext:value-type="float">
            <text:p>0.923095</text:p>
          </table:table-cell>
          <table:table-cell office:value-type="float" office:value="0.923265" calcext:value-type="float">
            <text:p>0.923265</text:p>
          </table:table-cell>
          <table:table-cell office:value-type="float" office:value="0.923282" calcext:value-type="float">
            <text:p>0.923282</text:p>
          </table:table-cell>
          <table:table-cell office:value-type="float" office:value="0.923248" calcext:value-type="float">
            <text:p>0.923248</text:p>
          </table:table-cell>
          <table:table-cell office:value-type="float" office:value="0.923436" calcext:value-type="float">
            <text:p>0.923436</text:p>
          </table:table-cell>
          <table:table-cell office:value-type="float" office:value="0.923265" calcext:value-type="float">
            <text:p>0.923265</text:p>
          </table:table-cell>
          <table:table-cell office:value-type="float" office:value="0.922498" calcext:value-type="float">
            <text:p>0.922498</text:p>
          </table:table-cell>
          <table:table-cell office:value-type="float" office:value="0.922541" calcext:value-type="float">
            <text:p>0.92254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0.263533" calcext:value-type="float">
            <text:p>0.263533</text:p>
          </table:table-cell>
          <table:table-cell office:value-type="float" office:value="0.263312" calcext:value-type="float">
            <text:p>0.263312</text:p>
          </table:table-cell>
          <table:table-cell office:value-type="float" office:value="0.262129" calcext:value-type="float">
            <text:p>0.262129</text:p>
          </table:table-cell>
          <table:table-cell office:value-type="float" office:value="0.265301" calcext:value-type="float">
            <text:p>0.265301</text:p>
          </table:table-cell>
          <table:table-cell office:value-type="float" office:value="0.262258" calcext:value-type="float">
            <text:p>0.262258</text:p>
          </table:table-cell>
          <table:table-cell office:value-type="float" office:value="0.267052" calcext:value-type="float">
            <text:p>0.267052</text:p>
          </table:table-cell>
          <table:table-cell office:value-type="float" office:value="0.267657" calcext:value-type="float">
            <text:p>0.2676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373" calcext:value-type="float">
            <text:p>0.925373</text:p>
          </table:table-cell>
          <table:table-cell office:value-type="float" office:value="0.925424" calcext:value-type="float">
            <text:p>0.925424</text:p>
          </table:table-cell>
          <table:table-cell table:number-columns-repeated="3" office:value-type="float" office:value="0.925428" calcext:value-type="float">
            <text:p>0.925428</text:p>
          </table:table-cell>
          <table:table-cell table:number-columns-repeated="2" office:value-type="float" office:value="0.92542" calcext:value-type="float">
            <text:p>0.92542</text:p>
          </table:table-cell>
          <table:table-cell office:value-type="float" office:value="0.925428" calcext:value-type="float">
            <text:p>0.9254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512" calcext:value-type="float">
            <text:p>0.923512</text:p>
          </table:table-cell>
          <table:table-cell table:number-columns-repeated="2" office:value-type="float" office:value="0.923589" calcext:value-type="float">
            <text:p>0.923589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606" calcext:value-type="float">
            <text:p>0.923606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606" calcext:value-type="float">
            <text:p>0.92360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8443" calcext:value-type="float">
            <text:p>0.238443</text:p>
          </table:table-cell>
          <table:table-cell office:value-type="float" office:value="0.240719" calcext:value-type="float">
            <text:p>0.240719</text:p>
          </table:table-cell>
          <table:table-cell office:value-type="float" office:value="0.24079" calcext:value-type="float">
            <text:p>0.24079</text:p>
          </table:table-cell>
          <table:table-cell office:value-type="float" office:value="0.239044" calcext:value-type="float">
            <text:p>0.239044</text:p>
          </table:table-cell>
          <table:table-cell office:value-type="float" office:value="0.239956" calcext:value-type="float">
            <text:p>0.239956</text:p>
          </table:table-cell>
          <table:table-cell office:value-type="float" office:value="0.241444" calcext:value-type="float">
            <text:p>0.241444</text:p>
          </table:table-cell>
          <table:table-cell office:value-type="float" office:value="0.240791" calcext:value-type="float">
            <text:p>0.240791</text:p>
          </table:table-cell>
          <table:table-cell office:value-type="float" office:value="0.240921" calcext:value-type="float">
            <text:p>0.2409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39" calcext:value-type="float">
            <text:p>0.925439</text:p>
          </table:table-cell>
          <table:table-cell table:number-columns-repeated="2" office:value-type="float" office:value="0.923693" calcext:value-type="float">
            <text:p>0.923693</text:p>
          </table:table-cell>
          <table:table-cell office:value-type="float" office:value="0.924255" calcext:value-type="float">
            <text:p>0.924255</text:p>
          </table:table-cell>
          <table:table-cell office:value-type="float" office:value="0.923919" calcext:value-type="float">
            <text:p>0.923919</text:p>
          </table:table-cell>
          <table:table-cell office:value-type="float" office:value="0.923357" calcext:value-type="float">
            <text:p>0.923357</text:p>
          </table:table-cell>
          <table:table-cell office:value-type="float" office:value="0.923627" calcext:value-type="float">
            <text:p>0.923627</text:p>
          </table:table-cell>
          <table:table-cell office:value-type="float" office:value="0.923587" calcext:value-type="float">
            <text:p>0.9235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0572" calcext:value-type="float">
            <text:p>0.920572</text:p>
          </table:table-cell>
          <table:table-cell office:value-type="float" office:value="0.920538" calcext:value-type="float">
            <text:p>0.920538</text:p>
          </table:table-cell>
          <table:table-cell office:value-type="float" office:value="0.921416" calcext:value-type="float">
            <text:p>0.921416</text:p>
          </table:table-cell>
          <table:table-cell office:value-type="float" office:value="0.920972" calcext:value-type="float">
            <text:p>0.920972</text:p>
          </table:table-cell>
          <table:table-cell office:value-type="float" office:value="0.920418" calcext:value-type="float">
            <text:p>0.920418</text:p>
          </table:table-cell>
          <table:table-cell office:value-type="float" office:value="0.92064" calcext:value-type="float">
            <text:p>0.92064</text:p>
          </table:table-cell>
          <table:table-cell office:value-type="float" office:value="0.920691" calcext:value-type="float">
            <text:p>0.92069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53701" calcext:value-type="float">
            <text:p>0.253701</text:p>
          </table:table-cell>
          <table:table-cell office:value-type="float" office:value="0.243744" calcext:value-type="float">
            <text:p>0.243744</text:p>
          </table:table-cell>
          <table:table-cell office:value-type="float" office:value="0.244112" calcext:value-type="float">
            <text:p>0.244112</text:p>
          </table:table-cell>
          <table:table-cell office:value-type="float" office:value="0.242618" calcext:value-type="float">
            <text:p>0.242618</text:p>
          </table:table-cell>
          <table:table-cell office:value-type="float" office:value="0.24027" calcext:value-type="float">
            <text:p>0.24027</text:p>
          </table:table-cell>
          <table:table-cell office:value-type="float" office:value="0.238424" calcext:value-type="float">
            <text:p>0.238424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38461" calcext:value-type="float">
            <text:p>0.2384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362" calcext:value-type="float">
            <text:p>0.925362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282" calcext:value-type="float">
            <text:p>0.925282</text:p>
          </table:table-cell>
          <table:table-cell office:value-type="float" office:value="0.925187" calcext:value-type="float">
            <text:p>0.925187</text:p>
          </table:table-cell>
          <table:table-cell office:value-type="float" office:value="0.925179" calcext:value-type="float">
            <text:p>0.925179</text:p>
          </table:table-cell>
          <table:table-cell office:value-type="float" office:value="0.925172" calcext:value-type="float">
            <text:p>0.9251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23" calcext:value-type="float">
            <text:p>0.923623</text:p>
          </table:table-cell>
          <table:table-cell office:value-type="float" office:value="0.923427" calcext:value-type="float">
            <text:p>0.923427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23419" calcext:value-type="float">
            <text:p>0.923419</text:p>
          </table:table-cell>
          <table:table-cell office:value-type="float" office:value="0.923274" calcext:value-type="float">
            <text:p>0.923274</text:p>
          </table:table-cell>
          <table:table-cell office:value-type="float" office:value="0.923188" calcext:value-type="float">
            <text:p>0.923188</text:p>
          </table:table-cell>
          <table:table-cell office:value-type="float" office:value="0.923205" calcext:value-type="float">
            <text:p>0.923205</text:p>
          </table:table-cell>
          <table:table-cell office:value-type="float" office:value="0.923214" calcext:value-type="float">
            <text:p>0.92321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0.235363" calcext:value-type="float">
            <text:p>0.235363</text:p>
          </table:table-cell>
          <table:table-cell office:value-type="float" office:value="0.235287" calcext:value-type="float">
            <text:p>0.235287</text:p>
          </table:table-cell>
          <table:table-cell office:value-type="float" office:value="0.235324" calcext:value-type="float">
            <text:p>0.235324</text:p>
          </table:table-cell>
          <table:table-cell office:value-type="float" office:value="0.236631" calcext:value-type="float">
            <text:p>0.236631</text:p>
          </table:table-cell>
          <table:table-cell office:value-type="float" office:value="0.23563" calcext:value-type="float">
            <text:p>0.2356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238034" calcext:value-type="float">
            <text:p>0.2380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75" calcext:value-type="float">
            <text:p>0.925475</text:p>
          </table:table-cell>
          <table:table-cell office:value-type="float" office:value="0.925121" calcext:value-type="float">
            <text:p>0.925121</text:p>
          </table:table-cell>
          <table:table-cell office:value-type="float" office:value="0.925183" calcext:value-type="float">
            <text:p>0.925183</text:p>
          </table:table-cell>
          <table:table-cell office:value-type="float" office:value="0.925081" calcext:value-type="float">
            <text:p>0.925081</text:p>
          </table:table-cell>
          <table:table-cell office:value-type="float" office:value="0.924792" calcext:value-type="float">
            <text:p>0.924792</text:p>
          </table:table-cell>
          <table:table-cell office:value-type="float" office:value="0.924924" calcext:value-type="float">
            <text:p>0.924924</text:p>
          </table:table-cell>
          <table:table-cell office:value-type="float" office:value="0.925464" calcext:value-type="float">
            <text:p>0.925464</text:p>
          </table:table-cell>
          <table:table-cell office:value-type="float" office:value="0.925461" calcext:value-type="float">
            <text:p>0.9254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2318" calcext:value-type="float">
            <text:p>0.92318</text:p>
          </table:table-cell>
          <table:table-cell office:value-type="float" office:value="0.922975" calcext:value-type="float">
            <text:p>0.922975</text:p>
          </table:table-cell>
          <table:table-cell office:value-type="float" office:value="0.922259" calcext:value-type="float">
            <text:p>0.922259</text:p>
          </table:table-cell>
          <table:table-cell office:value-type="float" office:value="0.922634" calcext:value-type="float">
            <text:p>0.922634</text:p>
          </table:table-cell>
          <table:table-cell office:value-type="float" office:value="0.923504" calcext:value-type="float">
            <text:p>0.923504</text:p>
          </table:table-cell>
          <table:table-cell office:value-type="float" office:value="0.923538" calcext:value-type="float">
            <text:p>0.92353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0395" calcext:value-type="float">
            <text:p>0.240395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57747" calcext:value-type="float">
            <text:p>0.257747</text:p>
          </table:table-cell>
          <table:table-cell office:value-type="float" office:value="0.257106" calcext:value-type="float">
            <text:p>0.257106</text:p>
          </table:table-cell>
          <table:table-cell office:value-type="float" office:value="0.254886" calcext:value-type="float">
            <text:p>0.254886</text:p>
          </table:table-cell>
          <table:table-cell office:value-type="float" office:value="0.249326" calcext:value-type="float">
            <text:p>0.249326</text:p>
          </table:table-cell>
          <table:table-cell office:value-type="float" office:value="0.243831" calcext:value-type="float">
            <text:p>0.243831</text:p>
          </table:table-cell>
          <table:table-cell office:value-type="float" office:value="0.245734" calcext:value-type="float">
            <text:p>0.2457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2" calcext:value-type="float">
            <text:p>0.92542</text:p>
          </table:table-cell>
          <table:table-cell table:number-columns-repeated="2" office:value-type="float" office:value="0.925439" calcext:value-type="float">
            <text:p>0.925439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46" calcext:value-type="float">
            <text:p>0.925446</text:p>
          </table:table-cell>
          <table:table-cell table:number-columns-repeated="2" office:value-type="float" office:value="0.925464" calcext:value-type="float">
            <text:p>0.925464</text:p>
          </table:table-cell>
          <table:table-cell office:value-type="float" office:value="0.925493" calcext:value-type="float">
            <text:p>0.9254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8" calcext:value-type="float">
            <text:p>0.92358</text:p>
          </table:table-cell>
          <table:table-cell table:number-columns-repeated="4" office:value-type="float" office:value="0.92364" calcext:value-type="float">
            <text:p>0.92364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58" calcext:value-type="float">
            <text:p>0.9235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0.235734" calcext:value-type="float">
            <text:p>0.235734</text:p>
          </table:table-cell>
          <table:table-cell office:value-type="float" office:value="0.236071" calcext:value-type="float">
            <text:p>0.236071</text:p>
          </table:table-cell>
          <table:table-cell office:value-type="float" office:value="0.238085" calcext:value-type="float">
            <text:p>0.238085</text:p>
          </table:table-cell>
          <table:table-cell office:value-type="float" office:value="0.236832" calcext:value-type="float">
            <text:p>0.236832</text:p>
          </table:table-cell>
          <table:table-cell office:value-type="float" office:value="0.236778" calcext:value-type="float">
            <text:p>0.236778</text:p>
          </table:table-cell>
          <table:table-cell office:value-type="float" office:value="0.238292" calcext:value-type="float">
            <text:p>0.238292</text:p>
          </table:table-cell>
          <table:table-cell office:value-type="float" office:value="0.235327" calcext:value-type="float">
            <text:p>0.2353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366" calcext:value-type="float">
            <text:p>0.925366</text:p>
          </table:table-cell>
          <table:table-cell office:value-type="float" office:value="0.925019" calcext:value-type="float">
            <text:p>0.925019</text:p>
          </table:table-cell>
          <table:table-cell office:value-type="float" office:value="0.924913" calcext:value-type="float">
            <text:p>0.924913</text:p>
          </table:table-cell>
          <table:table-cell office:value-type="float" office:value="0.924427" calcext:value-type="float">
            <text:p>0.924427</text:p>
          </table:table-cell>
          <table:table-cell office:value-type="float" office:value="0.924788" calcext:value-type="float">
            <text:p>0.924788</text:p>
          </table:table-cell>
          <table:table-cell office:value-type="float" office:value="0.924766" calcext:value-type="float">
            <text:p>0.924766</text:p>
          </table:table-cell>
          <table:table-cell office:value-type="float" office:value="0.924533" calcext:value-type="float">
            <text:p>0.924533</text:p>
          </table:table-cell>
          <table:table-cell office:value-type="float" office:value="0.925146" calcext:value-type="float">
            <text:p>0.9251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2958" calcext:value-type="float">
            <text:p>0.922958</text:p>
          </table:table-cell>
          <table:table-cell office:value-type="float" office:value="0.922822" calcext:value-type="float">
            <text:p>0.922822</text:p>
          </table:table-cell>
          <table:table-cell office:value-type="float" office:value="0.922686" calcext:value-type="float">
            <text:p>0.922686</text:p>
          </table:table-cell>
          <table:table-cell office:value-type="float" office:value="0.921603" calcext:value-type="float">
            <text:p>0.921603</text:p>
          </table:table-cell>
          <table:table-cell office:value-type="float" office:value="0.922268" calcext:value-type="float">
            <text:p>0.922268</text:p>
          </table:table-cell>
          <table:table-cell office:value-type="float" office:value="0.922259" calcext:value-type="float">
            <text:p>0.922259</text:p>
          </table:table-cell>
          <table:table-cell office:value-type="float" office:value="0.921663" calcext:value-type="float">
            <text:p>0.921663</text:p>
          </table:table-cell>
          <table:table-cell office:value-type="float" office:value="0.922924" calcext:value-type="float">
            <text:p>0.92292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0.259815" calcext:value-type="float">
            <text:p>0.259815</text:p>
          </table:table-cell>
          <table:table-cell office:value-type="float" office:value="0.26026" calcext:value-type="float">
            <text:p>0.26026</text:p>
          </table:table-cell>
          <table:table-cell office:value-type="float" office:value="0.259588" calcext:value-type="float">
            <text:p>0.259588</text:p>
          </table:table-cell>
          <table:table-cell office:value-type="float" office:value="0.260036" calcext:value-type="float">
            <text:p>0.260036</text:p>
          </table:table-cell>
          <table:table-cell office:value-type="float" office:value="0.260052" calcext:value-type="float">
            <text:p>0.260052</text:p>
          </table:table-cell>
          <table:table-cell office:value-type="float" office:value="0.26096" calcext:value-type="float">
            <text:p>0.26096</text:p>
          </table:table-cell>
          <table:table-cell office:value-type="float" office:value="0.250465" calcext:value-type="float">
            <text:p>0.2504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4032" calcext:value-type="float">
            <text:p>0.924032</text:p>
          </table:table-cell>
          <table:table-cell table:number-columns-repeated="2" office:value-type="float" office:value="0.925431" calcext:value-type="float">
            <text:p>0.925431</text:p>
          </table:table-cell>
          <table:table-cell office:value-type="float" office:value="0.925428" calcext:value-type="float">
            <text:p>0.925428</text:p>
          </table:table-cell>
          <table:table-cell table:number-columns-repeated="3" office:value-type="float" office:value="0.925431" calcext:value-type="float">
            <text:p>0.925431</text:p>
          </table:table-cell>
          <table:table-cell office:value-type="float" office:value="0.925424" calcext:value-type="float">
            <text:p>0.9254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0239" calcext:value-type="float">
            <text:p>0.920239</text:p>
          </table:table-cell>
          <table:table-cell table:number-columns-repeated="2" office:value-type="float" office:value="0.923623" calcext:value-type="float">
            <text:p>0.923623</text:p>
          </table:table-cell>
          <table:table-cell table:number-columns-repeated="4" office:value-type="float" office:value="0.923632" calcext:value-type="float">
            <text:p>0.923632</text:p>
          </table:table-cell>
          <table:table-cell office:value-type="float" office:value="0.923606" calcext:value-type="float">
            <text:p>0.92360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4149" calcext:value-type="float">
            <text:p>0.244149</text:p>
          </table:table-cell>
          <table:table-cell office:value-type="float" office:value="0.255408" calcext:value-type="float">
            <text:p>0.255408</text:p>
          </table:table-cell>
          <table:table-cell office:value-type="float" office:value="0.255797" calcext:value-type="float">
            <text:p>0.255797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0.254611" calcext:value-type="float">
            <text:p>0.254611</text:p>
          </table:table-cell>
          <table:table-cell office:value-type="float" office:value="0.25829" calcext:value-type="float">
            <text:p>0.25829</text:p>
          </table:table-cell>
          <table:table-cell office:value-type="float" office:value="0.261182" calcext:value-type="float">
            <text:p>0.261182</text:p>
          </table:table-cell>
          <table:table-cell office:value-type="float" office:value="0.243328" calcext:value-type="float">
            <text:p>0.2433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13" calcext:value-type="float">
            <text:p>0.925413</text:p>
          </table:table-cell>
          <table:table-cell office:value-type="float" office:value="0.925424" calcext:value-type="float">
            <text:p>0.925424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28" calcext:value-type="float">
            <text:p>0.925428</text:p>
          </table:table-cell>
          <table:table-cell table:number-columns-repeated="3" office:value-type="float" office:value="0.925431" calcext:value-type="float">
            <text:p>0.9254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32" calcext:value-type="float">
            <text:p>0.923632</text:p>
          </table:table-cell>
          <table:table-cell table:number-columns-repeated="2" office:value-type="float" office:value="0.923572" calcext:value-type="float">
            <text:p>0.923572</text:p>
          </table:table-cell>
          <table:table-cell table:number-columns-repeated="2" office:value-type="float" office:value="0.923555" calcext:value-type="float">
            <text:p>0.923555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521" calcext:value-type="float">
            <text:p>0.92352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238196" calcext:value-type="float">
            <text:p>0.238196</text:p>
          </table:table-cell>
          <table:table-cell office:value-type="float" office:value="0.237591" calcext:value-type="float">
            <text:p>0.237591</text:p>
          </table:table-cell>
          <table:table-cell office:value-type="float" office:value="0.23681" calcext:value-type="float">
            <text:p>0.23681</text:p>
          </table:table-cell>
          <table:table-cell office:value-type="float" office:value="0.236716" calcext:value-type="float">
            <text:p>0.236716</text:p>
          </table:table-cell>
          <table:table-cell office:value-type="float" office:value="0.238526" calcext:value-type="float">
            <text:p>0.238526</text:p>
          </table:table-cell>
          <table:table-cell office:value-type="float" office:value="0.236134" calcext:value-type="float">
            <text:p>0.236134</text:p>
          </table:table-cell>
          <table:table-cell office:value-type="float" office:value="0.236165" calcext:value-type="float">
            <text:p>0.2361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03" calcext:value-type="float">
            <text:p>0.925303</text:p>
          </table:table-cell>
          <table:table-cell office:value-type="float" office:value="0.925355" calcext:value-type="float">
            <text:p>0.925355</text:p>
          </table:table-cell>
          <table:table-cell office:value-type="float" office:value="0.925336" calcext:value-type="float">
            <text:p>0.925336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25384" calcext:value-type="float">
            <text:p>0.925384</text:p>
          </table:table-cell>
          <table:table-cell office:value-type="float" office:value="0.924617" calcext:value-type="float">
            <text:p>0.924617</text:p>
          </table:table-cell>
          <table:table-cell office:value-type="float" office:value="0.924573" calcext:value-type="float">
            <text:p>0.924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231" calcext:value-type="float">
            <text:p>0.923231</text:p>
          </table:table-cell>
          <table:table-cell office:value-type="float" office:value="0.923222" calcext:value-type="float">
            <text:p>0.923222</text:p>
          </table:table-cell>
          <table:table-cell office:value-type="float" office:value="0.923129" calcext:value-type="float">
            <text:p>0.923129</text:p>
          </table:table-cell>
          <table:table-cell office:value-type="float" office:value="0.923061" calcext:value-type="float">
            <text:p>0.923061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23265" calcext:value-type="float">
            <text:p>0.923265</text:p>
          </table:table-cell>
          <table:table-cell office:value-type="float" office:value="0.922046" calcext:value-type="float">
            <text:p>0.922046</text:p>
          </table:table-cell>
          <table:table-cell office:value-type="float" office:value="0.922097" calcext:value-type="float">
            <text:p>0.92209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9075" calcext:value-type="float">
            <text:p>0.239075</text:p>
          </table:table-cell>
          <table:table-cell office:value-type="float" office:value="0.257733" calcext:value-type="float">
            <text:p>0.257733</text:p>
          </table:table-cell>
          <table:table-cell office:value-type="float" office:value="0.257997" calcext:value-type="float">
            <text:p>0.257997</text:p>
          </table:table-cell>
          <table:table-cell office:value-type="float" office:value="0.257017" calcext:value-type="float">
            <text:p>0.257017</text:p>
          </table:table-cell>
          <table:table-cell office:value-type="float" office:value="0.257306" calcext:value-type="float">
            <text:p>0.257306</text:p>
          </table:table-cell>
          <table:table-cell office:value-type="float" office:value="0.253003" calcext:value-type="float">
            <text:p>0.253003</text:p>
          </table:table-cell>
          <table:table-cell office:value-type="float" office:value="0.243542" calcext:value-type="float">
            <text:p>0.243542</text:p>
          </table:table-cell>
          <table:table-cell office:value-type="float" office:value="0.244451" calcext:value-type="float">
            <text:p>0.2444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4153" calcext:value-type="float">
            <text:p>0.924153</text:p>
          </table:table-cell>
          <table:table-cell office:value-type="float" office:value="0.925417" calcext:value-type="float">
            <text:p>0.925417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925417" calcext:value-type="float">
            <text:p>0.925417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31" calcext:value-type="float">
            <text:p>0.9254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146" calcext:value-type="float">
            <text:p>0.920146</text:p>
          </table:table-cell>
          <table:table-cell table:number-columns-repeated="2" office:value-type="float" office:value="0.923606" calcext:value-type="float">
            <text:p>0.923606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589" calcext:value-type="float">
            <text:p>0.92358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240272" calcext:value-type="float">
            <text:p>0.240272</text:p>
          </table:table-cell>
          <table:table-cell office:value-type="float" office:value="0.240941" calcext:value-type="float">
            <text:p>0.240941</text:p>
          </table:table-cell>
          <table:table-cell office:value-type="float" office:value="0.240785" calcext:value-type="float">
            <text:p>0.240785</text:p>
          </table:table-cell>
          <table:table-cell office:value-type="float" office:value="0.242665" calcext:value-type="float">
            <text:p>0.242665</text:p>
          </table:table-cell>
          <table:table-cell office:value-type="float" office:value="0.240256" calcext:value-type="float">
            <text:p>0.240256</text:p>
          </table:table-cell>
          <table:table-cell office:value-type="float" office:value="0.242355" calcext:value-type="float">
            <text:p>0.242355</text:p>
          </table:table-cell>
          <table:table-cell office:value-type="float" office:value="0.237577" calcext:value-type="float">
            <text:p>0.2375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4408" calcext:value-type="float">
            <text:p>0.924408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25358" calcext:value-type="float">
            <text:p>0.925358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0.925369" calcext:value-type="float">
            <text:p>0.925369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278" calcext:value-type="float">
            <text:p>0.9252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1092" calcext:value-type="float">
            <text:p>0.921092</text:p>
          </table:table-cell>
          <table:table-cell office:value-type="float" office:value="0.923436" calcext:value-type="float">
            <text:p>0.923436</text:p>
          </table:table-cell>
          <table:table-cell office:value-type="float" office:value="0.92341" calcext:value-type="float">
            <text:p>0.92341</text:p>
          </table:table-cell>
          <table:table-cell office:value-type="float" office:value="0.923461" calcext:value-type="float">
            <text:p>0.923461</text:p>
          </table:table-cell>
          <table:table-cell office:value-type="float" office:value="0.92347" calcext:value-type="float">
            <text:p>0.92347</text:p>
          </table:table-cell>
          <table:table-cell office:value-type="float" office:value="0.923436" calcext:value-type="float">
            <text:p>0.923436</text:p>
          </table:table-cell>
          <table:table-cell office:value-type="float" office:value="0.923495" calcext:value-type="float">
            <text:p>0.923495</text:p>
          </table:table-cell>
          <table:table-cell office:value-type="float" office:value="0.923359" calcext:value-type="float">
            <text:p>0.92335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5132" calcext:value-type="float">
            <text:p>0.235132</text:p>
          </table:table-cell>
          <table:table-cell office:value-type="float" office:value="0.242378" calcext:value-type="float">
            <text:p>0.242378</text:p>
          </table:table-cell>
          <table:table-cell office:value-type="float" office:value="0.241846" calcext:value-type="float">
            <text:p>0.241846</text:p>
          </table:table-cell>
          <table:table-cell office:value-type="float" office:value="0.242328" calcext:value-type="float">
            <text:p>0.242328</text:p>
          </table:table-cell>
          <table:table-cell office:value-type="float" office:value="0.238635" calcext:value-type="float">
            <text:p>0.238635</text:p>
          </table:table-cell>
          <table:table-cell office:value-type="float" office:value="0.23771" calcext:value-type="float">
            <text:p>0.23771</text:p>
          </table:table-cell>
          <table:table-cell office:value-type="float" office:value="0.234992" calcext:value-type="float">
            <text:p>0.234992</text:p>
          </table:table-cell>
          <table:table-cell office:value-type="float" office:value="0.235813" calcext:value-type="float">
            <text:p>0.2358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5373" calcext:value-type="float">
            <text:p>0.925373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5216" calcext:value-type="float">
            <text:p>0.925216</text:p>
          </table:table-cell>
          <table:table-cell office:value-type="float" office:value="0.924346" calcext:value-type="float">
            <text:p>0.924346</text:p>
          </table:table-cell>
          <table:table-cell office:value-type="float" office:value="0.923967" calcext:value-type="float">
            <text:p>0.9239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106" calcext:value-type="float">
            <text:p>0.922106</text:p>
          </table:table-cell>
          <table:table-cell office:value-type="float" office:value="0.92347" calcext:value-type="float">
            <text:p>0.92347</text:p>
          </table:table-cell>
          <table:table-cell office:value-type="float" office:value="0.923461" calcext:value-type="float">
            <text:p>0.923461</text:p>
          </table:table-cell>
          <table:table-cell office:value-type="float" office:value="0.923453" calcext:value-type="float">
            <text:p>0.923453</text:p>
          </table:table-cell>
          <table:table-cell office:value-type="float" office:value="0.923342" calcext:value-type="float">
            <text:p>0.923342</text:p>
          </table:table-cell>
          <table:table-cell office:value-type="float" office:value="0.923205" calcext:value-type="float">
            <text:p>0.923205</text:p>
          </table:table-cell>
          <table:table-cell office:value-type="float" office:value="0.921586" calcext:value-type="float">
            <text:p>0.921586</text:p>
          </table:table-cell>
          <table:table-cell office:value-type="float" office:value="0.921075" calcext:value-type="float">
            <text:p>0.92107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239857" calcext:value-type="float">
            <text:p>0.239857</text:p>
          </table:table-cell>
          <table:table-cell office:value-type="float" office:value="0.238852" calcext:value-type="float">
            <text:p>0.238852</text:p>
          </table:table-cell>
          <table:table-cell office:value-type="float" office:value="0.23962" calcext:value-type="float">
            <text:p>0.23962</text:p>
          </table:table-cell>
          <table:table-cell office:value-type="float" office:value="0.238457" calcext:value-type="float">
            <text:p>0.238457</text:p>
          </table:table-cell>
          <table:table-cell office:value-type="float" office:value="0.23992" calcext:value-type="float">
            <text:p>0.23992</text:p>
          </table:table-cell>
          <table:table-cell office:value-type="float" office:value="0.235348" calcext:value-type="float">
            <text:p>0.235348</text:p>
          </table:table-cell>
          <table:table-cell office:value-type="float" office:value="0.237202" calcext:value-type="float">
            <text:p>0.2372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3404" calcext:value-type="float">
            <text:p>0.923404</text:p>
          </table:table-cell>
          <table:table-cell office:value-type="float" office:value="0.925318" calcext:value-type="float">
            <text:p>0.925318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5322" calcext:value-type="float">
            <text:p>0.925322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5351" calcext:value-type="float">
            <text:p>0.925351</text:p>
          </table:table-cell>
          <table:table-cell office:value-type="float" office:value="0.924796" calcext:value-type="float">
            <text:p>0.924796</text:p>
          </table:table-cell>
          <table:table-cell office:value-type="float" office:value="0.924226" calcext:value-type="float">
            <text:p>0.9242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18969" calcext:value-type="float">
            <text:p>0.918969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23359" calcext:value-type="float">
            <text:p>0.923359</text:p>
          </table:table-cell>
          <table:table-cell office:value-type="float" office:value="0.923393" calcext:value-type="float">
            <text:p>0.923393</text:p>
          </table:table-cell>
          <table:table-cell office:value-type="float" office:value="0.923359" calcext:value-type="float">
            <text:p>0.923359</text:p>
          </table:table-cell>
          <table:table-cell office:value-type="float" office:value="0.923427" calcext:value-type="float">
            <text:p>0.923427</text:p>
          </table:table-cell>
          <table:table-cell office:value-type="float" office:value="0.922328" calcext:value-type="float">
            <text:p>0.922328</text:p>
          </table:table-cell>
          <table:table-cell office:value-type="float" office:value="0.921254" calcext:value-type="float">
            <text:p>0.921254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234454" calcext:value-type="float">
            <text:p>0.234454</text:p>
          </table:table-cell>
          <table:table-cell office:value-type="float" office:value="0.234427" calcext:value-type="float">
            <text:p>0.234427</text:p>
          </table:table-cell>
          <table:table-cell office:value-type="float" office:value="0.234259" calcext:value-type="float">
            <text:p>0.234259</text:p>
          </table:table-cell>
          <table:table-cell office:value-type="float" office:value="0.234091" calcext:value-type="float">
            <text:p>0.234091</text:p>
          </table:table-cell>
          <table:table-cell office:value-type="float" office:value="0.234287" calcext:value-type="float">
            <text:p>0.234287</text:p>
          </table:table-cell>
          <table:table-cell office:value-type="float" office:value="0.234067" calcext:value-type="float">
            <text:p>0.234067</text:p>
          </table:table-cell>
          <table:table-cell office:value-type="float" office:value="0.234659" calcext:value-type="float">
            <text:p>0.2346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15466" calcext:value-type="float">
            <text:p>0.915466</text:p>
          </table:table-cell>
          <table:table-cell office:value-type="float" office:value="0.925092" calcext:value-type="float">
            <text:p>0.925092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0.924953" calcext:value-type="float">
            <text:p>0.924953</text:p>
          </table:table-cell>
          <table:table-cell office:value-type="float" office:value="0.924883" calcext:value-type="float">
            <text:p>0.924883</text:p>
          </table:table-cell>
          <table:table-cell office:value-type="float" office:value="0.924734" calcext:value-type="float">
            <text:p>0.924734</text:p>
          </table:table-cell>
          <table:table-cell office:value-type="float" office:value="0.924792" calcext:value-type="float">
            <text:p>0.924792</text:p>
          </table:table-cell>
          <table:table-cell office:value-type="float" office:value="0.924478" calcext:value-type="float">
            <text:p>0.9244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7" calcext:value-type="float">
            <text:p>0.908997</text:p>
          </table:table-cell>
          <table:table-cell office:value-type="float" office:value="0.922609" calcext:value-type="float">
            <text:p>0.922609</text:p>
          </table:table-cell>
          <table:table-cell office:value-type="float" office:value="0.922566" calcext:value-type="float">
            <text:p>0.922566</text:p>
          </table:table-cell>
          <table:table-cell office:value-type="float" office:value="0.922404" calcext:value-type="float">
            <text:p>0.922404</text:p>
          </table:table-cell>
          <table:table-cell office:value-type="float" office:value="0.922174" calcext:value-type="float">
            <text:p>0.922174</text:p>
          </table:table-cell>
          <table:table-cell office:value-type="float" office:value="0.921765" calcext:value-type="float">
            <text:p>0.921765</text:p>
          </table:table-cell>
          <table:table-cell office:value-type="float" office:value="0.921918" calcext:value-type="float">
            <text:p>0.921918</text:p>
          </table:table-cell>
          <table:table-cell office:value-type="float" office:value="0.921339" calcext:value-type="float">
            <text:p>0.92133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282252" calcext:value-type="float">
            <text:p>0.282252</text:p>
          </table:table-cell>
          <table:table-cell office:value-type="float" office:value="0.282057" calcext:value-type="float">
            <text:p>0.282057</text:p>
          </table:table-cell>
          <table:table-cell office:value-type="float" office:value="0.281721" calcext:value-type="float">
            <text:p>0.281721</text:p>
          </table:table-cell>
          <table:table-cell office:value-type="float" office:value="0.281831" calcext:value-type="float">
            <text:p>0.281831</text:p>
          </table:table-cell>
          <table:table-cell office:value-type="float" office:value="0.28263" calcext:value-type="float">
            <text:p>0.28263</text:p>
          </table:table-cell>
          <table:table-cell office:value-type="float" office:value="0.277016" calcext:value-type="float">
            <text:p>0.277016</text:p>
          </table:table-cell>
          <table:table-cell office:value-type="float" office:value="0.275747" calcext:value-type="float">
            <text:p>0.2757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161" calcext:value-type="float">
            <text:p>0.925161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39" calcext:value-type="float">
            <text:p>0.925439</text:p>
          </table:table-cell>
          <table:table-cell table:number-columns-repeated="2" office:value-type="float" office:value="0.925442" calcext:value-type="float">
            <text:p>0.925442</text:p>
          </table:table-cell>
          <table:table-cell office:value-type="float" office:value="0.925435" calcext:value-type="float">
            <text:p>0.925435</text:p>
          </table:table-cell>
          <table:table-cell table:number-columns-repeated="2" office:value-type="float" office:value="0.925431" calcext:value-type="float">
            <text:p>0.9254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617" calcext:value-type="float">
            <text:p>0.922617</text:p>
          </table:table-cell>
          <table:table-cell table:number-columns-repeated="6" office:value-type="float" office:value="0.923598" calcext:value-type="float">
            <text:p>0.923598</text:p>
          </table:table-cell>
          <table:table-cell office:value-type="float" office:value="0.923589" calcext:value-type="float">
            <text:p>0.92358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29]*[.E30])/[.E28]" office:value-type="float" office:value="0.000365282125649746" calcext:value-type="float">
            <text:p>0.0003652821</text:p>
          </table:table-cell>
          <table:table-cell table:style-name="ce1" table:formula="of:=100*([.F29]*[.F30])/[.F28]" office:value-type="float" office:value="0.0467561120831674" calcext:value-type="float">
            <text:p>0.0467561121</text:p>
          </table:table-cell>
          <table:table-cell table:style-name="ce1" table:formula="of:=100*([.G29]*[.G30])/[.G28]" office:value-type="float" office:value="0.0935122241663349" calcext:value-type="float">
            <text:p>0.0935122242</text:p>
          </table:table-cell>
          <table:table-cell table:style-name="ce1" table:formula="of:=100*([.H29]*[.H30])/[.H28]" office:value-type="float" office:value="0.18702444833267" calcext:value-type="float">
            <text:p>0.1870244483</text:p>
          </table:table-cell>
          <table:table-cell table:style-name="ce1" table:formula="of:=100*([.I29]*[.I30])/[.I28]" office:value-type="float" office:value="0.374048896665339" calcext:value-type="float">
            <text:p>0.3740488967</text:p>
          </table:table-cell>
          <table:table-cell table:style-name="ce1" table:formula="of:=100*([.J29]*[.J30])/[.J28]" office:value-type="float" office:value="0.748097793330679" calcext:value-type="float">
            <text:p>0.7480977933</text:p>
          </table:table-cell>
          <table:table-cell table:style-name="ce1" table:formula="of:=100*([.K29]*[.K30])/[.K28]" office:value-type="float" office:value="1.49619558666136" calcext:value-type="float">
            <text:p>1.4961955867</text:p>
          </table:table-cell>
          <table:table-cell table:style-name="ce1" table:formula="of:=100*([.L29]*[.L30])/[.L2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9]*[.O30])/[.O28]" office:value-type="float" office:value="0.000365282125649746" calcext:value-type="float">
            <text:p>0.0003652821</text:p>
          </table:table-cell>
          <table:table-cell table:style-name="ce1" table:formula="of:=100*([.P29]*[.P30])/[.P28]" office:value-type="float" office:value="0.0467561120831674" calcext:value-type="float">
            <text:p>0.0467561121</text:p>
          </table:table-cell>
          <table:table-cell table:style-name="ce1" table:formula="of:=100*([.Q29]*[.Q30])/[.Q28]" office:value-type="float" office:value="0.0935122241663349" calcext:value-type="float">
            <text:p>0.0935122242</text:p>
          </table:table-cell>
          <table:table-cell table:style-name="ce1" table:formula="of:=100*([.R29]*[.R30])/[.R28]" office:value-type="float" office:value="0.18702444833267" calcext:value-type="float">
            <text:p>0.1870244483</text:p>
          </table:table-cell>
          <table:table-cell table:style-name="ce1" table:formula="of:=100*([.S29]*[.S30])/[.S28]" office:value-type="float" office:value="0.374048896665339" calcext:value-type="float">
            <text:p>0.3740488967</text:p>
          </table:table-cell>
          <table:table-cell table:style-name="ce1" table:formula="of:=100*([.T29]*[.T30])/[.T28]" office:value-type="float" office:value="0.748097793330679" calcext:value-type="float">
            <text:p>0.7480977933</text:p>
          </table:table-cell>
          <table:table-cell table:style-name="ce1" table:formula="of:=100*([.U29]*[.U30])/[.U28]" office:value-type="float" office:value="1.49619558666136" calcext:value-type="float">
            <text:p>1.4961955867</text:p>
          </table:table-cell>
          <table:table-cell table:style-name="ce1" table:formula="of:=100*([.V29]*[.V30])/[.V2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9]*[.Y30])/[.Y28]" office:value-type="float" office:value="0.000365282125649746" calcext:value-type="float">
            <text:p>0.0003652821</text:p>
          </table:table-cell>
          <table:table-cell table:style-name="ce1" table:formula="of:=100*([.Z29]*[.Z30])/[.Z28]" office:value-type="float" office:value="0.0467561120831674" calcext:value-type="float">
            <text:p>0.0467561121</text:p>
          </table:table-cell>
          <table:table-cell table:style-name="ce1" table:formula="of:=100*([.AA29]*[.AA30])/[.AA28]" office:value-type="float" office:value="0.0935122241663349" calcext:value-type="float">
            <text:p>0.0935122242</text:p>
          </table:table-cell>
          <table:table-cell table:style-name="ce1" table:formula="of:=100*([.AB29]*[.AB30])/[.AB28]" office:value-type="float" office:value="0.18702444833267" calcext:value-type="float">
            <text:p>0.1870244483</text:p>
          </table:table-cell>
          <table:table-cell table:style-name="ce1" table:formula="of:=100*([.AC29]*[.AC30])/[.AC28]" office:value-type="float" office:value="0.374048896665339" calcext:value-type="float">
            <text:p>0.3740488967</text:p>
          </table:table-cell>
          <table:table-cell table:style-name="ce1" table:formula="of:=100*([.AD29]*[.AD30])/[.AD28]" office:value-type="float" office:value="0.748097793330679" calcext:value-type="float">
            <text:p>0.7480977933</text:p>
          </table:table-cell>
          <table:table-cell table:style-name="ce1" table:formula="of:=100*([.AE29]*[.AE30])/[.AE28]" office:value-type="float" office:value="1.49619558666136" calcext:value-type="float">
            <text:p>1.4961955867</text:p>
          </table:table-cell>
          <table:table-cell table:style-name="ce1" table:formula="of:=100*([.AF29]*[.AF30])/[.AF28]" office:value-type="float" office:value="2.99239117332272" calcext:value-type="float">
            <text:p>2.99239117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491943" calcext:value-type="float">
            <text:p>0.491943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0.48944" calcext:value-type="float">
            <text:p>0.48944</text:p>
          </table:table-cell>
          <table:table-cell office:value-type="float" office:value="0.478008" calcext:value-type="float">
            <text:p>0.478008</text:p>
          </table:table-cell>
          <table:table-cell office:value-type="float" office:value="0.478046" calcext:value-type="float">
            <text:p>0.478046</text:p>
          </table:table-cell>
          <table:table-cell office:value-type="float" office:value="0.475713" calcext:value-type="float">
            <text:p>0.475713</text:p>
          </table:table-cell>
          <table:table-cell office:value-type="float" office:value="0.476365" calcext:value-type="float">
            <text:p>0.476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89549" calcext:value-type="float">
            <text:p>0.289549</text:p>
          </table:table-cell>
          <table:table-cell office:value-type="float" office:value="0.292713" calcext:value-type="float">
            <text:p>0.292713</text:p>
          </table:table-cell>
          <table:table-cell office:value-type="float" office:value="0.30654" calcext:value-type="float">
            <text:p>0.30654</text:p>
          </table:table-cell>
          <table:table-cell office:value-type="float" office:value="0.258877" calcext:value-type="float">
            <text:p>0.258877</text:p>
          </table:table-cell>
          <table:table-cell office:value-type="float" office:value="0.242316" calcext:value-type="float">
            <text:p>0.242316</text:p>
          </table:table-cell>
          <table:table-cell office:value-type="float" office:value="0.242531" calcext:value-type="float">
            <text:p>0.2425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2429" calcext:value-type="float">
            <text:p>0.922429</text:p>
          </table:table-cell>
          <table:table-cell office:value-type="float" office:value="0.925172" calcext:value-type="float">
            <text:p>0.925172</text:p>
          </table:table-cell>
          <table:table-cell office:value-type="float" office:value="0.925227" calcext:value-type="float">
            <text:p>0.925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18816" calcext:value-type="float">
            <text:p>0.918816</text:p>
          </table:table-cell>
          <table:table-cell office:value-type="float" office:value="0.923163" calcext:value-type="float">
            <text:p>0.923163</text:p>
          </table:table-cell>
          <table:table-cell office:value-type="float" office:value="0.923257" calcext:value-type="float">
            <text:p>0.92325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285701" calcext:value-type="float">
            <text:p>0.285701</text:p>
          </table:table-cell>
          <table:table-cell office:value-type="float" office:value="0.286678" calcext:value-type="float">
            <text:p>0.286678</text:p>
          </table:table-cell>
          <table:table-cell office:value-type="float" office:value="0.293243" calcext:value-type="float">
            <text:p>0.293243</text:p>
          </table:table-cell>
          <table:table-cell office:value-type="float" office:value="0.300314" calcext:value-type="float">
            <text:p>0.300314</text:p>
          </table:table-cell>
          <table:table-cell office:value-type="float" office:value="0.240024" calcext:value-type="float">
            <text:p>0.240024</text:p>
          </table:table-cell>
          <table:table-cell office:value-type="float" office:value="0.242087" calcext:value-type="float">
            <text:p>0.242087</text:p>
          </table:table-cell>
          <table:table-cell office:value-type="float" office:value="0.241797" calcext:value-type="float">
            <text:p>0.2417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28" calcext:value-type="float">
            <text:p>0.92542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785" calcext:value-type="float">
            <text:p>0.924785</text:p>
          </table:table-cell>
          <table:table-cell office:value-type="float" office:value="0.924624" calcext:value-type="float">
            <text:p>0.924624</text:p>
          </table:table-cell>
          <table:table-cell office:value-type="float" office:value="0.924708" calcext:value-type="float">
            <text:p>0.9247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762" calcext:value-type="float">
            <text:p>0.922762</text:p>
          </table:table-cell>
          <table:table-cell office:value-type="float" office:value="0.922472" calcext:value-type="float">
            <text:p>0.922472</text:p>
          </table:table-cell>
          <table:table-cell office:value-type="float" office:value="0.922677" calcext:value-type="float">
            <text:p>0.92267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431309" calcext:value-type="float">
            <text:p>0.431309</text:p>
          </table:table-cell>
          <table:table-cell office:value-type="float" office:value="0.429616" calcext:value-type="float">
            <text:p>0.429616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407472" calcext:value-type="float">
            <text:p>0.407472</text:p>
          </table:table-cell>
          <table:table-cell office:value-type="float" office:value="0.405206" calcext:value-type="float">
            <text:p>0.405206</text:p>
          </table:table-cell>
          <table:table-cell office:value-type="float" office:value="0.240857" calcext:value-type="float">
            <text:p>0.240857</text:p>
          </table:table-cell>
          <table:table-cell office:value-type="float" office:value="0.241127" calcext:value-type="float">
            <text:p>0.241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73" calcext:value-type="float">
            <text:p>0.92473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5417" calcext:value-type="float">
            <text:p>0.925417</text:p>
          </table:table-cell>
          <table:table-cell office:value-type="float" office:value="0.92542" calcext:value-type="float">
            <text:p>0.925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012" calcext:value-type="float">
            <text:p>0.922012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3529" calcext:value-type="float">
            <text:p>0.923529</text:p>
          </table:table-cell>
          <table:table-cell office:value-type="float" office:value="0.923538" calcext:value-type="float">
            <text:p>0.92353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5881" calcext:value-type="float">
            <text:p>0.235881</text:p>
          </table:table-cell>
          <table:table-cell office:value-type="float" office:value="0.313181" calcext:value-type="float">
            <text:p>0.313181</text:p>
          </table:table-cell>
          <table:table-cell office:value-type="float" office:value="0.287162" calcext:value-type="float">
            <text:p>0.287162</text:p>
          </table:table-cell>
          <table:table-cell office:value-type="float" office:value="0.282248" calcext:value-type="float">
            <text:p>0.282248</text:p>
          </table:table-cell>
          <table:table-cell office:value-type="float" office:value="0.288091" calcext:value-type="float">
            <text:p>0.288091</text:p>
          </table:table-cell>
          <table:table-cell office:value-type="float" office:value="0.291284" calcext:value-type="float">
            <text:p>0.291284</text:p>
          </table:table-cell>
          <table:table-cell office:value-type="float" office:value="0.277421" calcext:value-type="float">
            <text:p>0.277421</text:p>
          </table:table-cell>
          <table:table-cell office:value-type="float" office:value="0.276055" calcext:value-type="float">
            <text:p>0.2760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" calcext:value-type="float">
            <text:p>0.92534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04932" calcext:value-type="float">
            <text:p>0.904932</text:p>
          </table:table-cell>
          <table:table-cell office:value-type="float" office:value="0.911441" calcext:value-type="float">
            <text:p>0.911441</text:p>
          </table:table-cell>
          <table:table-cell office:value-type="float" office:value="0.912197" calcext:value-type="float">
            <text:p>0.9121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095" calcext:value-type="float">
            <text:p>0.923095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897951" calcext:value-type="float">
            <text:p>0.897951</text:p>
          </table:table-cell>
          <table:table-cell office:value-type="float" office:value="0.905443" calcext:value-type="float">
            <text:p>0.905443</text:p>
          </table:table-cell>
          <table:table-cell office:value-type="float" office:value="0.906483" calcext:value-type="float">
            <text:p>0.90648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0.477696" calcext:value-type="float">
            <text:p>0.477696</text:p>
          </table:table-cell>
          <table:table-cell office:value-type="float" office:value="0.47908" calcext:value-type="float">
            <text:p>0.47908</text:p>
          </table:table-cell>
          <table:table-cell office:value-type="float" office:value="0.472992" calcext:value-type="float">
            <text:p>0.472992</text:p>
          </table:table-cell>
          <table:table-cell office:value-type="float" office:value="0.473208" calcext:value-type="float">
            <text:p>0.473208</text:p>
          </table:table-cell>
          <table:table-cell office:value-type="float" office:value="0.471018" calcext:value-type="float">
            <text:p>0.471018</text:p>
          </table:table-cell>
          <table:table-cell office:value-type="float" office:value="0.472066" calcext:value-type="float">
            <text:p>0.472066</text:p>
          </table:table-cell>
          <table:table-cell office:value-type="float" office:value="0.47087" calcext:value-type="float">
            <text:p>0.470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373" calcext:value-type="float">
            <text:p>0.92537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512" calcext:value-type="float">
            <text:p>0.92351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8443" calcext:value-type="float">
            <text:p>0.238443</text:p>
          </table:table-cell>
          <table:table-cell office:value-type="float" office:value="0.28157" calcext:value-type="float">
            <text:p>0.28157</text:p>
          </table:table-cell>
          <table:table-cell office:value-type="float" office:value="0.285414" calcext:value-type="float">
            <text:p>0.285414</text:p>
          </table:table-cell>
          <table:table-cell office:value-type="float" office:value="0.281595" calcext:value-type="float">
            <text:p>0.281595</text:p>
          </table:table-cell>
          <table:table-cell office:value-type="float" office:value="0.286558" calcext:value-type="float">
            <text:p>0.286558</text:p>
          </table:table-cell>
          <table:table-cell office:value-type="float" office:value="0.382255" calcext:value-type="float">
            <text:p>0.382255</text:p>
          </table:table-cell>
          <table:table-cell office:value-type="float" office:value="0.255956" calcext:value-type="float">
            <text:p>0.255956</text:p>
          </table:table-cell>
          <table:table-cell office:value-type="float" office:value="0.255404" calcext:value-type="float">
            <text:p>0.2554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5" calcext:value-type="float">
            <text:p>0.92545</text:p>
          </table:table-cell>
          <table:table-cell table:number-columns-repeated="3" office:value-type="float" office:value="0.925446" calcext:value-type="float">
            <text:p>0.925446</text:p>
          </table:table-cell>
          <table:table-cell office:value-type="float" office:value="0.848941" calcext:value-type="float">
            <text:p>0.848941</text:p>
          </table:table-cell>
          <table:table-cell office:value-type="float" office:value="0.919824" calcext:value-type="float">
            <text:p>0.919824</text:p>
          </table:table-cell>
          <table:table-cell office:value-type="float" office:value="0.920241" calcext:value-type="float">
            <text:p>0.92024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839626" calcext:value-type="float">
            <text:p>0.839626</text:p>
          </table:table-cell>
          <table:table-cell office:value-type="float" office:value="0.915679" calcext:value-type="float">
            <text:p>0.915679</text:p>
          </table:table-cell>
          <table:table-cell office:value-type="float" office:value="0.915858" calcext:value-type="float">
            <text:p>0.91585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53701" calcext:value-type="float">
            <text:p>0.253701</text:p>
          </table:table-cell>
          <table:table-cell office:value-type="float" office:value="0.404599" calcext:value-type="float">
            <text:p>0.404599</text:p>
          </table:table-cell>
          <table:table-cell office:value-type="float" office:value="0.407081" calcext:value-type="float">
            <text:p>0.407081</text:p>
          </table:table-cell>
          <table:table-cell office:value-type="float" office:value="0.406425" calcext:value-type="float">
            <text:p>0.406425</text:p>
          </table:table-cell>
          <table:table-cell office:value-type="float" office:value="0.405181" calcext:value-type="float">
            <text:p>0.405181</text:p>
          </table:table-cell>
          <table:table-cell office:value-type="float" office:value="0.404965" calcext:value-type="float">
            <text:p>0.404965</text:p>
          </table:table-cell>
          <table:table-cell office:value-type="float" office:value="0.24096" calcext:value-type="float">
            <text:p>0.24096</text:p>
          </table:table-cell>
          <table:table-cell office:value-type="float" office:value="0.241173" calcext:value-type="float">
            <text:p>0.2411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42" calcext:value-type="float">
            <text:p>0.925442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4441" calcext:value-type="float">
            <text:p>0.924441</text:p>
          </table:table-cell>
          <table:table-cell office:value-type="float" office:value="0.924233" calcext:value-type="float">
            <text:p>0.9242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23" calcext:value-type="float">
            <text:p>0.923623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1808" calcext:value-type="float">
            <text:p>0.921808</text:p>
          </table:table-cell>
          <table:table-cell office:value-type="float" office:value="0.921509" calcext:value-type="float">
            <text:p>0.92150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0.421141" calcext:value-type="float">
            <text:p>0.421141</text:p>
          </table:table-cell>
          <table:table-cell office:value-type="float" office:value="0.41731" calcext:value-type="float">
            <text:p>0.41731</text:p>
          </table:table-cell>
          <table:table-cell office:value-type="float" office:value="0.403518" calcext:value-type="float">
            <text:p>0.403518</text:p>
          </table:table-cell>
          <table:table-cell office:value-type="float" office:value="0.404173" calcext:value-type="float">
            <text:p>0.404173</text:p>
          </table:table-cell>
          <table:table-cell office:value-type="float" office:value="0.402167" calcext:value-type="float">
            <text:p>0.402167</text:p>
          </table:table-cell>
          <table:table-cell office:value-type="float" office:value="0.24002" calcext:value-type="float">
            <text:p>0.24002</text:p>
          </table:table-cell>
          <table:table-cell office:value-type="float" office:value="0.240307" calcext:value-type="float">
            <text:p>0.2403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75" calcext:value-type="float">
            <text:p>0.925475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4175" calcext:value-type="float">
            <text:p>0.924175</text:p>
          </table:table-cell>
          <table:table-cell office:value-type="float" office:value="0.924215" calcext:value-type="float">
            <text:p>0.9242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572" calcext:value-type="float">
            <text:p>0.923572</text:p>
          </table:table-cell>
          <table:table-cell table:number-columns-repeated="2" office:value-type="float" office:value="0.923649" calcext:value-type="float">
            <text:p>0.923649</text:p>
          </table:table-cell>
          <table:table-cell table:number-columns-repeated="2" office:value-type="float" office:value="0.92364" calcext:value-type="float">
            <text:p>0.92364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1322" calcext:value-type="float">
            <text:p>0.921322</text:p>
          </table:table-cell>
          <table:table-cell office:value-type="float" office:value="0.92133" calcext:value-type="float">
            <text:p>0.9213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0395" calcext:value-type="float">
            <text:p>0.240395</text:p>
          </table:table-cell>
          <table:table-cell office:value-type="float" office:value="0.246459" calcext:value-type="float">
            <text:p>0.246459</text:p>
          </table:table-cell>
          <table:table-cell office:value-type="float" office:value="0.756699" calcext:value-type="float">
            <text:p>0.756699</text:p>
          </table:table-cell>
          <table:table-cell office:value-type="float" office:value="0.778106" calcext:value-type="float">
            <text:p>0.778106</text:p>
          </table:table-cell>
          <table:table-cell office:value-type="float" office:value="0.770864" calcext:value-type="float">
            <text:p>0.770864</text:p>
          </table:table-cell>
          <table:table-cell office:value-type="float" office:value="0.252274" calcext:value-type="float">
            <text:p>0.252274</text:p>
          </table:table-cell>
          <table:table-cell office:value-type="float" office:value="0.259949" calcext:value-type="float">
            <text:p>0.259949</text:p>
          </table:table-cell>
          <table:table-cell office:value-type="float" office:value="0.260236" calcext:value-type="float">
            <text:p>0.2602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92542" calcext:value-type="float">
            <text:p>0.92542</text:p>
          </table:table-cell>
          <table:table-cell office:value-type="float" office:value="0.543646" calcext:value-type="float">
            <text:p>0.543646</text:p>
          </table:table-cell>
          <table:table-cell office:value-type="float" office:value="0.529707" calcext:value-type="float">
            <text:p>0.529707</text:p>
          </table:table-cell>
          <table:table-cell office:value-type="float" office:value="0.534207" calcext:value-type="float">
            <text:p>0.534207</text:p>
          </table:table-cell>
          <table:table-cell office:value-type="float" office:value="0.92039" calcext:value-type="float">
            <text:p>0.92039</text:p>
          </table:table-cell>
          <table:table-cell office:value-type="float" office:value="0.917797" calcext:value-type="float">
            <text:p>0.917797</text:p>
          </table:table-cell>
          <table:table-cell office:value-type="float" office:value="0.91749" calcext:value-type="float">
            <text:p>0.917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538781" calcext:value-type="float">
            <text:p>0.538781</text:p>
          </table:table-cell>
          <table:table-cell office:value-type="float" office:value="0.52482" calcext:value-type="float">
            <text:p>0.52482</text:p>
          </table:table-cell>
          <table:table-cell office:value-type="float" office:value="0.528101" calcext:value-type="float">
            <text:p>0.528101</text:p>
          </table:table-cell>
          <table:table-cell office:value-type="float" office:value="0.915892" calcext:value-type="float">
            <text:p>0.915892</text:p>
          </table:table-cell>
          <table:table-cell office:value-type="float" office:value="0.912304" calcext:value-type="float">
            <text:p>0.912304</text:p>
          </table:table-cell>
          <table:table-cell office:value-type="float" office:value="0.911742" calcext:value-type="float">
            <text:p>0.91174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3.36901" calcext:value-type="float">
            <text:p>3.36901</text:p>
          </table:table-cell>
          <table:table-cell office:value-type="float" office:value="3.3112" calcext:value-type="float">
            <text:p>3.3112</text:p>
          </table:table-cell>
          <table:table-cell office:value-type="float" office:value="3.31029" calcext:value-type="float">
            <text:p>3.31029</text:p>
          </table:table-cell>
          <table:table-cell office:value-type="float" office:value="3.32219" calcext:value-type="float">
            <text:p>3.32219</text:p>
          </table:table-cell>
          <table:table-cell office:value-type="float" office:value="0.312588" calcext:value-type="float">
            <text:p>0.312588</text:p>
          </table:table-cell>
          <table:table-cell office:value-type="float" office:value="0.243085" calcext:value-type="float">
            <text:p>0.243085</text:p>
          </table:table-cell>
          <table:table-cell office:value-type="float" office:value="0.243032" calcext:value-type="float">
            <text:p>0.2430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366" calcext:value-type="float">
            <text:p>0.925366</text:p>
          </table:table-cell>
          <table:table-cell office:value-type="float" office:value="0.0759239" calcext:value-type="float">
            <text:p>0.0759239</text:p>
          </table:table-cell>
          <table:table-cell office:value-type="float" office:value="0.0789082" calcext:value-type="float">
            <text:p>0.0789082</text:p>
          </table:table-cell>
          <table:table-cell office:value-type="float" office:value="0.0788388" calcext:value-type="float">
            <text:p>0.0788388</text:p>
          </table:table-cell>
          <table:table-cell office:value-type="float" office:value="0.0791091" calcext:value-type="float">
            <text:p>0.0791091</text:p>
          </table:table-cell>
          <table:table-cell office:value-type="float" office:value="0.895303" calcext:value-type="float">
            <text:p>0.895303</text:p>
          </table:table-cell>
          <table:table-cell office:value-type="float" office:value="0.923072" calcext:value-type="float">
            <text:p>0.923072</text:p>
          </table:table-cell>
          <table:table-cell office:value-type="float" office:value="0.92321" calcext:value-type="float">
            <text:p>0.923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2958" calcext:value-type="float">
            <text:p>0.922958</text:p>
          </table:table-cell>
          <table:table-cell office:value-type="float" office:value="0.0779111" calcext:value-type="float">
            <text:p>0.0779111</text:p>
          </table:table-cell>
          <table:table-cell office:value-type="float" office:value="0.0803914" calcext:value-type="float">
            <text:p>0.0803914</text:p>
          </table:table-cell>
          <table:table-cell office:value-type="float" office:value="0.0804681" calcext:value-type="float">
            <text:p>0.0804681</text:p>
          </table:table-cell>
          <table:table-cell office:value-type="float" office:value="0.0807494" calcext:value-type="float">
            <text:p>0.0807494</text:p>
          </table:table-cell>
          <table:table-cell office:value-type="float" office:value="0.886317" calcext:value-type="float">
            <text:p>0.886317</text:p>
          </table:table-cell>
          <table:table-cell office:value-type="float" office:value="0.919779" calcext:value-type="float">
            <text:p>0.919779</text:p>
          </table:table-cell>
          <table:table-cell office:value-type="float" office:value="0.91983" calcext:value-type="float">
            <text:p>0.9198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432228" calcext:value-type="float">
            <text:p>0.432228</text:p>
          </table:table-cell>
          <table:table-cell office:value-type="float" office:value="0.423603" calcext:value-type="float">
            <text:p>0.423603</text:p>
          </table:table-cell>
          <table:table-cell office:value-type="float" office:value="0.399765" calcext:value-type="float">
            <text:p>0.399765</text:p>
          </table:table-cell>
          <table:table-cell office:value-type="float" office:value="0.399099" calcext:value-type="float">
            <text:p>0.399099</text:p>
          </table:table-cell>
          <table:table-cell office:value-type="float" office:value="0.236457" calcext:value-type="float">
            <text:p>0.236457</text:p>
          </table:table-cell>
          <table:table-cell office:value-type="float" office:value="0.236617" calcext:value-type="float">
            <text:p>0.2366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4032" calcext:value-type="float">
            <text:p>0.924032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5344" calcext:value-type="float">
            <text:p>0.9253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0239" calcext:value-type="float">
            <text:p>0.920239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3018" calcext:value-type="float">
            <text:p>0.923018</text:p>
          </table:table-cell>
          <table:table-cell office:value-type="float" office:value="0.922958" calcext:value-type="float">
            <text:p>0.92295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4149" calcext:value-type="float">
            <text:p>0.244149</text:p>
          </table:table-cell>
          <table:table-cell office:value-type="float" office:value="0.43932" calcext:value-type="float">
            <text:p>0.43932</text:p>
          </table:table-cell>
          <table:table-cell office:value-type="float" office:value="0.440365" calcext:value-type="float">
            <text:p>0.440365</text:p>
          </table:table-cell>
          <table:table-cell office:value-type="float" office:value="0.440313" calcext:value-type="float">
            <text:p>0.440313</text:p>
          </table:table-cell>
          <table:table-cell office:value-type="float" office:value="0.440268" calcext:value-type="float">
            <text:p>0.440268</text:p>
          </table:table-cell>
          <table:table-cell office:value-type="float" office:value="0.396952" calcext:value-type="float">
            <text:p>0.396952</text:p>
          </table:table-cell>
          <table:table-cell office:value-type="float" office:value="0.241901" calcext:value-type="float">
            <text:p>0.241901</text:p>
          </table:table-cell>
          <table:table-cell office:value-type="float" office:value="0.241937" calcext:value-type="float">
            <text:p>0.2419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13" calcext:value-type="float">
            <text:p>0.925413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2348" calcext:value-type="float">
            <text:p>0.922348</text:p>
          </table:table-cell>
          <table:table-cell office:value-type="float" office:value="0.922535" calcext:value-type="float">
            <text:p>0.9225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32" calcext:value-type="float">
            <text:p>0.92363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18884" calcext:value-type="float">
            <text:p>0.918884</text:p>
          </table:table-cell>
          <table:table-cell office:value-type="float" office:value="0.919208" calcext:value-type="float">
            <text:p>0.91920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470258" calcext:value-type="float">
            <text:p>0.470258</text:p>
          </table:table-cell>
          <table:table-cell office:value-type="float" office:value="0.466234" calcext:value-type="float">
            <text:p>0.466234</text:p>
          </table:table-cell>
          <table:table-cell office:value-type="float" office:value="0.464054" calcext:value-type="float">
            <text:p>0.464054</text:p>
          </table:table-cell>
          <table:table-cell office:value-type="float" office:value="0.448862" calcext:value-type="float">
            <text:p>0.448862</text:p>
          </table:table-cell>
          <table:table-cell office:value-type="float" office:value="0.406986" calcext:value-type="float">
            <text:p>0.406986</text:p>
          </table:table-cell>
          <table:table-cell office:value-type="float" office:value="0.273626" calcext:value-type="float">
            <text:p>0.273626</text:p>
          </table:table-cell>
          <table:table-cell office:value-type="float" office:value="0.273582" calcext:value-type="float">
            <text:p>0.2735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03" calcext:value-type="float">
            <text:p>0.92530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231" calcext:value-type="float">
            <text:p>0.923231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606" calcext:value-type="float">
            <text:p>0.92360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9075" calcext:value-type="float">
            <text:p>0.239075</text:p>
          </table:table-cell>
          <table:table-cell office:value-type="float" office:value="0.438001" calcext:value-type="float">
            <text:p>0.438001</text:p>
          </table:table-cell>
          <table:table-cell office:value-type="float" office:value="0.438681" calcext:value-type="float">
            <text:p>0.438681</text:p>
          </table:table-cell>
          <table:table-cell office:value-type="float" office:value="0.437686" calcext:value-type="float">
            <text:p>0.437686</text:p>
          </table:table-cell>
          <table:table-cell office:value-type="float" office:value="0.438066" calcext:value-type="float">
            <text:p>0.438066</text:p>
          </table:table-cell>
          <table:table-cell office:value-type="float" office:value="0.395869" calcext:value-type="float">
            <text:p>0.395869</text:p>
          </table:table-cell>
          <table:table-cell office:value-type="float" office:value="0.236598" calcext:value-type="float">
            <text:p>0.236598</text:p>
          </table:table-cell>
          <table:table-cell office:value-type="float" office:value="0.236284" calcext:value-type="float">
            <text:p>0.2362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4153" calcext:value-type="float">
            <text:p>0.924153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4829" calcext:value-type="float">
            <text:p>0.924829</text:p>
          </table:table-cell>
          <table:table-cell office:value-type="float" office:value="0.924953" calcext:value-type="float">
            <text:p>0.9249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146" calcext:value-type="float">
            <text:p>0.92014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22225" calcext:value-type="float">
            <text:p>0.922225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275246" calcext:value-type="float">
            <text:p>0.275246</text:p>
          </table:table-cell>
          <table:table-cell office:value-type="float" office:value="0.280153" calcext:value-type="float">
            <text:p>0.280153</text:p>
          </table:table-cell>
          <table:table-cell office:value-type="float" office:value="0.283297" calcext:value-type="float">
            <text:p>0.283297</text:p>
          </table:table-cell>
          <table:table-cell office:value-type="float" office:value="0.282146" calcext:value-type="float">
            <text:p>0.282146</text:p>
          </table:table-cell>
          <table:table-cell office:value-type="float" office:value="0.269271" calcext:value-type="float">
            <text:p>0.269271</text:p>
          </table:table-cell>
          <table:table-cell office:value-type="float" office:value="0.257253" calcext:value-type="float">
            <text:p>0.257253</text:p>
          </table:table-cell>
          <table:table-cell office:value-type="float" office:value="0.25547" calcext:value-type="float">
            <text:p>0.255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4408" calcext:value-type="float">
            <text:p>0.924408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11189" calcext:value-type="float">
            <text:p>0.911189</text:p>
          </table:table-cell>
          <table:table-cell office:value-type="float" office:value="0.917457" calcext:value-type="float">
            <text:p>0.917457</text:p>
          </table:table-cell>
          <table:table-cell office:value-type="float" office:value="0.917947" calcext:value-type="float">
            <text:p>0.9179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1092" calcext:value-type="float">
            <text:p>0.921092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04795" calcext:value-type="float">
            <text:p>0.904795</text:p>
          </table:table-cell>
          <table:table-cell office:value-type="float" office:value="0.91129" calcext:value-type="float">
            <text:p>0.91129</text:p>
          </table:table-cell>
          <table:table-cell office:value-type="float" office:value="0.912543" calcext:value-type="float">
            <text:p>0.91254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5132" calcext:value-type="float">
            <text:p>0.235132</text:p>
          </table:table-cell>
          <table:table-cell office:value-type="float" office:value="0.419135" calcext:value-type="float">
            <text:p>0.419135</text:p>
          </table:table-cell>
          <table:table-cell office:value-type="float" office:value="0.413608" calcext:value-type="float">
            <text:p>0.413608</text:p>
          </table:table-cell>
          <table:table-cell office:value-type="float" office:value="0.403629" calcext:value-type="float">
            <text:p>0.403629</text:p>
          </table:table-cell>
          <table:table-cell office:value-type="float" office:value="0.403438" calcext:value-type="float">
            <text:p>0.403438</text:p>
          </table:table-cell>
          <table:table-cell office:value-type="float" office:value="0.405688" calcext:value-type="float">
            <text:p>0.405688</text:p>
          </table:table-cell>
          <table:table-cell office:value-type="float" office:value="0.237607" calcext:value-type="float">
            <text:p>0.237607</text:p>
          </table:table-cell>
          <table:table-cell office:value-type="float" office:value="0.237651" calcext:value-type="float">
            <text:p>0.2376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" calcext:value-type="float">
            <text:p>0.925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5256" calcext:value-type="float">
            <text:p>0.925256</text:p>
          </table:table-cell>
          <table:table-cell office:value-type="float" office:value="0.925322" calcext:value-type="float">
            <text:p>0.9253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106" calcext:value-type="float">
            <text:p>0.92210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2822" calcext:value-type="float">
            <text:p>0.922822</text:p>
          </table:table-cell>
          <table:table-cell office:value-type="float" office:value="0.922779" calcext:value-type="float">
            <text:p>0.92277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424179" calcext:value-type="float">
            <text:p>0.424179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0.429226" calcext:value-type="float">
            <text:p>0.429226</text:p>
          </table:table-cell>
          <table:table-cell office:value-type="float" office:value="0.405894" calcext:value-type="float">
            <text:p>0.405894</text:p>
          </table:table-cell>
          <table:table-cell office:value-type="float" office:value="0.407955" calcext:value-type="float">
            <text:p>0.407955</text:p>
          </table:table-cell>
          <table:table-cell office:value-type="float" office:value="0.249101" calcext:value-type="float">
            <text:p>0.249101</text:p>
          </table:table-cell>
          <table:table-cell office:value-type="float" office:value="0.247756" calcext:value-type="float">
            <text:p>0.2477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3404" calcext:value-type="float">
            <text:p>0.923404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19959" calcext:value-type="float">
            <text:p>0.919959</text:p>
          </table:table-cell>
          <table:table-cell office:value-type="float" office:value="0.920931" calcext:value-type="float">
            <text:p>0.9209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18969" calcext:value-type="float">
            <text:p>0.918969</text:p>
          </table:table-cell>
          <table:table-cell table:number-columns-repeated="3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15432" calcext:value-type="float">
            <text:p>0.915432</text:p>
          </table:table-cell>
          <table:table-cell office:value-type="float" office:value="0.916557" calcext:value-type="float">
            <text:p>0.9165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238762" calcext:value-type="float">
            <text:p>0.238762</text:p>
          </table:table-cell>
          <table:table-cell office:value-type="float" office:value="0.707419" calcext:value-type="float">
            <text:p>0.707419</text:p>
          </table:table-cell>
          <table:table-cell office:value-type="float" office:value="0.69853" calcext:value-type="float">
            <text:p>0.69853</text:p>
          </table:table-cell>
          <table:table-cell office:value-type="float" office:value="0.686942" calcext:value-type="float">
            <text:p>0.686942</text:p>
          </table:table-cell>
          <table:table-cell office:value-type="float" office:value="0.355737" calcext:value-type="float">
            <text:p>0.355737</text:p>
          </table:table-cell>
          <table:table-cell office:value-type="float" office:value="0.294771" calcext:value-type="float">
            <text:p>0.294771</text:p>
          </table:table-cell>
          <table:table-cell office:value-type="float" office:value="0.295843" calcext:value-type="float">
            <text:p>0.2958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15466" calcext:value-type="float">
            <text:p>0.915466</text:p>
          </table:table-cell>
          <table:table-cell office:value-type="float" office:value="0.92504" calcext:value-type="float">
            <text:p>0.92504</text:p>
          </table:table-cell>
          <table:table-cell office:value-type="float" office:value="0.597448" calcext:value-type="float">
            <text:p>0.597448</text:p>
          </table:table-cell>
          <table:table-cell office:value-type="float" office:value="0.604652" calcext:value-type="float">
            <text:p>0.604652</text:p>
          </table:table-cell>
          <table:table-cell office:value-type="float" office:value="0.611409" calcext:value-type="float">
            <text:p>0.611409</text:p>
          </table:table-cell>
          <table:table-cell office:value-type="float" office:value="0.862175" calcext:value-type="float">
            <text:p>0.862175</text:p>
          </table:table-cell>
          <table:table-cell office:value-type="float" office:value="0.899664" calcext:value-type="float">
            <text:p>0.899664</text:p>
          </table:table-cell>
          <table:table-cell office:value-type="float" office:value="0.899613" calcext:value-type="float">
            <text:p>0.8996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7" calcext:value-type="float">
            <text:p>0.908997</text:p>
          </table:table-cell>
          <table:table-cell office:value-type="float" office:value="0.922933" calcext:value-type="float">
            <text:p>0.922933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595358" calcext:value-type="float">
            <text:p>0.595358</text:p>
          </table:table-cell>
          <table:table-cell office:value-type="float" office:value="0.601853" calcext:value-type="float">
            <text:p>0.601853</text:p>
          </table:table-cell>
          <table:table-cell office:value-type="float" office:value="0.849863" calcext:value-type="float">
            <text:p>0.849863</text:p>
          </table:table-cell>
          <table:table-cell office:value-type="float" office:value="0.89126" calcext:value-type="float">
            <text:p>0.89126</text:p>
          </table:table-cell>
          <table:table-cell office:value-type="float" office:value="0.89086" calcext:value-type="float">
            <text:p>0.8908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286294" calcext:value-type="float">
            <text:p>0.286294</text:p>
          </table:table-cell>
          <table:table-cell office:value-type="float" office:value="0.284258" calcext:value-type="float">
            <text:p>0.284258</text:p>
          </table:table-cell>
          <table:table-cell office:value-type="float" office:value="0.29364" calcext:value-type="float">
            <text:p>0.29364</text:p>
          </table:table-cell>
          <table:table-cell office:value-type="float" office:value="0.296089" calcext:value-type="float">
            <text:p>0.296089</text:p>
          </table:table-cell>
          <table:table-cell office:value-type="float" office:value="0.306818" calcext:value-type="float">
            <text:p>0.306818</text:p>
          </table:table-cell>
          <table:table-cell office:value-type="float" office:value="0.240783" calcext:value-type="float">
            <text:p>0.240783</text:p>
          </table:table-cell>
          <table:table-cell office:value-type="float" office:value="0.240592" calcext:value-type="float">
            <text:p>0.240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161" calcext:value-type="float">
            <text:p>0.925161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2" calcext:value-type="float">
            <text:p>0.92542</text:p>
          </table:table-cell>
          <table:table-cell table:number-columns-repeated="2" office:value-type="float" office:value="0.925424" calcext:value-type="float">
            <text:p>0.925424</text:p>
          </table:table-cell>
          <table:table-cell office:value-type="float" office:value="0.897206" calcext:value-type="float">
            <text:p>0.897206</text:p>
          </table:table-cell>
          <table:table-cell office:value-type="float" office:value="0.924003" calcext:value-type="float">
            <text:p>0.924003</text:p>
          </table:table-cell>
          <table:table-cell office:value-type="float" office:value="0.923824" calcext:value-type="float">
            <text:p>0.9238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23623" calcext:value-type="float">
            <text:p>0.923623</text:p>
          </table:table-cell>
          <table:table-cell table:number-columns-repeated="2" office:value-type="float" office:value="0.923632" calcext:value-type="float">
            <text:p>0.923632</text:p>
          </table:table-cell>
          <table:table-cell office:value-type="float" office:value="0.923623" calcext:value-type="float">
            <text:p>0.923623</text:p>
          </table:table-cell>
          <table:table-cell office:value-type="float" office:value="0.886769" calcext:value-type="float">
            <text:p>0.886769</text:p>
          </table:table-cell>
          <table:table-cell office:value-type="float" office:value="0.920359" calcext:value-type="float">
            <text:p>0.920359</text:p>
          </table:table-cell>
          <table:table-cell office:value-type="float" office:value="0.920256" calcext:value-type="float">
            <text:p>0.920256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56]*[.E57])/[.E55]" office:value-type="float" office:value="0.000365282125649746" calcext:value-type="float">
            <text:p>0.0003652821</text:p>
          </table:table-cell>
          <table:table-cell table:style-name="ce1" table:formula="of:=100*([.F56]*[.F57])/[.F55]" office:value-type="float" office:value="0.374048896665339" calcext:value-type="float">
            <text:p>0.3740488967</text:p>
          </table:table-cell>
          <table:table-cell table:style-name="ce1" table:formula="of:=100*([.G56]*[.G57])/[.G55]" office:value-type="float" office:value="0.748097793330679" calcext:value-type="float">
            <text:p>0.7480977933</text:p>
          </table:table-cell>
          <table:table-cell table:style-name="ce1" table:formula="of:=100*([.H56]*[.H57])/[.H55]" office:value-type="float" office:value="1.49619558666136" calcext:value-type="float">
            <text:p>1.4961955867</text:p>
          </table:table-cell>
          <table:table-cell table:style-name="ce1" table:formula="of:=100*([.I56]*[.I57])/[.I55]" office:value-type="float" office:value="2.99239117332272" calcext:value-type="float">
            <text:p>2.9923911733</text:p>
          </table:table-cell>
          <table:table-cell table:style-name="ce1" table:formula="of:=100*([.J56]*[.J57])/[.J55]" office:value-type="float" office:value="5.98478234664543" calcext:value-type="float">
            <text:p>5.9847823466</text:p>
          </table:table-cell>
          <table:table-cell table:style-name="ce1" table:formula="of:=100*([.K56]*[.K57])/[.K55]" office:value-type="float" office:value="11.9695646932909" calcext:value-type="float">
            <text:p>11.9695646933</text:p>
          </table:table-cell>
          <table:table-cell table:style-name="ce1" table:formula="of:=100*([.L56]*[.L57])/[.L5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56]*[.O57])/[.O55]" office:value-type="float" office:value="0.000365282125649746" calcext:value-type="float">
            <text:p>0.0003652821</text:p>
          </table:table-cell>
          <table:table-cell table:style-name="ce1" table:formula="of:=100*([.P56]*[.P57])/[.P55]" office:value-type="float" office:value="0.374048896665339" calcext:value-type="float">
            <text:p>0.3740488967</text:p>
          </table:table-cell>
          <table:table-cell table:style-name="ce1" table:formula="of:=100*([.Q56]*[.Q57])/[.Q55]" office:value-type="float" office:value="0.748097793330679" calcext:value-type="float">
            <text:p>0.7480977933</text:p>
          </table:table-cell>
          <table:table-cell table:style-name="ce1" table:formula="of:=100*([.R56]*[.R57])/[.R55]" office:value-type="float" office:value="1.49619558666136" calcext:value-type="float">
            <text:p>1.4961955867</text:p>
          </table:table-cell>
          <table:table-cell table:style-name="ce1" table:formula="of:=100*([.S56]*[.S57])/[.S55]" office:value-type="float" office:value="2.99239117332272" calcext:value-type="float">
            <text:p>2.9923911733</text:p>
          </table:table-cell>
          <table:table-cell table:style-name="ce1" table:formula="of:=100*([.T56]*[.T57])/[.T55]" office:value-type="float" office:value="5.98478234664543" calcext:value-type="float">
            <text:p>5.9847823466</text:p>
          </table:table-cell>
          <table:table-cell table:style-name="ce1" table:formula="of:=100*([.U56]*[.U57])/[.U55]" office:value-type="float" office:value="11.9695646932909" calcext:value-type="float">
            <text:p>11.9695646933</text:p>
          </table:table-cell>
          <table:table-cell table:style-name="ce1" table:formula="of:=100*([.V56]*[.V57])/[.V5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56]*[.Y57])/[.Y55]" office:value-type="float" office:value="0.000365282125649746" calcext:value-type="float">
            <text:p>0.0003652821</text:p>
          </table:table-cell>
          <table:table-cell table:style-name="ce1" table:formula="of:=100*([.Z56]*[.Z57])/[.Z55]" office:value-type="float" office:value="0.374048896665339" calcext:value-type="float">
            <text:p>0.3740488967</text:p>
          </table:table-cell>
          <table:table-cell table:style-name="ce1" table:formula="of:=100*([.AA56]*[.AA57])/[.AA55]" office:value-type="float" office:value="0.748097793330679" calcext:value-type="float">
            <text:p>0.7480977933</text:p>
          </table:table-cell>
          <table:table-cell table:style-name="ce1" table:formula="of:=100*([.AB56]*[.AB57])/[.AB55]" office:value-type="float" office:value="1.49619558666136" calcext:value-type="float">
            <text:p>1.4961955867</text:p>
          </table:table-cell>
          <table:table-cell table:style-name="ce1" table:formula="of:=100*([.AC56]*[.AC57])/[.AC55]" office:value-type="float" office:value="2.99239117332272" calcext:value-type="float">
            <text:p>2.9923911733</text:p>
          </table:table-cell>
          <table:table-cell table:style-name="ce1" table:formula="of:=100*([.AD56]*[.AD57])/[.AD55]" office:value-type="float" office:value="5.98478234664543" calcext:value-type="float">
            <text:p>5.9847823466</text:p>
          </table:table-cell>
          <table:table-cell table:style-name="ce1" table:formula="of:=100*([.AE56]*[.AE57])/[.AE55]" office:value-type="float" office:value="11.9695646932909" calcext:value-type="float">
            <text:p>11.9695646933</text:p>
          </table:table-cell>
          <table:table-cell table:style-name="ce1" table:formula="of:=100*([.AF56]*[.AF57])/[.AF55]" office:value-type="float" office:value="23.9391293865817" calcext:value-type="float">
            <text:p>23.939129386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518197" calcext:value-type="float">
            <text:p>0.518197</text:p>
          </table:table-cell>
          <table:table-cell office:value-type="float" office:value="0.512965" calcext:value-type="float">
            <text:p>0.512965</text:p>
          </table:table-cell>
          <table:table-cell office:value-type="float" office:value="0.47545" calcext:value-type="float">
            <text:p>0.47545</text:p>
          </table:table-cell>
          <table:table-cell office:value-type="float" office:value="0.473955" calcext:value-type="float">
            <text:p>0.473955</text:p>
          </table:table-cell>
          <table:table-cell office:value-type="float" office:value="0.246194" calcext:value-type="float">
            <text:p>0.246194</text:p>
          </table:table-cell>
          <table:table-cell office:value-type="float" office:value="0.245867" calcext:value-type="float">
            <text:p>0.245867</text:p>
          </table:table-cell>
          <table:table-cell office:value-type="float" office:value="0.245552" calcext:value-type="float">
            <text:p>0.2455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712" calcext:value-type="float">
            <text:p>0.924712</text:p>
          </table:table-cell>
          <table:table-cell office:value-type="float" office:value="0.924825" calcext:value-type="float">
            <text:p>0.924825</text:p>
          </table:table-cell>
          <table:table-cell office:value-type="float" office:value="0.92488" calcext:value-type="float">
            <text:p>0.92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873" calcext:value-type="float">
            <text:p>0.922873</text:p>
          </table:table-cell>
          <table:table-cell office:value-type="float" office:value="0.92283" calcext:value-type="float">
            <text:p>0.92283</text:p>
          </table:table-cell>
          <table:table-cell office:value-type="float" office:value="0.922839" calcext:value-type="float">
            <text:p>0.92283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0.497027" calcext:value-type="float">
            <text:p>0.497027</text:p>
          </table:table-cell>
          <table:table-cell office:value-type="float" office:value="0.474197" calcext:value-type="float">
            <text:p>0.474197</text:p>
          </table:table-cell>
          <table:table-cell office:value-type="float" office:value="0.470822" calcext:value-type="float">
            <text:p>0.470822</text:p>
          </table:table-cell>
          <table:table-cell office:value-type="float" office:value="0.468788" calcext:value-type="float">
            <text:p>0.468788</text:p>
          </table:table-cell>
          <table:table-cell office:value-type="float" office:value="0.243691" calcext:value-type="float">
            <text:p>0.243691</text:p>
          </table:table-cell>
          <table:table-cell office:value-type="float" office:value="0.243406" calcext:value-type="float">
            <text:p>0.243406</text:p>
          </table:table-cell>
          <table:table-cell office:value-type="float" office:value="0.243135" calcext:value-type="float">
            <text:p>0.243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486" calcext:value-type="float">
            <text:p>0.925486</text:p>
          </table:table-cell>
          <table:table-cell table:number-columns-repeated="2" office:value-type="float" office:value="0.925461" calcext:value-type="float">
            <text:p>0.925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589" calcext:value-type="float">
            <text:p>0.923589</text:p>
          </table:table-cell>
          <table:table-cell office:value-type="float" office:value="0.923555" calcext:value-type="float">
            <text:p>0.923555</text:p>
          </table:table-cell>
          <table:table-cell office:value-type="float" office:value="0.923563" calcext:value-type="float">
            <text:p>0.92356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643225" calcext:value-type="float">
            <text:p>0.643225</text:p>
          </table:table-cell>
          <table:table-cell office:value-type="float" office:value="0.635901" calcext:value-type="float">
            <text:p>0.635901</text:p>
          </table:table-cell>
          <table:table-cell office:value-type="float" office:value="0.634936" calcext:value-type="float">
            <text:p>0.634936</text:p>
          </table:table-cell>
          <table:table-cell office:value-type="float" office:value="0.633584" calcext:value-type="float">
            <text:p>0.633584</text:p>
          </table:table-cell>
          <table:table-cell office:value-type="float" office:value="0.631875" calcext:value-type="float">
            <text:p>0.631875</text:p>
          </table:table-cell>
          <table:table-cell office:value-type="float" office:value="0.561228" calcext:value-type="float">
            <text:p>0.561228</text:p>
          </table:table-cell>
          <table:table-cell office:value-type="float" office:value="0.561031" calcext:value-type="float">
            <text:p>0.561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28" calcext:value-type="float">
            <text:p>0.925428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510368" calcext:value-type="float">
            <text:p>0.510368</text:p>
          </table:table-cell>
          <table:table-cell office:value-type="float" office:value="0.505228" calcext:value-type="float">
            <text:p>0.505228</text:p>
          </table:table-cell>
          <table:table-cell office:value-type="float" office:value="0.465773" calcext:value-type="float">
            <text:p>0.465773</text:p>
          </table:table-cell>
          <table:table-cell office:value-type="float" office:value="0.466263" calcext:value-type="float">
            <text:p>0.466263</text:p>
          </table:table-cell>
          <table:table-cell office:value-type="float" office:value="0.239761" calcext:value-type="float">
            <text:p>0.239761</text:p>
          </table:table-cell>
          <table:table-cell office:value-type="float" office:value="0.239731" calcext:value-type="float">
            <text:p>0.239731</text:p>
          </table:table-cell>
          <table:table-cell office:value-type="float" office:value="0.239644" calcext:value-type="float">
            <text:p>0.239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73" calcext:value-type="float">
            <text:p>0.92473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033" calcext:value-type="float">
            <text:p>0.925033</text:p>
          </table:table-cell>
          <table:table-cell office:value-type="float" office:value="0.925077" calcext:value-type="float">
            <text:p>0.925077</text:p>
          </table:table-cell>
          <table:table-cell office:value-type="float" office:value="0.924935" calcext:value-type="float">
            <text:p>0.9249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012" calcext:value-type="float">
            <text:p>0.92201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711" calcext:value-type="float">
            <text:p>0.922711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2498" calcext:value-type="float">
            <text:p>0.92249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5881" calcext:value-type="float">
            <text:p>0.235881</text:p>
          </table:table-cell>
          <table:table-cell office:value-type="float" office:value="0.649262" calcext:value-type="float">
            <text:p>0.649262</text:p>
          </table:table-cell>
          <table:table-cell office:value-type="float" office:value="0.644689" calcext:value-type="float">
            <text:p>0.644689</text:p>
          </table:table-cell>
          <table:table-cell office:value-type="float" office:value="0.641367" calcext:value-type="float">
            <text:p>0.641367</text:p>
          </table:table-cell>
          <table:table-cell office:value-type="float" office:value="0.629121" calcext:value-type="float">
            <text:p>0.629121</text:p>
          </table:table-cell>
          <table:table-cell office:value-type="float" office:value="0.630773" calcext:value-type="float">
            <text:p>0.630773</text:p>
          </table:table-cell>
          <table:table-cell office:value-type="float" office:value="0.561935" calcext:value-type="float">
            <text:p>0.561935</text:p>
          </table:table-cell>
          <table:table-cell office:value-type="float" office:value="0.561516" calcext:value-type="float">
            <text:p>0.5615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" calcext:value-type="float">
            <text:p>0.92534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095" calcext:value-type="float">
            <text:p>0.923095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0.619302" calcext:value-type="float">
            <text:p>0.619302</text:p>
          </table:table-cell>
          <table:table-cell office:value-type="float" office:value="0.616322" calcext:value-type="float">
            <text:p>0.616322</text:p>
          </table:table-cell>
          <table:table-cell office:value-type="float" office:value="0.604185" calcext:value-type="float">
            <text:p>0.604185</text:p>
          </table:table-cell>
          <table:table-cell office:value-type="float" office:value="0.60298" calcext:value-type="float">
            <text:p>0.60298</text:p>
          </table:table-cell>
          <table:table-cell office:value-type="float" office:value="0.562666" calcext:value-type="float">
            <text:p>0.562666</text:p>
          </table:table-cell>
          <table:table-cell office:value-type="float" office:value="0.562471" calcext:value-type="float">
            <text:p>0.562471</text:p>
          </table:table-cell>
          <table:table-cell office:value-type="float" office:value="0.561114" calcext:value-type="float">
            <text:p>0.561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373" calcext:value-type="float">
            <text:p>0.92537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512" calcext:value-type="float">
            <text:p>0.92351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8443" calcext:value-type="float">
            <text:p>0.238443</text:p>
          </table:table-cell>
          <table:table-cell office:value-type="float" office:value="0.43993" calcext:value-type="float">
            <text:p>0.43993</text:p>
          </table:table-cell>
          <table:table-cell office:value-type="float" office:value="0.389571" calcext:value-type="float">
            <text:p>0.389571</text:p>
          </table:table-cell>
          <table:table-cell office:value-type="float" office:value="0.361259" calcext:value-type="float">
            <text:p>0.361259</text:p>
          </table:table-cell>
          <table:table-cell office:value-type="float" office:value="0.355749" calcext:value-type="float">
            <text:p>0.355749</text:p>
          </table:table-cell>
          <table:table-cell office:value-type="float" office:value="0.250984" calcext:value-type="float">
            <text:p>0.250984</text:p>
          </table:table-cell>
          <table:table-cell office:value-type="float" office:value="0.250371" calcext:value-type="float">
            <text:p>0.250371</text:p>
          </table:table-cell>
          <table:table-cell office:value-type="float" office:value="0.250461" calcext:value-type="float">
            <text:p>0.2504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39" calcext:value-type="float">
            <text:p>0.925439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86383" calcext:value-type="float">
            <text:p>0.86383</text:p>
          </table:table-cell>
          <table:table-cell office:value-type="float" office:value="0.867388" calcext:value-type="float">
            <text:p>0.867388</text:p>
          </table:table-cell>
          <table:table-cell office:value-type="float" office:value="0.920566" calcext:value-type="float">
            <text:p>0.920566</text:p>
          </table:table-cell>
          <table:table-cell office:value-type="float" office:value="0.920869" calcext:value-type="float">
            <text:p>0.920869</text:p>
          </table:table-cell>
          <table:table-cell office:value-type="float" office:value="0.921092" calcext:value-type="float">
            <text:p>0.92109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.923649" calcext:value-type="float">
            <text:p>0.923649</text:p>
          </table:table-cell>
          <table:table-cell office:value-type="float" office:value="0.85548" calcext:value-type="float">
            <text:p>0.85548</text:p>
          </table:table-cell>
          <table:table-cell office:value-type="float" office:value="0.858181" calcext:value-type="float">
            <text:p>0.858181</text:p>
          </table:table-cell>
          <table:table-cell office:value-type="float" office:value="0.916958" calcext:value-type="float">
            <text:p>0.916958</text:p>
          </table:table-cell>
          <table:table-cell office:value-type="float" office:value="0.917427" calcext:value-type="float">
            <text:p>0.917427</text:p>
          </table:table-cell>
          <table:table-cell office:value-type="float" office:value="0.917606" calcext:value-type="float">
            <text:p>0.91760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53701" calcext:value-type="float">
            <text:p>0.253701</text:p>
          </table:table-cell>
          <table:table-cell office:value-type="float" office:value="0.590238" calcext:value-type="float">
            <text:p>0.590238</text:p>
          </table:table-cell>
          <table:table-cell office:value-type="float" office:value="0.578736" calcext:value-type="float">
            <text:p>0.578736</text:p>
          </table:table-cell>
          <table:table-cell office:value-type="float" office:value="0.564278" calcext:value-type="float">
            <text:p>0.564278</text:p>
          </table:table-cell>
          <table:table-cell office:value-type="float" office:value="0.561711" calcext:value-type="float">
            <text:p>0.561711</text:p>
          </table:table-cell>
          <table:table-cell office:value-type="float" office:value="0.561569" calcext:value-type="float">
            <text:p>0.561569</text:p>
          </table:table-cell>
          <table:table-cell office:value-type="float" office:value="0.560783" calcext:value-type="float">
            <text:p>0.560783</text:p>
          </table:table-cell>
          <table:table-cell office:value-type="float" office:value="0.559537" calcext:value-type="float">
            <text:p>0.5595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42" calcext:value-type="float">
            <text:p>0.925442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23" calcext:value-type="float">
            <text:p>0.923623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0.616148" calcext:value-type="float">
            <text:p>0.616148</text:p>
          </table:table-cell>
          <table:table-cell office:value-type="float" office:value="0.608529" calcext:value-type="float">
            <text:p>0.608529</text:p>
          </table:table-cell>
          <table:table-cell office:value-type="float" office:value="0.606938" calcext:value-type="float">
            <text:p>0.606938</text:p>
          </table:table-cell>
          <table:table-cell office:value-type="float" office:value="0.606797" calcext:value-type="float">
            <text:p>0.606797</text:p>
          </table:table-cell>
          <table:table-cell office:value-type="float" office:value="0.565875" calcext:value-type="float">
            <text:p>0.565875</text:p>
          </table:table-cell>
          <table:table-cell office:value-type="float" office:value="0.563833" calcext:value-type="float">
            <text:p>0.563833</text:p>
          </table:table-cell>
          <table:table-cell office:value-type="float" office:value="0.562877" calcext:value-type="float">
            <text:p>0.5628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75" calcext:value-type="float">
            <text:p>0.925475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572" calcext:value-type="float">
            <text:p>0.92357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0395" calcext:value-type="float">
            <text:p>0.240395</text:p>
          </table:table-cell>
          <table:table-cell office:value-type="float" office:value="4.75481" calcext:value-type="float">
            <text:p>4.75481</text:p>
          </table:table-cell>
          <table:table-cell office:value-type="float" office:value="4.63446" calcext:value-type="float">
            <text:p>4.63446</text:p>
          </table:table-cell>
          <table:table-cell office:value-type="float" office:value="0.374771" calcext:value-type="float">
            <text:p>0.374771</text:p>
          </table:table-cell>
          <table:table-cell office:value-type="float" office:value="0.373934" calcext:value-type="float">
            <text:p>0.373934</text:p>
          </table:table-cell>
          <table:table-cell office:value-type="float" office:value="0.237358" calcext:value-type="float">
            <text:p>0.237358</text:p>
          </table:table-cell>
          <table:table-cell office:value-type="float" office:value="0.237357" calcext:value-type="float">
            <text:p>0.237357</text:p>
          </table:table-cell>
          <table:table-cell office:value-type="float" office:value="0.237195" calcext:value-type="float">
            <text:p>0.2371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48025" calcext:value-type="float">
            <text:p>0.0748025</text:p>
          </table:table-cell>
          <table:table-cell office:value-type="float" office:value="0.85529" calcext:value-type="float">
            <text:p>0.85529</text:p>
          </table:table-cell>
          <table:table-cell office:value-type="float" office:value="0.855294" calcext:value-type="float">
            <text:p>0.85529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5344" calcext:value-type="float">
            <text:p>0.925344</text:p>
          </table:table-cell>
          <table:table-cell office:value-type="float" office:value="0.925325" calcext:value-type="float">
            <text:p>0.9253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0763514" calcext:value-type="float">
            <text:p>0.0763514</text:p>
          </table:table-cell>
          <table:table-cell office:value-type="float" office:value="0.0766241" calcext:value-type="float">
            <text:p>0.0766241</text:p>
          </table:table-cell>
          <table:table-cell office:value-type="float" office:value="0.846846" calcext:value-type="float">
            <text:p>0.846846</text:p>
          </table:table-cell>
          <table:table-cell office:value-type="float" office:value="0.846257" calcext:value-type="float">
            <text:p>0.846257</text:p>
          </table:table-cell>
          <table:table-cell office:value-type="float" office:value="0.923188" calcext:value-type="float">
            <text:p>0.923188</text:p>
          </table:table-cell>
          <table:table-cell office:value-type="float" office:value="0.923205" calcext:value-type="float">
            <text:p>0.923205</text:p>
          </table:table-cell>
          <table:table-cell office:value-type="float" office:value="0.923257" calcext:value-type="float">
            <text:p>0.923257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0.631856" calcext:value-type="float">
            <text:p>0.631856</text:p>
          </table:table-cell>
          <table:table-cell office:value-type="float" office:value="0.626338" calcext:value-type="float">
            <text:p>0.626338</text:p>
          </table:table-cell>
          <table:table-cell office:value-type="float" office:value="0.617905" calcext:value-type="float">
            <text:p>0.617905</text:p>
          </table:table-cell>
          <table:table-cell office:value-type="float" office:value="0.602071" calcext:value-type="float">
            <text:p>0.602071</text:p>
          </table:table-cell>
          <table:table-cell office:value-type="float" office:value="0.56272" calcext:value-type="float">
            <text:p>0.56272</text:p>
          </table:table-cell>
          <table:table-cell office:value-type="float" office:value="0.561202" calcext:value-type="float">
            <text:p>0.561202</text:p>
          </table:table-cell>
          <table:table-cell office:value-type="float" office:value="0.559468" calcext:value-type="float">
            <text:p>0.5594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366" calcext:value-type="float">
            <text:p>0.925366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2958" calcext:value-type="float">
            <text:p>0.922958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4.81917" calcext:value-type="float">
            <text:p>4.81917</text:p>
          </table:table-cell>
          <table:table-cell office:value-type="float" office:value="4.69339" calcext:value-type="float">
            <text:p>4.69339</text:p>
          </table:table-cell>
          <table:table-cell office:value-type="float" office:value="0.415449" calcext:value-type="float">
            <text:p>0.415449</text:p>
          </table:table-cell>
          <table:table-cell office:value-type="float" office:value="0.410614" calcext:value-type="float">
            <text:p>0.410614</text:p>
          </table:table-cell>
          <table:table-cell office:value-type="float" office:value="0.376938" calcext:value-type="float">
            <text:p>0.376938</text:p>
          </table:table-cell>
          <table:table-cell office:value-type="float" office:value="0.377051" calcext:value-type="float">
            <text:p>0.377051</text:p>
          </table:table-cell>
          <table:table-cell office:value-type="float" office:value="0.378752" calcext:value-type="float">
            <text:p>0.3787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4032" calcext:value-type="float">
            <text:p>0.92403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5091" calcext:value-type="float">
            <text:p>0.075091</text:p>
          </table:table-cell>
          <table:table-cell office:value-type="float" office:value="0.826542" calcext:value-type="float">
            <text:p>0.826542</text:p>
          </table:table-cell>
          <table:table-cell office:value-type="float" office:value="0.829863" calcext:value-type="float">
            <text:p>0.829863</text:p>
          </table:table-cell>
          <table:table-cell office:value-type="float" office:value="0.857142" calcext:value-type="float">
            <text:p>0.857142</text:p>
          </table:table-cell>
          <table:table-cell office:value-type="float" office:value="0.85689" calcext:value-type="float">
            <text:p>0.85689</text:p>
          </table:table-cell>
          <table:table-cell office:value-type="float" office:value="0.855801" calcext:value-type="float">
            <text:p>0.8558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0239" calcext:value-type="float">
            <text:p>0.920239</text:p>
          </table:table-cell>
          <table:table-cell office:value-type="float" office:value="0.0763514" calcext:value-type="float">
            <text:p>0.0763514</text:p>
          </table:table-cell>
          <table:table-cell office:value-type="float" office:value="0.0770844" calcext:value-type="float">
            <text:p>0.0770844</text:p>
          </table:table-cell>
          <table:table-cell office:value-type="float" office:value="0.816622" calcext:value-type="float">
            <text:p>0.816622</text:p>
          </table:table-cell>
          <table:table-cell office:value-type="float" office:value="0.819358" calcext:value-type="float">
            <text:p>0.819358</text:p>
          </table:table-cell>
          <table:table-cell office:value-type="float" office:value="0.845218" calcext:value-type="float">
            <text:p>0.845218</text:p>
          </table:table-cell>
          <table:table-cell office:value-type="float" office:value="0.844843" calcext:value-type="float">
            <text:p>0.844843</text:p>
          </table:table-cell>
          <table:table-cell office:value-type="float" office:value="0.843837" calcext:value-type="float">
            <text:p>0.84383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4149" calcext:value-type="float">
            <text:p>0.244149</text:p>
          </table:table-cell>
          <table:table-cell office:value-type="float" office:value="0.391715" calcext:value-type="float">
            <text:p>0.391715</text:p>
          </table:table-cell>
          <table:table-cell office:value-type="float" office:value="0.380873" calcext:value-type="float">
            <text:p>0.380873</text:p>
          </table:table-cell>
          <table:table-cell office:value-type="float" office:value="0.988505" calcext:value-type="float">
            <text:p>0.988505</text:p>
          </table:table-cell>
          <table:table-cell office:value-type="float" office:value="0.988142" calcext:value-type="float">
            <text:p>0.988142</text:p>
          </table:table-cell>
          <table:table-cell office:value-type="float" office:value="0.333768" calcext:value-type="float">
            <text:p>0.333768</text:p>
          </table:table-cell>
          <table:table-cell office:value-type="float" office:value="0.336044" calcext:value-type="float">
            <text:p>0.336044</text:p>
          </table:table-cell>
          <table:table-cell office:value-type="float" office:value="0.336507" calcext:value-type="float">
            <text:p>0.3365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13" calcext:value-type="float">
            <text:p>0.925413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396543" calcext:value-type="float">
            <text:p>0.396543</text:p>
          </table:table-cell>
          <table:table-cell office:value-type="float" office:value="0.395239" calcext:value-type="float">
            <text:p>0.395239</text:p>
          </table:table-cell>
          <table:table-cell office:value-type="float" office:value="0.880403" calcext:value-type="float">
            <text:p>0.880403</text:p>
          </table:table-cell>
          <table:table-cell office:value-type="float" office:value="0.879143" calcext:value-type="float">
            <text:p>0.879143</text:p>
          </table:table-cell>
          <table:table-cell office:value-type="float" office:value="0.879092" calcext:value-type="float">
            <text:p>0.8790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32" calcext:value-type="float">
            <text:p>0.923632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394925" calcext:value-type="float">
            <text:p>0.394925</text:p>
          </table:table-cell>
          <table:table-cell office:value-type="float" office:value="0.393374" calcext:value-type="float">
            <text:p>0.393374</text:p>
          </table:table-cell>
          <table:table-cell office:value-type="float" office:value="0.871239" calcext:value-type="float">
            <text:p>0.871239</text:p>
          </table:table-cell>
          <table:table-cell office:value-type="float" office:value="0.869858" calcext:value-type="float">
            <text:p>0.869858</text:p>
          </table:table-cell>
          <table:table-cell office:value-type="float" office:value="0.868955" calcext:value-type="float">
            <text:p>0.86895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387668" calcext:value-type="float">
            <text:p>0.387668</text:p>
          </table:table-cell>
          <table:table-cell office:value-type="float" office:value="0.379766" calcext:value-type="float">
            <text:p>0.379766</text:p>
          </table:table-cell>
          <table:table-cell office:value-type="float" office:value="0.590108" calcext:value-type="float">
            <text:p>0.590108</text:p>
          </table:table-cell>
          <table:table-cell office:value-type="float" office:value="0.587304" calcext:value-type="float">
            <text:p>0.587304</text:p>
          </table:table-cell>
          <table:table-cell office:value-type="float" office:value="0.292279" calcext:value-type="float">
            <text:p>0.292279</text:p>
          </table:table-cell>
          <table:table-cell office:value-type="float" office:value="0.29125" calcext:value-type="float">
            <text:p>0.29125</text:p>
          </table:table-cell>
          <table:table-cell office:value-type="float" office:value="0.289774" calcext:value-type="float">
            <text:p>0.2897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03" calcext:value-type="float">
            <text:p>0.925303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678292" calcext:value-type="float">
            <text:p>0.678292</text:p>
          </table:table-cell>
          <table:table-cell office:value-type="float" office:value="0.681394" calcext:value-type="float">
            <text:p>0.681394</text:p>
          </table:table-cell>
          <table:table-cell office:value-type="float" office:value="0.905618" calcext:value-type="float">
            <text:p>0.905618</text:p>
          </table:table-cell>
          <table:table-cell office:value-type="float" office:value="0.905944" calcext:value-type="float">
            <text:p>0.905944</text:p>
          </table:table-cell>
          <table:table-cell office:value-type="float" office:value="0.906382" calcext:value-type="float">
            <text:p>0.9063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231" calcext:value-type="float">
            <text:p>0.923231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668726" calcext:value-type="float">
            <text:p>0.668726</text:p>
          </table:table-cell>
          <table:table-cell office:value-type="float" office:value="0.670687" calcext:value-type="float">
            <text:p>0.670687</text:p>
          </table:table-cell>
          <table:table-cell office:value-type="float" office:value="0.897542" calcext:value-type="float">
            <text:p>0.897542</text:p>
          </table:table-cell>
          <table:table-cell office:value-type="float" office:value="0.897746" calcext:value-type="float">
            <text:p>0.897746</text:p>
          </table:table-cell>
          <table:table-cell office:value-type="float" office:value="0.898812" calcext:value-type="float">
            <text:p>0.89881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9075" calcext:value-type="float">
            <text:p>0.239075</text:p>
          </table:table-cell>
          <table:table-cell office:value-type="float" office:value="0.566919" calcext:value-type="float">
            <text:p>0.566919</text:p>
          </table:table-cell>
          <table:table-cell office:value-type="float" office:value="0.560992" calcext:value-type="float">
            <text:p>0.560992</text:p>
          </table:table-cell>
          <table:table-cell office:value-type="float" office:value="0.558699" calcext:value-type="float">
            <text:p>0.558699</text:p>
          </table:table-cell>
          <table:table-cell office:value-type="float" office:value="0.557936" calcext:value-type="float">
            <text:p>0.557936</text:p>
          </table:table-cell>
          <table:table-cell office:value-type="float" office:value="0.558138" calcext:value-type="float">
            <text:p>0.558138</text:p>
          </table:table-cell>
          <table:table-cell office:value-type="float" office:value="0.556713" calcext:value-type="float">
            <text:p>0.556713</text:p>
          </table:table-cell>
          <table:table-cell office:value-type="float" office:value="0.556937" calcext:value-type="float">
            <text:p>0.5569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4153" calcext:value-type="float">
            <text:p>0.92415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146" calcext:value-type="float">
            <text:p>0.920146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472281" calcext:value-type="float">
            <text:p>0.472281</text:p>
          </table:table-cell>
          <table:table-cell office:value-type="float" office:value="0.467015" calcext:value-type="float">
            <text:p>0.467015</text:p>
          </table:table-cell>
          <table:table-cell office:value-type="float" office:value="0.465964" calcext:value-type="float">
            <text:p>0.465964</text:p>
          </table:table-cell>
          <table:table-cell office:value-type="float" office:value="0.464295" calcext:value-type="float">
            <text:p>0.464295</text:p>
          </table:table-cell>
          <table:table-cell office:value-type="float" office:value="0.265693" calcext:value-type="float">
            <text:p>0.265693</text:p>
          </table:table-cell>
          <table:table-cell office:value-type="float" office:value="0.264379" calcext:value-type="float">
            <text:p>0.264379</text:p>
          </table:table-cell>
          <table:table-cell office:value-type="float" office:value="0.267086" calcext:value-type="float">
            <text:p>0.2670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4408" calcext:value-type="float">
            <text:p>0.92440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3498" calcext:value-type="float">
            <text:p>0.913498</text:p>
          </table:table-cell>
          <table:table-cell office:value-type="float" office:value="0.914455" calcext:value-type="float">
            <text:p>0.914455</text:p>
          </table:table-cell>
          <table:table-cell office:value-type="float" office:value="0.91337" calcext:value-type="float">
            <text:p>0.913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1092" calcext:value-type="float">
            <text:p>0.92109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06926" calcext:value-type="float">
            <text:p>0.906926</text:p>
          </table:table-cell>
          <table:table-cell office:value-type="float" office:value="0.907659" calcext:value-type="float">
            <text:p>0.907659</text:p>
          </table:table-cell>
          <table:table-cell office:value-type="float" office:value="0.906193" calcext:value-type="float">
            <text:p>0.90619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5132" calcext:value-type="float">
            <text:p>0.235132</text:p>
          </table:table-cell>
          <table:table-cell office:value-type="float" office:value="0.526099" calcext:value-type="float">
            <text:p>0.526099</text:p>
          </table:table-cell>
          <table:table-cell office:value-type="float" office:value="0.503978" calcext:value-type="float">
            <text:p>0.503978</text:p>
          </table:table-cell>
          <table:table-cell office:value-type="float" office:value="0.462284" calcext:value-type="float">
            <text:p>0.462284</text:p>
          </table:table-cell>
          <table:table-cell office:value-type="float" office:value="0.462576" calcext:value-type="float">
            <text:p>0.462576</text:p>
          </table:table-cell>
          <table:table-cell office:value-type="float" office:value="0.273656" calcext:value-type="float">
            <text:p>0.273656</text:p>
          </table:table-cell>
          <table:table-cell office:value-type="float" office:value="0.273818" calcext:value-type="float">
            <text:p>0.273818</text:p>
          </table:table-cell>
          <table:table-cell office:value-type="float" office:value="0.27394" calcext:value-type="float">
            <text:p>0.273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" calcext:value-type="float">
            <text:p>0.925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3666" calcext:value-type="float">
            <text:p>0.913666</text:p>
          </table:table-cell>
          <table:table-cell office:value-type="float" office:value="0.913866" calcext:value-type="float">
            <text:p>0.913866</text:p>
          </table:table-cell>
          <table:table-cell office:value-type="float" office:value="0.913874" calcext:value-type="float">
            <text:p>0.9138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106" calcext:value-type="float">
            <text:p>0.92210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07165" calcext:value-type="float">
            <text:p>0.907165</text:p>
          </table:table-cell>
          <table:table-cell office:value-type="float" office:value="0.907369" calcext:value-type="float">
            <text:p>0.907369</text:p>
          </table:table-cell>
          <table:table-cell office:value-type="float" office:value="0.906773" calcext:value-type="float">
            <text:p>0.90677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608277" calcext:value-type="float">
            <text:p>0.608277</text:p>
          </table:table-cell>
          <table:table-cell office:value-type="float" office:value="0.602488" calcext:value-type="float">
            <text:p>0.602488</text:p>
          </table:table-cell>
          <table:table-cell office:value-type="float" office:value="0.600632" calcext:value-type="float">
            <text:p>0.600632</text:p>
          </table:table-cell>
          <table:table-cell office:value-type="float" office:value="0.600578" calcext:value-type="float">
            <text:p>0.600578</text:p>
          </table:table-cell>
          <table:table-cell office:value-type="float" office:value="0.558133" calcext:value-type="float">
            <text:p>0.558133</text:p>
          </table:table-cell>
          <table:table-cell office:value-type="float" office:value="0.557296" calcext:value-type="float">
            <text:p>0.557296</text:p>
          </table:table-cell>
          <table:table-cell office:value-type="float" office:value="0.556381" calcext:value-type="float">
            <text:p>0.5563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3404" calcext:value-type="float">
            <text:p>0.923404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18969" calcext:value-type="float">
            <text:p>0.918969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536761" calcext:value-type="float">
            <text:p>0.536761</text:p>
          </table:table-cell>
          <table:table-cell office:value-type="float" office:value="0.53154" calcext:value-type="float">
            <text:p>0.53154</text:p>
          </table:table-cell>
          <table:table-cell office:value-type="float" office:value="0.529989" calcext:value-type="float">
            <text:p>0.529989</text:p>
          </table:table-cell>
          <table:table-cell office:value-type="float" office:value="0.464273" calcext:value-type="float">
            <text:p>0.464273</text:p>
          </table:table-cell>
          <table:table-cell office:value-type="float" office:value="0.254159" calcext:value-type="float">
            <text:p>0.254159</text:p>
          </table:table-cell>
          <table:table-cell office:value-type="float" office:value="0.254917" calcext:value-type="float">
            <text:p>0.254917</text:p>
          </table:table-cell>
          <table:table-cell office:value-type="float" office:value="0.255045" calcext:value-type="float">
            <text:p>0.2550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15466" calcext:value-type="float">
            <text:p>0.915466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9452" calcext:value-type="float">
            <text:p>0.919452</text:p>
          </table:table-cell>
          <table:table-cell office:value-type="float" office:value="0.919444" calcext:value-type="float">
            <text:p>0.919444</text:p>
          </table:table-cell>
          <table:table-cell office:value-type="float" office:value="0.91936" calcext:value-type="float">
            <text:p>0.919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7" calcext:value-type="float">
            <text:p>0.908997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14776" calcext:value-type="float">
            <text:p>0.914776</text:p>
          </table:table-cell>
          <table:table-cell office:value-type="float" office:value="0.914554" calcext:value-type="float">
            <text:p>0.914554</text:p>
          </table:table-cell>
          <table:table-cell office:value-type="float" office:value="0.914239" calcext:value-type="float">
            <text:p>0.91423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620777" calcext:value-type="float">
            <text:p>0.620777</text:p>
          </table:table-cell>
          <table:table-cell office:value-type="float" office:value="0.611635" calcext:value-type="float">
            <text:p>0.611635</text:p>
          </table:table-cell>
          <table:table-cell office:value-type="float" office:value="0.60217" calcext:value-type="float">
            <text:p>0.60217</text:p>
          </table:table-cell>
          <table:table-cell office:value-type="float" office:value="0.600428" calcext:value-type="float">
            <text:p>0.600428</text:p>
          </table:table-cell>
          <table:table-cell office:value-type="float" office:value="0.55837" calcext:value-type="float">
            <text:p>0.55837</text:p>
          </table:table-cell>
          <table:table-cell office:value-type="float" office:value="0.558006" calcext:value-type="float">
            <text:p>0.558006</text:p>
          </table:table-cell>
          <table:table-cell office:value-type="float" office:value="0.556573" calcext:value-type="float">
            <text:p>0.5565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161" calcext:value-type="float">
            <text:p>0.925161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617" calcext:value-type="float">
            <text:p>0.922617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Diminish LR</text:p>
          </table:table-cell>
          <table:table-cell table:number-columns-repeated="2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83]*[.E84])/[.E82]" office:value-type="float" office:value="0.000365282125649746" calcext:value-type="float">
            <text:p>0.0003652821</text:p>
          </table:table-cell>
          <table:table-cell table:style-name="ce1" table:formula="of:=100*([.F83]*[.F84])/[.F82]" office:value-type="float" office:value="0.374048896665339" calcext:value-type="float">
            <text:p>0.3740488967</text:p>
          </table:table-cell>
          <table:table-cell table:style-name="ce1" table:formula="of:=100*([.G83]*[.G84])/[.G82]" office:value-type="float" office:value="0.748097793330679" calcext:value-type="float">
            <text:p>0.7480977933</text:p>
          </table:table-cell>
          <table:table-cell table:style-name="ce1" table:formula="of:=100*([.H83]*[.H84])/[.H82]" office:value-type="float" office:value="1.49619558666136" calcext:value-type="float">
            <text:p>1.4961955867</text:p>
          </table:table-cell>
          <table:table-cell table:style-name="ce1" table:formula="of:=100*([.I83]*[.I84])/[.I82]" office:value-type="float" office:value="2.99239117332272" calcext:value-type="float">
            <text:p>2.9923911733</text:p>
          </table:table-cell>
          <table:table-cell table:style-name="ce1" table:formula="of:=100*([.J83]*[.J84])/[.J82]" office:value-type="float" office:value="5.98478234664543" calcext:value-type="float">
            <text:p>5.9847823466</text:p>
          </table:table-cell>
          <table:table-cell table:style-name="ce1" table:formula="of:=100*([.K83]*[.K84])/[.K82]" office:value-type="float" office:value="11.9695646932909" calcext:value-type="float">
            <text:p>11.9695646933</text:p>
          </table:table-cell>
          <table:table-cell table:style-name="ce1" table:formula="of:=100*([.L83]*[.L84])/[.L82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83]*[.O84])/[.O82]" office:value-type="float" office:value="0.000365282125649746" calcext:value-type="float">
            <text:p>0.0003652821</text:p>
          </table:table-cell>
          <table:table-cell table:style-name="ce1" table:formula="of:=100*([.P83]*[.P84])/[.P82]" office:value-type="float" office:value="0.374048896665339" calcext:value-type="float">
            <text:p>0.3740488967</text:p>
          </table:table-cell>
          <table:table-cell table:style-name="ce1" table:formula="of:=100*([.Q83]*[.Q84])/[.Q82]" office:value-type="float" office:value="0.748097793330679" calcext:value-type="float">
            <text:p>0.7480977933</text:p>
          </table:table-cell>
          <table:table-cell table:style-name="ce1" table:formula="of:=100*([.R83]*[.R84])/[.R82]" office:value-type="float" office:value="1.49619558666136" calcext:value-type="float">
            <text:p>1.4961955867</text:p>
          </table:table-cell>
          <table:table-cell table:style-name="ce1" table:formula="of:=100*([.S83]*[.S84])/[.S82]" office:value-type="float" office:value="2.99239117332272" calcext:value-type="float">
            <text:p>2.9923911733</text:p>
          </table:table-cell>
          <table:table-cell table:style-name="ce1" table:formula="of:=100*([.T83]*[.T84])/[.T82]" office:value-type="float" office:value="5.98478234664543" calcext:value-type="float">
            <text:p>5.9847823466</text:p>
          </table:table-cell>
          <table:table-cell table:style-name="ce1" table:formula="of:=100*([.U83]*[.U84])/[.U82]" office:value-type="float" office:value="11.9695646932909" calcext:value-type="float">
            <text:p>11.9695646933</text:p>
          </table:table-cell>
          <table:table-cell table:style-name="ce1" table:formula="of:=100*([.V83]*[.V84])/[.V82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83]*[.Y84])/[.Y82]" office:value-type="float" office:value="0.000365282125649746" calcext:value-type="float">
            <text:p>0.0003652821</text:p>
          </table:table-cell>
          <table:table-cell table:style-name="ce1" table:formula="of:=100*([.Z83]*[.Z84])/[.Z82]" office:value-type="float" office:value="0.374048896665339" calcext:value-type="float">
            <text:p>0.3740488967</text:p>
          </table:table-cell>
          <table:table-cell table:style-name="ce1" table:formula="of:=100*([.AA83]*[.AA84])/[.AA82]" office:value-type="float" office:value="0.748097793330679" calcext:value-type="float">
            <text:p>0.7480977933</text:p>
          </table:table-cell>
          <table:table-cell table:style-name="ce1" table:formula="of:=100*([.AB83]*[.AB84])/[.AB82]" office:value-type="float" office:value="1.49619558666136" calcext:value-type="float">
            <text:p>1.4961955867</text:p>
          </table:table-cell>
          <table:table-cell table:style-name="ce1" table:formula="of:=100*([.AC83]*[.AC84])/[.AC82]" office:value-type="float" office:value="2.99239117332272" calcext:value-type="float">
            <text:p>2.9923911733</text:p>
          </table:table-cell>
          <table:table-cell table:style-name="ce1" table:formula="of:=100*([.AD83]*[.AD84])/[.AD82]" office:value-type="float" office:value="5.98478234664543" calcext:value-type="float">
            <text:p>5.9847823466</text:p>
          </table:table-cell>
          <table:table-cell table:style-name="ce1" table:formula="of:=100*([.AE83]*[.AE84])/[.AE82]" office:value-type="float" office:value="11.9695646932909" calcext:value-type="float">
            <text:p>11.9695646933</text:p>
          </table:table-cell>
          <table:table-cell table:style-name="ce1" table:formula="of:=100*([.AF83]*[.AF84])/[.AF82]" office:value-type="float" office:value="23.9391293865817" calcext:value-type="float">
            <text:p>23.939129386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518197" calcext:value-type="float">
            <text:p>0.518197</text:p>
          </table:table-cell>
          <table:table-cell office:value-type="float" office:value="0.512965" calcext:value-type="float">
            <text:p>0.512965</text:p>
          </table:table-cell>
          <table:table-cell office:value-type="float" office:value="0.47545" calcext:value-type="float">
            <text:p>0.47545</text:p>
          </table:table-cell>
          <table:table-cell office:value-type="float" office:value="0.473955" calcext:value-type="float">
            <text:p>0.473955</text:p>
          </table:table-cell>
          <table:table-cell office:value-type="float" office:value="0.246194" calcext:value-type="float">
            <text:p>0.246194</text:p>
          </table:table-cell>
          <table:table-cell office:value-type="float" office:value="0.245867" calcext:value-type="float">
            <text:p>0.245867</text:p>
          </table:table-cell>
          <table:table-cell office:value-type="float" office:value="0.245552" calcext:value-type="float">
            <text:p>0.2455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712" calcext:value-type="float">
            <text:p>0.924712</text:p>
          </table:table-cell>
          <table:table-cell office:value-type="float" office:value="0.924825" calcext:value-type="float">
            <text:p>0.924825</text:p>
          </table:table-cell>
          <table:table-cell office:value-type="float" office:value="0.92488" calcext:value-type="float">
            <text:p>0.92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873" calcext:value-type="float">
            <text:p>0.922873</text:p>
          </table:table-cell>
          <table:table-cell office:value-type="float" office:value="0.92283" calcext:value-type="float">
            <text:p>0.92283</text:p>
          </table:table-cell>
          <table:table-cell office:value-type="float" office:value="0.922839" calcext:value-type="float">
            <text:p>0.92283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470434" calcext:value-type="float">
            <text:p>0.470434</text:p>
          </table:table-cell>
          <table:table-cell office:value-type="float" office:value="0.447102" calcext:value-type="float">
            <text:p>0.447102</text:p>
          </table:table-cell>
          <table:table-cell office:value-type="float" office:value="0.444186" calcext:value-type="float">
            <text:p>0.444186</text:p>
          </table:table-cell>
          <table:table-cell office:value-type="float" office:value="0.442773" calcext:value-type="float">
            <text:p>0.442773</text:p>
          </table:table-cell>
          <table:table-cell office:value-type="float" office:value="0.24193" calcext:value-type="float">
            <text:p>0.24193</text:p>
          </table:table-cell>
          <table:table-cell office:value-type="float" office:value="0.241645" calcext:value-type="float">
            <text:p>0.241645</text:p>
          </table:table-cell>
          <table:table-cell office:value-type="float" office:value="0.241486" calcext:value-type="float">
            <text:p>0.241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482" calcext:value-type="float">
            <text:p>0.925482</text:p>
          </table:table-cell>
          <table:table-cell office:value-type="float" office:value="0.925475" calcext:value-type="float">
            <text:p>0.925475</text:p>
          </table:table-cell>
          <table:table-cell office:value-type="float" office:value="0.925461" calcext:value-type="float">
            <text:p>0.925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06" calcext:value-type="float">
            <text:p>0.923606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589" calcext:value-type="float">
            <text:p>0.92358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121" calcext:value-type="float">
            <text:p>0.237121</text:p>
          </table:table-cell>
          <table:table-cell office:value-type="float" office:value="0.601279" calcext:value-type="float">
            <text:p>0.601279</text:p>
          </table:table-cell>
          <table:table-cell office:value-type="float" office:value="0.593081" calcext:value-type="float">
            <text:p>0.593081</text:p>
          </table:table-cell>
          <table:table-cell office:value-type="float" office:value="0.591674" calcext:value-type="float">
            <text:p>0.591674</text:p>
          </table:table-cell>
          <table:table-cell office:value-type="float" office:value="0.590914" calcext:value-type="float">
            <text:p>0.590914</text:p>
          </table:table-cell>
          <table:table-cell office:value-type="float" office:value="0.589666" calcext:value-type="float">
            <text:p>0.589666</text:p>
          </table:table-cell>
          <table:table-cell office:value-type="float" office:value="0.519972" calcext:value-type="float">
            <text:p>0.519972</text:p>
          </table:table-cell>
          <table:table-cell office:value-type="float" office:value="0.519846" calcext:value-type="float">
            <text:p>0.5198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09" calcext:value-type="float">
            <text:p>0.925409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46" calcext:value-type="float">
            <text:p>0.923546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38339" calcext:value-type="float">
            <text:p>0.238339</text:p>
          </table:table-cell>
          <table:table-cell office:value-type="float" office:value="0.45738" calcext:value-type="float">
            <text:p>0.45738</text:p>
          </table:table-cell>
          <table:table-cell office:value-type="float" office:value="0.452207" calcext:value-type="float">
            <text:p>0.452207</text:p>
          </table:table-cell>
          <table:table-cell office:value-type="float" office:value="0.413354" calcext:value-type="float">
            <text:p>0.413354</text:p>
          </table:table-cell>
          <table:table-cell office:value-type="float" office:value="0.414675" calcext:value-type="float">
            <text:p>0.414675</text:p>
          </table:table-cell>
          <table:table-cell office:value-type="float" office:value="0.239602" calcext:value-type="float">
            <text:p>0.239602</text:p>
          </table:table-cell>
          <table:table-cell office:value-type="float" office:value="0.239761" calcext:value-type="float">
            <text:p>0.239761</text:p>
          </table:table-cell>
          <table:table-cell office:value-type="float" office:value="0.23958" calcext:value-type="float">
            <text:p>0.239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5252" calcext:value-type="float">
            <text:p>0.925252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106" calcext:value-type="float">
            <text:p>0.925106</text:p>
          </table:table-cell>
          <table:table-cell office:value-type="float" office:value="0.925059" calcext:value-type="float">
            <text:p>0.925059</text:p>
          </table:table-cell>
          <table:table-cell office:value-type="float" office:value="0.925044" calcext:value-type="float">
            <text:p>0.9250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3086" calcext:value-type="float">
            <text:p>0.92308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899" calcext:value-type="float">
            <text:p>0.922899</text:p>
          </table:table-cell>
          <table:table-cell office:value-type="float" office:value="0.922839" calcext:value-type="float">
            <text:p>0.922839</text:p>
          </table:table-cell>
          <table:table-cell office:value-type="float" office:value="0.922779" calcext:value-type="float">
            <text:p>0.92277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87448" calcext:value-type="float">
            <text:p>0.587448</text:p>
          </table:table-cell>
          <table:table-cell office:value-type="float" office:value="0.582181" calcext:value-type="float">
            <text:p>0.582181</text:p>
          </table:table-cell>
          <table:table-cell office:value-type="float" office:value="0.580013" calcext:value-type="float">
            <text:p>0.580013</text:p>
          </table:table-cell>
          <table:table-cell office:value-type="float" office:value="0.568455" calcext:value-type="float">
            <text:p>0.568455</text:p>
          </table:table-cell>
          <table:table-cell office:value-type="float" office:value="0.569092" calcext:value-type="float">
            <text:p>0.569092</text:p>
          </table:table-cell>
          <table:table-cell office:value-type="float" office:value="0.502048" calcext:value-type="float">
            <text:p>0.502048</text:p>
          </table:table-cell>
          <table:table-cell office:value-type="float" office:value="0.501321" calcext:value-type="float">
            <text:p>0.5013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7" calcext:value-type="float">
            <text:p>0.925347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171" calcext:value-type="float">
            <text:p>0.923171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756" calcext:value-type="float">
            <text:p>0.236756</text:p>
          </table:table-cell>
          <table:table-cell office:value-type="float" office:value="0.550519" calcext:value-type="float">
            <text:p>0.550519</text:p>
          </table:table-cell>
          <table:table-cell office:value-type="float" office:value="0.546084" calcext:value-type="float">
            <text:p>0.546084</text:p>
          </table:table-cell>
          <table:table-cell office:value-type="float" office:value="0.536122" calcext:value-type="float">
            <text:p>0.536122</text:p>
          </table:table-cell>
          <table:table-cell office:value-type="float" office:value="0.535102" calcext:value-type="float">
            <text:p>0.535102</text:p>
          </table:table-cell>
          <table:table-cell office:value-type="float" office:value="0.494994" calcext:value-type="float">
            <text:p>0.494994</text:p>
          </table:table-cell>
          <table:table-cell office:value-type="float" office:value="0.495002" calcext:value-type="float">
            <text:p>0.495002</text:p>
          </table:table-cell>
          <table:table-cell office:value-type="float" office:value="0.494276" calcext:value-type="float">
            <text:p>0.4942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267" calcext:value-type="float">
            <text:p>0.925267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2882" calcext:value-type="float">
            <text:p>0.92288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7845" calcext:value-type="float">
            <text:p>0.237845</text:p>
          </table:table-cell>
          <table:table-cell office:value-type="float" office:value="0.36718" calcext:value-type="float">
            <text:p>0.36718</text:p>
          </table:table-cell>
          <table:table-cell office:value-type="float" office:value="0.31855" calcext:value-type="float">
            <text:p>0.31855</text:p>
          </table:table-cell>
          <table:table-cell office:value-type="float" office:value="0.345912" calcext:value-type="float">
            <text:p>0.345912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0.272871" calcext:value-type="float">
            <text:p>0.272871</text:p>
          </table:table-cell>
          <table:table-cell office:value-type="float" office:value="0.27286" calcext:value-type="float">
            <text:p>0.27286</text:p>
          </table:table-cell>
          <table:table-cell office:value-type="float" office:value="0.272848" calcext:value-type="float">
            <text:p>0.2728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28" calcext:value-type="float">
            <text:p>0.925428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884454" calcext:value-type="float">
            <text:p>0.884454</text:p>
          </table:table-cell>
          <table:table-cell office:value-type="float" office:value="0.885692" calcext:value-type="float">
            <text:p>0.885692</text:p>
          </table:table-cell>
          <table:table-cell office:value-type="float" office:value="0.917304" calcext:value-type="float">
            <text:p>0.917304</text:p>
          </table:table-cell>
          <table:table-cell office:value-type="float" office:value="0.917348" calcext:value-type="float">
            <text:p>0.917348</text:p>
          </table:table-cell>
          <table:table-cell office:value-type="float" office:value="0.917625" calcext:value-type="float">
            <text:p>0.9176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3615" calcext:value-type="float">
            <text:p>0.923615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877342" calcext:value-type="float">
            <text:p>0.877342</text:p>
          </table:table-cell>
          <table:table-cell office:value-type="float" office:value="0.877947" calcext:value-type="float">
            <text:p>0.877947</text:p>
          </table:table-cell>
          <table:table-cell office:value-type="float" office:value="0.912415" calcext:value-type="float">
            <text:p>0.912415</text:p>
          </table:table-cell>
          <table:table-cell office:value-type="float" office:value="0.912193" calcext:value-type="float">
            <text:p>0.912193</text:p>
          </table:table-cell>
          <table:table-cell office:value-type="float" office:value="0.912526" calcext:value-type="float">
            <text:p>0.91252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39921" calcext:value-type="float">
            <text:p>0.239921</text:p>
          </table:table-cell>
          <table:table-cell office:value-type="float" office:value="0.509063" calcext:value-type="float">
            <text:p>0.509063</text:p>
          </table:table-cell>
          <table:table-cell office:value-type="float" office:value="0.497621" calcext:value-type="float">
            <text:p>0.497621</text:p>
          </table:table-cell>
          <table:table-cell office:value-type="float" office:value="0.483786" calcext:value-type="float">
            <text:p>0.483786</text:p>
          </table:table-cell>
          <table:table-cell office:value-type="float" office:value="0.483145" calcext:value-type="float">
            <text:p>0.483145</text:p>
          </table:table-cell>
          <table:table-cell office:value-type="float" office:value="0.48363" calcext:value-type="float">
            <text:p>0.48363</text:p>
          </table:table-cell>
          <table:table-cell office:value-type="float" office:value="0.482249" calcext:value-type="float">
            <text:p>0.482249</text:p>
          </table:table-cell>
          <table:table-cell office:value-type="float" office:value="0.481795" calcext:value-type="float">
            <text:p>0.4817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09" calcext:value-type="float">
            <text:p>0.925409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15" calcext:value-type="float">
            <text:p>0.923615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5618" calcext:value-type="float">
            <text:p>0.235618</text:p>
          </table:table-cell>
          <table:table-cell office:value-type="float" office:value="0.531126" calcext:value-type="float">
            <text:p>0.531126</text:p>
          </table:table-cell>
          <table:table-cell office:value-type="float" office:value="0.523069" calcext:value-type="float">
            <text:p>0.523069</text:p>
          </table:table-cell>
          <table:table-cell office:value-type="float" office:value="0.521451" calcext:value-type="float">
            <text:p>0.521451</text:p>
          </table:table-cell>
          <table:table-cell office:value-type="float" office:value="0.521182" calcext:value-type="float">
            <text:p>0.521182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480749" calcext:value-type="float">
            <text:p>0.480749</text:p>
          </table:table-cell>
          <table:table-cell office:value-type="float" office:value="0.480247" calcext:value-type="float">
            <text:p>0.4802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24" calcext:value-type="float">
            <text:p>0.925424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64" calcext:value-type="float">
            <text:p>0.92364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34253" calcext:value-type="float">
            <text:p>0.234253</text:p>
          </table:table-cell>
          <table:table-cell office:value-type="float" office:value="3.53532" calcext:value-type="float">
            <text:p>3.53532</text:p>
          </table:table-cell>
          <table:table-cell office:value-type="float" office:value="3.43244" calcext:value-type="float">
            <text:p>3.43244</text:p>
          </table:table-cell>
          <table:table-cell office:value-type="float" office:value="0.419729" calcext:value-type="float">
            <text:p>0.419729</text:p>
          </table:table-cell>
          <table:table-cell office:value-type="float" office:value="0.418053" calcext:value-type="float">
            <text:p>0.418053</text:p>
          </table:table-cell>
          <table:table-cell office:value-type="float" office:value="0.235907" calcext:value-type="float">
            <text:p>0.235907</text:p>
          </table:table-cell>
          <table:table-cell office:value-type="float" office:value="0.235827" calcext:value-type="float">
            <text:p>0.235827</text:p>
          </table:table-cell>
          <table:table-cell office:value-type="float" office:value="0.235754" calcext:value-type="float">
            <text:p>0.2357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24" calcext:value-type="float">
            <text:p>0.925424</text:p>
          </table:table-cell>
          <table:table-cell office:value-type="float" office:value="0.0745577" calcext:value-type="float">
            <text:p>0.0745577</text:p>
          </table:table-cell>
          <table:table-cell office:value-type="float" office:value="0.0753212" calcext:value-type="float">
            <text:p>0.0753212</text:p>
          </table:table-cell>
          <table:table-cell office:value-type="float" office:value="0.831546" calcext:value-type="float">
            <text:p>0.831546</text:p>
          </table:table-cell>
          <table:table-cell office:value-type="float" office:value="0.831813" calcext:value-type="float">
            <text:p>0.831813</text:p>
          </table:table-cell>
          <table:table-cell office:value-type="float" office:value="0.925347" calcext:value-type="float">
            <text:p>0.925347</text:p>
          </table:table-cell>
          <table:table-cell office:value-type="float" office:value="0.925388" calcext:value-type="float">
            <text:p>0.925388</text:p>
          </table:table-cell>
          <table:table-cell office:value-type="float" office:value="0.925366" calcext:value-type="float">
            <text:p>0.9253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12" calcext:value-type="float">
            <text:p>0.923512</text:p>
          </table:table-cell>
          <table:table-cell office:value-type="float" office:value="0.0763769" calcext:value-type="float">
            <text:p>0.0763769</text:p>
          </table:table-cell>
          <table:table-cell office:value-type="float" office:value="0.0771526" calcext:value-type="float">
            <text:p>0.0771526</text:p>
          </table:table-cell>
          <table:table-cell office:value-type="float" office:value="0.823969" calcext:value-type="float">
            <text:p>0.823969</text:p>
          </table:table-cell>
          <table:table-cell office:value-type="float" office:value="0.824157" calcext:value-type="float">
            <text:p>0.824157</text:p>
          </table:table-cell>
          <table:table-cell office:value-type="float" office:value="0.923504" calcext:value-type="float">
            <text:p>0.923504</text:p>
          </table:table-cell>
          <table:table-cell office:value-type="float" office:value="0.923487" calcext:value-type="float">
            <text:p>0.923487</text:p>
          </table:table-cell>
          <table:table-cell office:value-type="float" office:value="0.923521" calcext:value-type="float">
            <text:p>0.92352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482" calcext:value-type="float">
            <text:p>0.234482</text:p>
          </table:table-cell>
          <table:table-cell office:value-type="float" office:value="0.538571" calcext:value-type="float">
            <text:p>0.538571</text:p>
          </table:table-cell>
          <table:table-cell office:value-type="float" office:value="0.533717" calcext:value-type="float">
            <text:p>0.533717</text:p>
          </table:table-cell>
          <table:table-cell office:value-type="float" office:value="0.525538" calcext:value-type="float">
            <text:p>0.525538</text:p>
          </table:table-cell>
          <table:table-cell office:value-type="float" office:value="0.510813" calcext:value-type="float">
            <text:p>0.510813</text:p>
          </table:table-cell>
          <table:table-cell office:value-type="float" office:value="0.471235" calcext:value-type="float">
            <text:p>0.471235</text:p>
          </table:table-cell>
          <table:table-cell office:value-type="float" office:value="0.47313" calcext:value-type="float">
            <text:p>0.47313</text:p>
          </table:table-cell>
          <table:table-cell office:value-type="float" office:value="0.46986" calcext:value-type="float">
            <text:p>0.469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417" calcext:value-type="float">
            <text:p>0.925417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3495" calcext:value-type="float">
            <text:p>0.923495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36951" calcext:value-type="float">
            <text:p>0.236951</text:p>
          </table:table-cell>
          <table:table-cell office:value-type="float" office:value="3.51946" calcext:value-type="float">
            <text:p>3.51946</text:p>
          </table:table-cell>
          <table:table-cell office:value-type="float" office:value="3.42066" calcext:value-type="float">
            <text:p>3.42066</text:p>
          </table:table-cell>
          <table:table-cell office:value-type="float" office:value="0.434974" calcext:value-type="float">
            <text:p>0.434974</text:p>
          </table:table-cell>
          <table:table-cell office:value-type="float" office:value="0.436003" calcext:value-type="float">
            <text:p>0.436003</text:p>
          </table:table-cell>
          <table:table-cell office:value-type="float" office:value="0.357043" calcext:value-type="float">
            <text:p>0.357043</text:p>
          </table:table-cell>
          <table:table-cell office:value-type="float" office:value="0.357428" calcext:value-type="float">
            <text:p>0.357428</text:p>
          </table:table-cell>
          <table:table-cell office:value-type="float" office:value="0.357235" calcext:value-type="float">
            <text:p>0.3572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5176" calcext:value-type="float">
            <text:p>0.925176</text:p>
          </table:table-cell>
          <table:table-cell office:value-type="float" office:value="0.0745979" calcext:value-type="float">
            <text:p>0.0745979</text:p>
          </table:table-cell>
          <table:table-cell office:value-type="float" office:value="0.0758107" calcext:value-type="float">
            <text:p>0.0758107</text:p>
          </table:table-cell>
          <table:table-cell office:value-type="float" office:value="0.820285" calcext:value-type="float">
            <text:p>0.820285</text:p>
          </table:table-cell>
          <table:table-cell office:value-type="float" office:value="0.818707" calcext:value-type="float">
            <text:p>0.818707</text:p>
          </table:table-cell>
          <table:table-cell office:value-type="float" office:value="0.87926" calcext:value-type="float">
            <text:p>0.87926</text:p>
          </table:table-cell>
          <table:table-cell office:value-type="float" office:value="0.878847" calcext:value-type="float">
            <text:p>0.878847</text:p>
          </table:table-cell>
          <table:table-cell office:value-type="float" office:value="0.87919" calcext:value-type="float">
            <text:p>0.879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2686" calcext:value-type="float">
            <text:p>0.922686</text:p>
          </table:table-cell>
          <table:table-cell office:value-type="float" office:value="0.0764281" calcext:value-type="float">
            <text:p>0.0764281</text:p>
          </table:table-cell>
          <table:table-cell office:value-type="float" office:value="0.0778003" calcext:value-type="float">
            <text:p>0.0778003</text:p>
          </table:table-cell>
          <table:table-cell office:value-type="float" office:value="0.811116" calcext:value-type="float">
            <text:p>0.811116</text:p>
          </table:table-cell>
          <table:table-cell office:value-type="float" office:value="0.809352" calcext:value-type="float">
            <text:p>0.809352</text:p>
          </table:table-cell>
          <table:table-cell office:value-type="float" office:value="0.868222" calcext:value-type="float">
            <text:p>0.868222</text:p>
          </table:table-cell>
          <table:table-cell office:value-type="float" office:value="0.867642" calcext:value-type="float">
            <text:p>0.867642</text:p>
          </table:table-cell>
          <table:table-cell office:value-type="float" office:value="0.868222" calcext:value-type="float">
            <text:p>0.86822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37382" calcext:value-type="float">
            <text:p>0.237382</text:p>
          </table:table-cell>
          <table:table-cell office:value-type="float" office:value="0.296755" calcext:value-type="float">
            <text:p>0.296755</text:p>
          </table:table-cell>
          <table:table-cell office:value-type="float" office:value="0.288999" calcext:value-type="float">
            <text:p>0.288999</text:p>
          </table:table-cell>
          <table:table-cell office:value-type="float" office:value="0.866897" calcext:value-type="float">
            <text:p>0.866897</text:p>
          </table:table-cell>
          <table:table-cell office:value-type="float" office:value="0.868105" calcext:value-type="float">
            <text:p>0.868105</text:p>
          </table:table-cell>
          <table:table-cell office:value-type="float" office:value="0.314879" calcext:value-type="float">
            <text:p>0.314879</text:p>
          </table:table-cell>
          <table:table-cell office:value-type="float" office:value="0.314997" calcext:value-type="float">
            <text:p>0.314997</text:p>
          </table:table-cell>
          <table:table-cell office:value-type="float" office:value="0.314781" calcext:value-type="float">
            <text:p>0.3147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09" calcext:value-type="float">
            <text:p>0.925409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447047" calcext:value-type="float">
            <text:p>0.447047</text:p>
          </table:table-cell>
          <table:table-cell office:value-type="float" office:value="0.447777" calcext:value-type="float">
            <text:p>0.447777</text:p>
          </table:table-cell>
          <table:table-cell office:value-type="float" office:value="0.89958" calcext:value-type="float">
            <text:p>0.89958</text:p>
          </table:table-cell>
          <table:table-cell office:value-type="float" office:value="0.899913" calcext:value-type="float">
            <text:p>0.899913</text:p>
          </table:table-cell>
          <table:table-cell office:value-type="float" office:value="0.899894" calcext:value-type="float">
            <text:p>0.8998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06" calcext:value-type="float">
            <text:p>0.923606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445085" calcext:value-type="float">
            <text:p>0.445085</text:p>
          </table:table-cell>
          <table:table-cell office:value-type="float" office:value="0.446082" calcext:value-type="float">
            <text:p>0.446082</text:p>
          </table:table-cell>
          <table:table-cell office:value-type="float" office:value="0.891346" calcext:value-type="float">
            <text:p>0.891346</text:p>
          </table:table-cell>
          <table:table-cell office:value-type="float" office:value="0.891243" calcext:value-type="float">
            <text:p>0.891243</text:p>
          </table:table-cell>
          <table:table-cell office:value-type="float" office:value="0.891337" calcext:value-type="float">
            <text:p>0.891337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3677" calcext:value-type="float">
            <text:p>0.233677</text:p>
          </table:table-cell>
          <table:table-cell office:value-type="float" office:value="0.290388" calcext:value-type="float">
            <text:p>0.290388</text:p>
          </table:table-cell>
          <table:table-cell office:value-type="float" office:value="0.289465" calcext:value-type="float">
            <text:p>0.289465</text:p>
          </table:table-cell>
          <table:table-cell office:value-type="float" office:value="0.46546" calcext:value-type="float">
            <text:p>0.46546</text:p>
          </table:table-cell>
          <table:table-cell office:value-type="float" office:value="0.465751" calcext:value-type="float">
            <text:p>0.465751</text:p>
          </table:table-cell>
          <table:table-cell office:value-type="float" office:value="0.296845" calcext:value-type="float">
            <text:p>0.296845</text:p>
          </table:table-cell>
          <table:table-cell office:value-type="float" office:value="0.296441" calcext:value-type="float">
            <text:p>0.296441</text:p>
          </table:table-cell>
          <table:table-cell office:value-type="float" office:value="0.296301" calcext:value-type="float">
            <text:p>0.2963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58" calcext:value-type="float">
            <text:p>0.925358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791523" calcext:value-type="float">
            <text:p>0.791523</text:p>
          </table:table-cell>
          <table:table-cell office:value-type="float" office:value="0.791344" calcext:value-type="float">
            <text:p>0.791344</text:p>
          </table:table-cell>
          <table:table-cell office:value-type="float" office:value="0.909315" calcext:value-type="float">
            <text:p>0.909315</text:p>
          </table:table-cell>
          <table:table-cell office:value-type="float" office:value="0.909476" calcext:value-type="float">
            <text:p>0.909476</text:p>
          </table:table-cell>
          <table:table-cell office:value-type="float" office:value="0.909545" calcext:value-type="float">
            <text:p>0.909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188" calcext:value-type="float">
            <text:p>0.923188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782793" calcext:value-type="float">
            <text:p>0.782793</text:p>
          </table:table-cell>
          <table:table-cell office:value-type="float" office:value="0.782282" calcext:value-type="float">
            <text:p>0.782282</text:p>
          </table:table-cell>
          <table:table-cell office:value-type="float" office:value="0.902238" calcext:value-type="float">
            <text:p>0.902238</text:p>
          </table:table-cell>
          <table:table-cell office:value-type="float" office:value="0.902221" calcext:value-type="float">
            <text:p>0.902221</text:p>
          </table:table-cell>
          <table:table-cell office:value-type="float" office:value="0.902349" calcext:value-type="float">
            <text:p>0.90234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4884" calcext:value-type="float">
            <text:p>0.234884</text:p>
          </table:table-cell>
          <table:table-cell office:value-type="float" office:value="0.462928" calcext:value-type="float">
            <text:p>0.462928</text:p>
          </table:table-cell>
          <table:table-cell office:value-type="float" office:value="0.457849" calcext:value-type="float">
            <text:p>0.457849</text:p>
          </table:table-cell>
          <table:table-cell office:value-type="float" office:value="0.456393" calcext:value-type="float">
            <text:p>0.456393</text:p>
          </table:table-cell>
          <table:table-cell office:value-type="float" office:value="0.456016" calcext:value-type="float">
            <text:p>0.456016</text:p>
          </table:table-cell>
          <table:table-cell office:value-type="float" office:value="0.456884" calcext:value-type="float">
            <text:p>0.456884</text:p>
          </table:table-cell>
          <table:table-cell office:value-type="float" office:value="0.455869" calcext:value-type="float">
            <text:p>0.455869</text:p>
          </table:table-cell>
          <table:table-cell office:value-type="float" office:value="0.456701" calcext:value-type="float">
            <text:p>0.4567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5245" calcext:value-type="float">
            <text:p>0.925245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2779" calcext:value-type="float">
            <text:p>0.922779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4414" calcext:value-type="float">
            <text:p>0.234414</text:p>
          </table:table-cell>
          <table:table-cell office:value-type="float" office:value="0.366125" calcext:value-type="float">
            <text:p>0.366125</text:p>
          </table:table-cell>
          <table:table-cell office:value-type="float" office:value="0.363028" calcext:value-type="float">
            <text:p>0.363028</text:p>
          </table:table-cell>
          <table:table-cell office:value-type="float" office:value="0.362882" calcext:value-type="float">
            <text:p>0.362882</text:p>
          </table:table-cell>
          <table:table-cell office:value-type="float" office:value="0.362041" calcext:value-type="float">
            <text:p>0.362041</text:p>
          </table:table-cell>
          <table:table-cell office:value-type="float" office:value="0.256955" calcext:value-type="float">
            <text:p>0.256955</text:p>
          </table:table-cell>
          <table:table-cell office:value-type="float" office:value="0.256953" calcext:value-type="float">
            <text:p>0.256953</text:p>
          </table:table-cell>
          <table:table-cell office:value-type="float" office:value="0.256961" calcext:value-type="float">
            <text:p>0.2569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534" calcext:value-type="float">
            <text:p>0.92534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0544" calcext:value-type="float">
            <text:p>0.920544</text:p>
          </table:table-cell>
          <table:table-cell office:value-type="float" office:value="0.920621" calcext:value-type="float">
            <text:p>0.920621</text:p>
          </table:table-cell>
          <table:table-cell office:value-type="float" office:value="0.920789" calcext:value-type="float">
            <text:p>0.9207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2941" calcext:value-type="float">
            <text:p>0.922941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16361" calcext:value-type="float">
            <text:p>0.916361</text:p>
          </table:table-cell>
          <table:table-cell office:value-type="float" office:value="0.916429" calcext:value-type="float">
            <text:p>0.916429</text:p>
          </table:table-cell>
          <table:table-cell office:value-type="float" office:value="0.916285" calcext:value-type="float">
            <text:p>0.91628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3816" calcext:value-type="float">
            <text:p>0.233816</text:p>
          </table:table-cell>
          <table:table-cell office:value-type="float" office:value="0.416203" calcext:value-type="float">
            <text:p>0.416203</text:p>
          </table:table-cell>
          <table:table-cell office:value-type="float" office:value="0.397913" calcext:value-type="float">
            <text:p>0.397913</text:p>
          </table:table-cell>
          <table:table-cell office:value-type="float" office:value="0.360225" calcext:value-type="float">
            <text:p>0.360225</text:p>
          </table:table-cell>
          <table:table-cell office:value-type="float" office:value="0.359069" calcext:value-type="float">
            <text:p>0.359069</text:p>
          </table:table-cell>
          <table:table-cell office:value-type="float" office:value="0.270739" calcext:value-type="float">
            <text:p>0.270739</text:p>
          </table:table-cell>
          <table:table-cell office:value-type="float" office:value="0.270625" calcext:value-type="float">
            <text:p>0.270625</text:p>
          </table:table-cell>
          <table:table-cell office:value-type="float" office:value="0.270859" calcext:value-type="float">
            <text:p>0.2708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428" calcext:value-type="float">
            <text:p>0.92542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8027" calcext:value-type="float">
            <text:p>0.918027</text:p>
          </table:table-cell>
          <table:table-cell office:value-type="float" office:value="0.918454" calcext:value-type="float">
            <text:p>0.918454</text:p>
          </table:table-cell>
          <table:table-cell office:value-type="float" office:value="0.918356" calcext:value-type="float">
            <text:p>0.9183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3444" calcext:value-type="float">
            <text:p>0.923444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12747" calcext:value-type="float">
            <text:p>0.912747</text:p>
          </table:table-cell>
          <table:table-cell office:value-type="float" office:value="0.912995" calcext:value-type="float">
            <text:p>0.912995</text:p>
          </table:table-cell>
          <table:table-cell office:value-type="float" office:value="0.912458" calcext:value-type="float">
            <text:p>0.91245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35424" calcext:value-type="float">
            <text:p>0.235424</text:p>
          </table:table-cell>
          <table:table-cell office:value-type="float" office:value="0.49648" calcext:value-type="float">
            <text:p>0.49648</text:p>
          </table:table-cell>
          <table:table-cell office:value-type="float" office:value="0.492534" calcext:value-type="float">
            <text:p>0.492534</text:p>
          </table:table-cell>
          <table:table-cell office:value-type="float" office:value="0.490779" calcext:value-type="float">
            <text:p>0.490779</text:p>
          </table:table-cell>
          <table:table-cell office:value-type="float" office:value="0.490401" calcext:value-type="float">
            <text:p>0.490401</text:p>
          </table:table-cell>
          <table:table-cell office:value-type="float" office:value="0.448812" calcext:value-type="float">
            <text:p>0.448812</text:p>
          </table:table-cell>
          <table:table-cell office:value-type="float" office:value="0.449247" calcext:value-type="float">
            <text:p>0.449247</text:p>
          </table:table-cell>
          <table:table-cell office:value-type="float" office:value="0.448666" calcext:value-type="float">
            <text:p>0.4486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5219" calcext:value-type="float">
            <text:p>0.925219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266" calcext:value-type="float">
            <text:p>0.92266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35351" calcext:value-type="float">
            <text:p>0.235351</text:p>
          </table:table-cell>
          <table:table-cell office:value-type="float" office:value="0.423046" calcext:value-type="float">
            <text:p>0.423046</text:p>
          </table:table-cell>
          <table:table-cell office:value-type="float" office:value="0.419393" calcext:value-type="float">
            <text:p>0.419393</text:p>
          </table:table-cell>
          <table:table-cell office:value-type="float" office:value="0.418961" calcext:value-type="float">
            <text:p>0.418961</text:p>
          </table:table-cell>
          <table:table-cell office:value-type="float" office:value="0.359097" calcext:value-type="float">
            <text:p>0.359097</text:p>
          </table:table-cell>
          <table:table-cell office:value-type="float" office:value="0.240578" calcext:value-type="float">
            <text:p>0.240578</text:p>
          </table:table-cell>
          <table:table-cell office:value-type="float" office:value="0.240508" calcext:value-type="float">
            <text:p>0.240508</text:p>
          </table:table-cell>
          <table:table-cell office:value-type="float" office:value="0.24039" calcext:value-type="float">
            <text:p>0.240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25044" calcext:value-type="float">
            <text:p>0.925044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423" calcext:value-type="float">
            <text:p>0.924423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24624" calcext:value-type="float">
            <text:p>0.9246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2243" calcext:value-type="float">
            <text:p>0.92243</text:p>
          </table:table-cell>
          <table:table-cell table:number-columns-repeated="4" office:value-type="float" office:value="0.923649" calcext:value-type="float">
            <text:p>0.923649</text:p>
          </table:table-cell>
          <table:table-cell table:number-columns-repeated="2" office:value-type="float" office:value="0.921578" calcext:value-type="float">
            <text:p>0.921578</text:p>
          </table:table-cell>
          <table:table-cell office:value-type="float" office:value="0.921748" calcext:value-type="float">
            <text:p>0.92174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3609" calcext:value-type="float">
            <text:p>0.233609</text:p>
          </table:table-cell>
          <table:table-cell office:value-type="float" office:value="0.503948" calcext:value-type="float">
            <text:p>0.503948</text:p>
          </table:table-cell>
          <table:table-cell office:value-type="float" office:value="0.496074" calcext:value-type="float">
            <text:p>0.496074</text:p>
          </table:table-cell>
          <table:table-cell office:value-type="float" office:value="0.48729" calcext:value-type="float">
            <text:p>0.48729</text:p>
          </table:table-cell>
          <table:table-cell office:value-type="float" office:value="0.486631" calcext:value-type="float">
            <text:p>0.486631</text:p>
          </table:table-cell>
          <table:table-cell office:value-type="float" office:value="0.446067" calcext:value-type="float">
            <text:p>0.446067</text:p>
          </table:table-cell>
          <table:table-cell office:value-type="float" office:value="0.446905" calcext:value-type="float">
            <text:p>0.446905</text:p>
          </table:table-cell>
          <table:table-cell office:value-type="float" office:value="0.446253" calcext:value-type="float">
            <text:p>0.4462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285" calcext:value-type="float">
            <text:p>0.925285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95" calcext:value-type="float">
            <text:p>0.92295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table:style-name="ce1" office:value-type="string" calcext:value-type="string">
            <text:p>Just Scan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691873" calcext:value-type="float">
            <text:p>0.69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.825" calcext:value-type="float">
            <text:p>7.82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.81888" calcext:value-type="float">
            <text:p>7.81888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.83325" calcext:value-type="float">
            <text:p>7.8332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.85656" calcext:value-type="float">
            <text:p>7.85656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.88343" calcext:value-type="float">
            <text:p>7.88343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.91162" calcext:value-type="float">
            <text:p>7.9116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.94045" calcext:value-type="float">
            <text:p>7.9404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.96933" calcext:value-type="float">
            <text:p>7.96933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.99791" calcext:value-type="float">
            <text:p>7.99791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.02612" calcext:value-type="float">
            <text:p>8.0261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.05393" calcext:value-type="float">
            <text:p>8.05393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.08135" calcext:value-type="float">
            <text:p>8.0813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.10837" calcext:value-type="float">
            <text:p>8.10837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.13511" calcext:value-type="float">
            <text:p>8.13511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.16147" calcext:value-type="float">
            <text:p>8.16147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.18758" calcext:value-type="float">
            <text:p>8.18758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.21335" calcext:value-type="float">
            <text:p>8.2133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.23892" calcext:value-type="float">
            <text:p>8.2389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8.26437" calcext:value-type="float">
            <text:p>8.26437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.28934" calcext:value-type="float">
            <text:p>8.28934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4:09:20.871331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20T16:48:45.563114508</dc:date>
    <meta:editing-duration>PT6H19M53S</meta:editing-duration>
    <meta:editing-cycles>90</meta:editing-cycles>
    <meta:generator>LibreOffice/5.1.6.2$Linux_X86_64 LibreOffice_project/10m0$Build-2</meta:generator>
    <meta:document-statistic meta:table-count="1" meta:cell-count="28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4:Sheet1.L25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5:Sheet1.D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25" chart:label-cell-address="Sheet1.E4:Sheet1.E4" chart:class="chart:line">
            <chart:data-point chart:repeated="21"/>
          </chart:series>
          <chart:series chart:style-name="ch7" chart:values-cell-range-address="Sheet1.F5:Sheet1.F25" chart:label-cell-address="Sheet1.F4:Sheet1.F4" chart:class="chart:line">
            <chart:data-point chart:repeated="21"/>
          </chart:series>
          <chart:series chart:style-name="ch8" chart:values-cell-range-address="Sheet1.G5:Sheet1.G25" chart:label-cell-address="Sheet1.G4:Sheet1.G4" chart:class="chart:line">
            <chart:data-point chart:repeated="21"/>
          </chart:series>
          <chart:series chart:style-name="ch9" chart:values-cell-range-address="Sheet1.H5:Sheet1.H25" chart:label-cell-address="Sheet1.H4:Sheet1.H4" chart:class="chart:line">
            <chart:data-point chart:repeated="21"/>
          </chart:series>
          <chart:series chart:style-name="ch10" chart:values-cell-range-address="Sheet1.I5:Sheet1.I25" chart:label-cell-address="Sheet1.I4:Sheet1.I4" chart:class="chart:line">
            <chart:data-point chart:repeated="21"/>
          </chart:series>
          <chart:series chart:style-name="ch11" chart:values-cell-range-address="Sheet1.J5:Sheet1.J25" chart:label-cell-address="Sheet1.J4:Sheet1.J4" chart:class="chart:line">
            <chart:data-point chart:repeated="21"/>
          </chart:series>
          <chart:series chart:style-name="ch12" chart:values-cell-range-address="Sheet1.K5:Sheet1.K25" chart:label-cell-address="Sheet1.K4:Sheet1.K4" chart:class="chart:line">
            <chart:data-point chart:repeated="21"/>
          </chart:series>
          <chart:series chart:style-name="ch13" chart:values-cell-range-address="Sheet1.L5:Sheet1.L25" chart:label-cell-address="Sheet1.L4:Sheet1.L4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4:Sheet1.E4</svg:desc>
                </draw:g>
              </table:table-cell>
              <table:table-cell office:value-type="string">
                <text:p>0.0014611285</text:p>
                <draw:g>
                  <svg:desc>Sheet1.F4:Sheet1.F4</svg:desc>
                </draw:g>
              </table:table-cell>
              <table:table-cell office:value-type="string">
                <text:p>0.002922257</text:p>
                <draw:g>
                  <svg:desc>Sheet1.G4:Sheet1.G4</svg:desc>
                </draw:g>
              </table:table-cell>
              <table:table-cell office:value-type="string">
                <text:p>0.005844514</text:p>
                <draw:g>
                  <svg:desc>Sheet1.H4:Sheet1.H4</svg:desc>
                </draw:g>
              </table:table-cell>
              <table:table-cell office:value-type="string">
                <text:p>0.011689028</text:p>
                <draw:g>
                  <svg:desc>Sheet1.I4:Sheet1.I4</svg:desc>
                </draw:g>
              </table:table-cell>
              <table:table-cell office:value-type="string">
                <text:p>0.023378056</text:p>
                <draw:g>
                  <svg:desc>Sheet1.J4:Sheet1.J4</svg:desc>
                </draw:g>
              </table:table-cell>
              <table:table-cell office:value-type="string">
                <text:p>0.0467561121</text:p>
                <draw:g>
                  <svg:desc>Sheet1.K4:Sheet1.K4</svg:desc>
                </draw:g>
              </table:table-cell>
              <table:table-cell office:value-type="string">
                <text:p>0.0935122242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25</svg:desc>
                </draw:g>
              </table:table-cell>
              <table:table-cell office:value-type="float" office:value="0.691873">
                <text:p>0.691873</text:p>
                <draw:g>
                  <svg:desc>Sheet1.E5:Sheet1.E25</svg:desc>
                </draw:g>
              </table:table-cell>
              <table:table-cell office:value-type="float" office:value="0.691873">
                <text:p>0.691873</text:p>
                <draw:g>
                  <svg:desc>Sheet1.F5:Sheet1.F25</svg:desc>
                </draw:g>
              </table:table-cell>
              <table:table-cell office:value-type="float" office:value="0.691873">
                <text:p>0.691873</text:p>
                <draw:g>
                  <svg:desc>Sheet1.G5:Sheet1.G25</svg:desc>
                </draw:g>
              </table:table-cell>
              <table:table-cell office:value-type="float" office:value="0.691873">
                <text:p>0.691873</text:p>
                <draw:g>
                  <svg:desc>Sheet1.H5:Sheet1.H25</svg:desc>
                </draw:g>
              </table:table-cell>
              <table:table-cell office:value-type="float" office:value="0.691873">
                <text:p>0.691873</text:p>
                <draw:g>
                  <svg:desc>Sheet1.I5:Sheet1.I25</svg:desc>
                </draw:g>
              </table:table-cell>
              <table:table-cell office:value-type="float" office:value="0.691873">
                <text:p>0.691873</text:p>
                <draw:g>
                  <svg:desc>Sheet1.J5:Sheet1.J25</svg:desc>
                </draw:g>
              </table:table-cell>
              <table:table-cell office:value-type="float" office:value="0.691873">
                <text:p>0.691873</text:p>
                <draw:g>
                  <svg:desc>Sheet1.K5:Sheet1.K25</svg:desc>
                </draw:g>
              </table:table-cell>
              <table:table-cell office:value-type="float" office:value="0.691873">
                <text:p>0.691873</text:p>
                <draw:g>
                  <svg:desc>Sheet1.L5:Sheet1.L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251179">
                <text:p>0.251179</text:p>
              </table:table-cell>
              <table:table-cell office:value-type="float" office:value="0.251583">
                <text:p>0.251583</text:p>
              </table:table-cell>
              <table:table-cell office:value-type="float" office:value="0.251847">
                <text:p>0.251847</text:p>
              </table:table-cell>
              <table:table-cell office:value-type="float" office:value="0.250599">
                <text:p>0.250599</text:p>
              </table:table-cell>
              <table:table-cell office:value-type="float" office:value="0.248223">
                <text:p>0.248223</text:p>
              </table:table-cell>
              <table:table-cell office:value-type="float" office:value="0.245307">
                <text:p>0.245307</text:p>
              </table:table-cell>
              <table:table-cell office:value-type="float" office:value="0.243225">
                <text:p>0.2432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071">
                <text:p>0.240071</text:p>
              </table:table-cell>
              <table:table-cell office:value-type="float" office:value="0.24718">
                <text:p>0.24718</text:p>
              </table:table-cell>
              <table:table-cell office:value-type="float" office:value="0.246976">
                <text:p>0.246976</text:p>
              </table:table-cell>
              <table:table-cell office:value-type="float" office:value="0.245839">
                <text:p>0.245839</text:p>
              </table:table-cell>
              <table:table-cell office:value-type="float" office:value="0.243038">
                <text:p>0.243038</text:p>
              </table:table-cell>
              <table:table-cell office:value-type="float" office:value="0.24195">
                <text:p>0.24195</text:p>
              </table:table-cell>
              <table:table-cell office:value-type="float" office:value="0.251263">
                <text:p>0.251263</text:p>
              </table:table-cell>
              <table:table-cell office:value-type="float" office:value="0.251744">
                <text:p>0.2517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775">
                <text:p>0.237775</text:p>
              </table:table-cell>
              <table:table-cell office:value-type="float" office:value="0.269894">
                <text:p>0.269894</text:p>
              </table:table-cell>
              <table:table-cell office:value-type="float" office:value="0.268355">
                <text:p>0.268355</text:p>
              </table:table-cell>
              <table:table-cell office:value-type="float" office:value="0.27298">
                <text:p>0.27298</text:p>
              </table:table-cell>
              <table:table-cell office:value-type="float" office:value="0.294592">
                <text:p>0.294592</text:p>
              </table:table-cell>
              <table:table-cell office:value-type="float" office:value="0.295795">
                <text:p>0.295795</text:p>
              </table:table-cell>
              <table:table-cell office:value-type="float" office:value="0.253826">
                <text:p>0.253826</text:p>
              </table:table-cell>
              <table:table-cell office:value-type="float" office:value="0.253274">
                <text:p>0.2532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2007">
                <text:p>0.242007</text:p>
              </table:table-cell>
              <table:table-cell office:value-type="float" office:value="0.239824">
                <text:p>0.239824</text:p>
              </table:table-cell>
              <table:table-cell office:value-type="float" office:value="0.239804">
                <text:p>0.239804</text:p>
              </table:table-cell>
              <table:table-cell office:value-type="float" office:value="0.239714">
                <text:p>0.239714</text:p>
              </table:table-cell>
              <table:table-cell office:value-type="float" office:value="0.238921">
                <text:p>0.238921</text:p>
              </table:table-cell>
              <table:table-cell office:value-type="float" office:value="0.24023">
                <text:p>0.24023</text:p>
              </table:table-cell>
              <table:table-cell office:value-type="float" office:value="0.241555">
                <text:p>0.241555</text:p>
              </table:table-cell>
              <table:table-cell office:value-type="float" office:value="0.23928">
                <text:p>0.239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881">
                <text:p>0.235881</text:p>
              </table:table-cell>
              <table:table-cell office:value-type="float" office:value="0.239419">
                <text:p>0.239419</text:p>
              </table:table-cell>
              <table:table-cell office:value-type="float" office:value="0.239701">
                <text:p>0.239701</text:p>
              </table:table-cell>
              <table:table-cell office:value-type="float" office:value="0.239436">
                <text:p>0.239436</text:p>
              </table:table-cell>
              <table:table-cell office:value-type="float" office:value="0.240054">
                <text:p>0.240054</text:p>
              </table:table-cell>
              <table:table-cell office:value-type="float" office:value="0.239238">
                <text:p>0.239238</text:p>
              </table:table-cell>
              <table:table-cell office:value-type="float" office:value="0.238349">
                <text:p>0.238349</text:p>
              </table:table-cell>
              <table:table-cell office:value-type="float" office:value="0.23864">
                <text:p>0.238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017">
                <text:p>0.236017</text:p>
              </table:table-cell>
              <table:table-cell office:value-type="float" office:value="0.263533">
                <text:p>0.263533</text:p>
              </table:table-cell>
              <table:table-cell office:value-type="float" office:value="0.263312">
                <text:p>0.263312</text:p>
              </table:table-cell>
              <table:table-cell office:value-type="float" office:value="0.262129">
                <text:p>0.262129</text:p>
              </table:table-cell>
              <table:table-cell office:value-type="float" office:value="0.265301">
                <text:p>0.265301</text:p>
              </table:table-cell>
              <table:table-cell office:value-type="float" office:value="0.262258">
                <text:p>0.262258</text:p>
              </table:table-cell>
              <table:table-cell office:value-type="float" office:value="0.267052">
                <text:p>0.267052</text:p>
              </table:table-cell>
              <table:table-cell office:value-type="float" office:value="0.267657">
                <text:p>0.267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8443">
                <text:p>0.238443</text:p>
              </table:table-cell>
              <table:table-cell office:value-type="float" office:value="0.240719">
                <text:p>0.240719</text:p>
              </table:table-cell>
              <table:table-cell office:value-type="float" office:value="0.24079">
                <text:p>0.24079</text:p>
              </table:table-cell>
              <table:table-cell office:value-type="float" office:value="0.239044">
                <text:p>0.239044</text:p>
              </table:table-cell>
              <table:table-cell office:value-type="float" office:value="0.239956">
                <text:p>0.239956</text:p>
              </table:table-cell>
              <table:table-cell office:value-type="float" office:value="0.241444">
                <text:p>0.241444</text:p>
              </table:table-cell>
              <table:table-cell office:value-type="float" office:value="0.240791">
                <text:p>0.240791</text:p>
              </table:table-cell>
              <table:table-cell office:value-type="float" office:value="0.240921">
                <text:p>0.2409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3701">
                <text:p>0.253701</text:p>
              </table:table-cell>
              <table:table-cell office:value-type="float" office:value="0.243744">
                <text:p>0.243744</text:p>
              </table:table-cell>
              <table:table-cell office:value-type="float" office:value="0.244112">
                <text:p>0.244112</text:p>
              </table:table-cell>
              <table:table-cell office:value-type="float" office:value="0.242618">
                <text:p>0.242618</text:p>
              </table:table-cell>
              <table:table-cell office:value-type="float" office:value="0.24027">
                <text:p>0.24027</text:p>
              </table:table-cell>
              <table:table-cell office:value-type="float" office:value="0.238424">
                <text:p>0.238424</text:p>
              </table:table-cell>
              <table:table-cell office:value-type="float" office:value="0.23842">
                <text:p>0.23842</text:p>
              </table:table-cell>
              <table:table-cell office:value-type="float" office:value="0.238461">
                <text:p>0.2384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8604">
                <text:p>0.238604</text:p>
              </table:table-cell>
              <table:table-cell office:value-type="float" office:value="0.235363">
                <text:p>0.235363</text:p>
              </table:table-cell>
              <table:table-cell office:value-type="float" office:value="0.235287">
                <text:p>0.235287</text:p>
              </table:table-cell>
              <table:table-cell office:value-type="float" office:value="0.235324">
                <text:p>0.235324</text:p>
              </table:table-cell>
              <table:table-cell office:value-type="float" office:value="0.236631">
                <text:p>0.236631</text:p>
              </table:table-cell>
              <table:table-cell office:value-type="float" office:value="0.23563">
                <text:p>0.23563</text:p>
              </table:table-cell>
              <table:table-cell office:value-type="float" office:value="0.237775">
                <text:p>0.237775</text:p>
              </table:table-cell>
              <table:table-cell office:value-type="float" office:value="0.238034">
                <text:p>0.2380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0395">
                <text:p>0.240395</text:p>
              </table:table-cell>
              <table:table-cell office:value-type="float" office:value="0.258733">
                <text:p>0.258733</text:p>
              </table:table-cell>
              <table:table-cell office:value-type="float" office:value="0.257747">
                <text:p>0.257747</text:p>
              </table:table-cell>
              <table:table-cell office:value-type="float" office:value="0.257106">
                <text:p>0.257106</text:p>
              </table:table-cell>
              <table:table-cell office:value-type="float" office:value="0.254886">
                <text:p>0.254886</text:p>
              </table:table-cell>
              <table:table-cell office:value-type="float" office:value="0.249326">
                <text:p>0.249326</text:p>
              </table:table-cell>
              <table:table-cell office:value-type="float" office:value="0.243831">
                <text:p>0.243831</text:p>
              </table:table-cell>
              <table:table-cell office:value-type="float" office:value="0.245734">
                <text:p>0.2457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184">
                <text:p>0.234184</text:p>
              </table:table-cell>
              <table:table-cell office:value-type="float" office:value="0.235734">
                <text:p>0.235734</text:p>
              </table:table-cell>
              <table:table-cell office:value-type="float" office:value="0.236071">
                <text:p>0.236071</text:p>
              </table:table-cell>
              <table:table-cell office:value-type="float" office:value="0.238085">
                <text:p>0.238085</text:p>
              </table:table-cell>
              <table:table-cell office:value-type="float" office:value="0.236832">
                <text:p>0.236832</text:p>
              </table:table-cell>
              <table:table-cell office:value-type="float" office:value="0.236778">
                <text:p>0.236778</text:p>
              </table:table-cell>
              <table:table-cell office:value-type="float" office:value="0.238292">
                <text:p>0.238292</text:p>
              </table:table-cell>
              <table:table-cell office:value-type="float" office:value="0.235327">
                <text:p>0.2353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2884">
                <text:p>0.242884</text:p>
              </table:table-cell>
              <table:table-cell office:value-type="float" office:value="0.259815">
                <text:p>0.259815</text:p>
              </table:table-cell>
              <table:table-cell office:value-type="float" office:value="0.26026">
                <text:p>0.26026</text:p>
              </table:table-cell>
              <table:table-cell office:value-type="float" office:value="0.259588">
                <text:p>0.259588</text:p>
              </table:table-cell>
              <table:table-cell office:value-type="float" office:value="0.260036">
                <text:p>0.260036</text:p>
              </table:table-cell>
              <table:table-cell office:value-type="float" office:value="0.260052">
                <text:p>0.260052</text:p>
              </table:table-cell>
              <table:table-cell office:value-type="float" office:value="0.26096">
                <text:p>0.26096</text:p>
              </table:table-cell>
              <table:table-cell office:value-type="float" office:value="0.250465">
                <text:p>0.2504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149">
                <text:p>0.244149</text:p>
              </table:table-cell>
              <table:table-cell office:value-type="float" office:value="0.255408">
                <text:p>0.255408</text:p>
              </table:table-cell>
              <table:table-cell office:value-type="float" office:value="0.255797">
                <text:p>0.255797</text:p>
              </table:table-cell>
              <table:table-cell office:value-type="float" office:value="0.253804">
                <text:p>0.253804</text:p>
              </table:table-cell>
              <table:table-cell office:value-type="float" office:value="0.254611">
                <text:p>0.254611</text:p>
              </table:table-cell>
              <table:table-cell office:value-type="float" office:value="0.25829">
                <text:p>0.25829</text:p>
              </table:table-cell>
              <table:table-cell office:value-type="float" office:value="0.261182">
                <text:p>0.261182</text:p>
              </table:table-cell>
              <table:table-cell office:value-type="float" office:value="0.243328">
                <text:p>0.2433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003">
                <text:p>0.234003</text:p>
              </table:table-cell>
              <table:table-cell office:value-type="float" office:value="0.238196">
                <text:p>0.238196</text:p>
              </table:table-cell>
              <table:table-cell office:value-type="float" office:value="0.237591">
                <text:p>0.237591</text:p>
              </table:table-cell>
              <table:table-cell office:value-type="float" office:value="0.23681">
                <text:p>0.23681</text:p>
              </table:table-cell>
              <table:table-cell office:value-type="float" office:value="0.236716">
                <text:p>0.236716</text:p>
              </table:table-cell>
              <table:table-cell office:value-type="float" office:value="0.238526">
                <text:p>0.238526</text:p>
              </table:table-cell>
              <table:table-cell office:value-type="float" office:value="0.236134">
                <text:p>0.236134</text:p>
              </table:table-cell>
              <table:table-cell office:value-type="float" office:value="0.236165">
                <text:p>0.2361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9075">
                <text:p>0.239075</text:p>
              </table:table-cell>
              <table:table-cell office:value-type="float" office:value="0.257733">
                <text:p>0.257733</text:p>
              </table:table-cell>
              <table:table-cell office:value-type="float" office:value="0.257997">
                <text:p>0.257997</text:p>
              </table:table-cell>
              <table:table-cell office:value-type="float" office:value="0.257017">
                <text:p>0.257017</text:p>
              </table:table-cell>
              <table:table-cell office:value-type="float" office:value="0.257306">
                <text:p>0.257306</text:p>
              </table:table-cell>
              <table:table-cell office:value-type="float" office:value="0.253003">
                <text:p>0.253003</text:p>
              </table:table-cell>
              <table:table-cell office:value-type="float" office:value="0.243542">
                <text:p>0.243542</text:p>
              </table:table-cell>
              <table:table-cell office:value-type="float" office:value="0.244451">
                <text:p>0.2444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7486">
                <text:p>0.237486</text:p>
              </table:table-cell>
              <table:table-cell office:value-type="float" office:value="0.240272">
                <text:p>0.240272</text:p>
              </table:table-cell>
              <table:table-cell office:value-type="float" office:value="0.240941">
                <text:p>0.240941</text:p>
              </table:table-cell>
              <table:table-cell office:value-type="float" office:value="0.240785">
                <text:p>0.240785</text:p>
              </table:table-cell>
              <table:table-cell office:value-type="float" office:value="0.242665">
                <text:p>0.242665</text:p>
              </table:table-cell>
              <table:table-cell office:value-type="float" office:value="0.240256">
                <text:p>0.240256</text:p>
              </table:table-cell>
              <table:table-cell office:value-type="float" office:value="0.242355">
                <text:p>0.242355</text:p>
              </table:table-cell>
              <table:table-cell office:value-type="float" office:value="0.237577">
                <text:p>0.2375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5132">
                <text:p>0.235132</text:p>
              </table:table-cell>
              <table:table-cell office:value-type="float" office:value="0.242378">
                <text:p>0.242378</text:p>
              </table:table-cell>
              <table:table-cell office:value-type="float" office:value="0.241846">
                <text:p>0.241846</text:p>
              </table:table-cell>
              <table:table-cell office:value-type="float" office:value="0.242328">
                <text:p>0.242328</text:p>
              </table:table-cell>
              <table:table-cell office:value-type="float" office:value="0.238635">
                <text:p>0.238635</text:p>
              </table:table-cell>
              <table:table-cell office:value-type="float" office:value="0.23771">
                <text:p>0.23771</text:p>
              </table:table-cell>
              <table:table-cell office:value-type="float" office:value="0.234992">
                <text:p>0.234992</text:p>
              </table:table-cell>
              <table:table-cell office:value-type="float" office:value="0.235813">
                <text:p>0.2358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4082">
                <text:p>0.244082</text:p>
              </table:table-cell>
              <table:table-cell office:value-type="float" office:value="0.239857">
                <text:p>0.239857</text:p>
              </table:table-cell>
              <table:table-cell office:value-type="float" office:value="0.238852">
                <text:p>0.238852</text:p>
              </table:table-cell>
              <table:table-cell office:value-type="float" office:value="0.23962">
                <text:p>0.23962</text:p>
              </table:table-cell>
              <table:table-cell office:value-type="float" office:value="0.238457">
                <text:p>0.238457</text:p>
              </table:table-cell>
              <table:table-cell office:value-type="float" office:value="0.23992">
                <text:p>0.23992</text:p>
              </table:table-cell>
              <table:table-cell office:value-type="float" office:value="0.235348">
                <text:p>0.235348</text:p>
              </table:table-cell>
              <table:table-cell office:value-type="float" office:value="0.237202">
                <text:p>0.2372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24">
                <text:p>0.26524</text:p>
              </table:table-cell>
              <table:table-cell office:value-type="float" office:value="0.234454">
                <text:p>0.234454</text:p>
              </table:table-cell>
              <table:table-cell office:value-type="float" office:value="0.234427">
                <text:p>0.234427</text:p>
              </table:table-cell>
              <table:table-cell office:value-type="float" office:value="0.234259">
                <text:p>0.234259</text:p>
              </table:table-cell>
              <table:table-cell office:value-type="float" office:value="0.234091">
                <text:p>0.234091</text:p>
              </table:table-cell>
              <table:table-cell office:value-type="float" office:value="0.234287">
                <text:p>0.234287</text:p>
              </table:table-cell>
              <table:table-cell office:value-type="float" office:value="0.234067">
                <text:p>0.234067</text:p>
              </table:table-cell>
              <table:table-cell office:value-type="float" office:value="0.234659">
                <text:p>0.2346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2478">
                <text:p>0.232478</text:p>
              </table:table-cell>
              <table:table-cell office:value-type="float" office:value="0.282252">
                <text:p>0.282252</text:p>
              </table:table-cell>
              <table:table-cell office:value-type="float" office:value="0.282057">
                <text:p>0.282057</text:p>
              </table:table-cell>
              <table:table-cell office:value-type="float" office:value="0.281721">
                <text:p>0.281721</text:p>
              </table:table-cell>
              <table:table-cell office:value-type="float" office:value="0.281831">
                <text:p>0.281831</text:p>
              </table:table-cell>
              <table:table-cell office:value-type="float" office:value="0.28263">
                <text:p>0.28263</text:p>
              </table:table-cell>
              <table:table-cell office:value-type="float" office:value="0.277016">
                <text:p>0.277016</text:p>
              </table:table-cell>
              <table:table-cell office:value-type="float" office:value="0.275747">
                <text:p>0.275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31:Sheet1.L52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32:Sheet1.D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2:Sheet1.E52" chart:label-cell-address="Sheet1.E31:Sheet1.E31" chart:class="chart:line">
            <chart:data-point chart:repeated="21"/>
          </chart:series>
          <chart:series chart:style-name="ch7" chart:values-cell-range-address="Sheet1.F32:Sheet1.F52" chart:label-cell-address="Sheet1.F31:Sheet1.F31" chart:class="chart:line">
            <chart:data-point chart:repeated="21"/>
          </chart:series>
          <chart:series chart:style-name="ch8" chart:values-cell-range-address="Sheet1.G32:Sheet1.G52" chart:label-cell-address="Sheet1.G31:Sheet1.G31" chart:class="chart:line">
            <chart:data-point chart:repeated="21"/>
          </chart:series>
          <chart:series chart:style-name="ch9" chart:values-cell-range-address="Sheet1.H32:Sheet1.H52" chart:label-cell-address="Sheet1.H31:Sheet1.H31" chart:class="chart:line">
            <chart:data-point chart:repeated="21"/>
          </chart:series>
          <chart:series chart:style-name="ch10" chart:values-cell-range-address="Sheet1.I32:Sheet1.I52" chart:label-cell-address="Sheet1.I31:Sheet1.I31" chart:class="chart:line">
            <chart:data-point chart:repeated="21"/>
          </chart:series>
          <chart:series chart:style-name="ch11" chart:values-cell-range-address="Sheet1.J32:Sheet1.J52" chart:label-cell-address="Sheet1.J31:Sheet1.J31" chart:class="chart:line">
            <chart:data-point chart:repeated="21"/>
          </chart:series>
          <chart:series chart:style-name="ch12" chart:values-cell-range-address="Sheet1.K32:Sheet1.K52" chart:label-cell-address="Sheet1.K31:Sheet1.K31" chart:class="chart:line">
            <chart:data-point chart:repeated="21"/>
          </chart:series>
          <chart:series chart:style-name="ch13" chart:values-cell-range-address="Sheet1.L32:Sheet1.L52" chart:label-cell-address="Sheet1.L31:Sheet1.L31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31:Sheet1.E31</svg:desc>
                </draw:g>
              </table:table-cell>
              <table:table-cell office:value-type="string">
                <text:p>0.0467561121</text:p>
                <draw:g>
                  <svg:desc>Sheet1.F31:Sheet1.F31</svg:desc>
                </draw:g>
              </table:table-cell>
              <table:table-cell office:value-type="string">
                <text:p>0.0935122242</text:p>
                <draw:g>
                  <svg:desc>Sheet1.G31:Sheet1.G31</svg:desc>
                </draw:g>
              </table:table-cell>
              <table:table-cell office:value-type="string">
                <text:p>0.1870244483</text:p>
                <draw:g>
                  <svg:desc>Sheet1.H31:Sheet1.H31</svg:desc>
                </draw:g>
              </table:table-cell>
              <table:table-cell office:value-type="string">
                <text:p>0.3740488967</text:p>
                <draw:g>
                  <svg:desc>Sheet1.I31:Sheet1.I31</svg:desc>
                </draw:g>
              </table:table-cell>
              <table:table-cell office:value-type="string">
                <text:p>0.7480977933</text:p>
                <draw:g>
                  <svg:desc>Sheet1.J31:Sheet1.J31</svg:desc>
                </draw:g>
              </table:table-cell>
              <table:table-cell office:value-type="string">
                <text:p>1.4961955867</text:p>
                <draw:g>
                  <svg:desc>Sheet1.K31:Sheet1.K31</svg:desc>
                </draw:g>
              </table:table-cell>
              <table:table-cell office:value-type="string">
                <text:p>2.9923911733</text:p>
                <draw:g>
                  <svg:desc>Sheet1.L31:Sheet1.L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32:Sheet1.D52</svg:desc>
                </draw:g>
              </table:table-cell>
              <table:table-cell office:value-type="float" office:value="0.691873">
                <text:p>0.691873</text:p>
                <draw:g>
                  <svg:desc>Sheet1.E32:Sheet1.E52</svg:desc>
                </draw:g>
              </table:table-cell>
              <table:table-cell office:value-type="float" office:value="0.691873">
                <text:p>0.691873</text:p>
                <draw:g>
                  <svg:desc>Sheet1.F32:Sheet1.F52</svg:desc>
                </draw:g>
              </table:table-cell>
              <table:table-cell office:value-type="float" office:value="0.691873">
                <text:p>0.691873</text:p>
                <draw:g>
                  <svg:desc>Sheet1.G32:Sheet1.G52</svg:desc>
                </draw:g>
              </table:table-cell>
              <table:table-cell office:value-type="float" office:value="0.691873">
                <text:p>0.691873</text:p>
                <draw:g>
                  <svg:desc>Sheet1.H32:Sheet1.H52</svg:desc>
                </draw:g>
              </table:table-cell>
              <table:table-cell office:value-type="float" office:value="0.691873">
                <text:p>0.691873</text:p>
                <draw:g>
                  <svg:desc>Sheet1.I32:Sheet1.I52</svg:desc>
                </draw:g>
              </table:table-cell>
              <table:table-cell office:value-type="float" office:value="0.691873">
                <text:p>0.691873</text:p>
                <draw:g>
                  <svg:desc>Sheet1.J32:Sheet1.J52</svg:desc>
                </draw:g>
              </table:table-cell>
              <table:table-cell office:value-type="float" office:value="0.691873">
                <text:p>0.691873</text:p>
                <draw:g>
                  <svg:desc>Sheet1.K32:Sheet1.K52</svg:desc>
                </draw:g>
              </table:table-cell>
              <table:table-cell office:value-type="float" office:value="0.691873">
                <text:p>0.691873</text:p>
                <draw:g>
                  <svg:desc>Sheet1.L32:Sheet1.L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491943">
                <text:p>0.491943</text:p>
              </table:table-cell>
              <table:table-cell office:value-type="float" office:value="0.49152">
                <text:p>0.49152</text:p>
              </table:table-cell>
              <table:table-cell office:value-type="float" office:value="0.48944">
                <text:p>0.48944</text:p>
              </table:table-cell>
              <table:table-cell office:value-type="float" office:value="0.478008">
                <text:p>0.478008</text:p>
              </table:table-cell>
              <table:table-cell office:value-type="float" office:value="0.478046">
                <text:p>0.478046</text:p>
              </table:table-cell>
              <table:table-cell office:value-type="float" office:value="0.475713">
                <text:p>0.475713</text:p>
              </table:table-cell>
              <table:table-cell office:value-type="float" office:value="0.476365">
                <text:p>0.4763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071">
                <text:p>0.240071</text:p>
              </table:table-cell>
              <table:table-cell office:value-type="float" office:value="0.288317">
                <text:p>0.288317</text:p>
              </table:table-cell>
              <table:table-cell office:value-type="float" office:value="0.289549">
                <text:p>0.289549</text:p>
              </table:table-cell>
              <table:table-cell office:value-type="float" office:value="0.292713">
                <text:p>0.292713</text:p>
              </table:table-cell>
              <table:table-cell office:value-type="float" office:value="0.30654">
                <text:p>0.30654</text:p>
              </table:table-cell>
              <table:table-cell office:value-type="float" office:value="0.258877">
                <text:p>0.258877</text:p>
              </table:table-cell>
              <table:table-cell office:value-type="float" office:value="0.242316">
                <text:p>0.242316</text:p>
              </table:table-cell>
              <table:table-cell office:value-type="float" office:value="0.242531">
                <text:p>0.2425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775">
                <text:p>0.237775</text:p>
              </table:table-cell>
              <table:table-cell office:value-type="float" office:value="0.285701">
                <text:p>0.285701</text:p>
              </table:table-cell>
              <table:table-cell office:value-type="float" office:value="0.286678">
                <text:p>0.286678</text:p>
              </table:table-cell>
              <table:table-cell office:value-type="float" office:value="0.293243">
                <text:p>0.293243</text:p>
              </table:table-cell>
              <table:table-cell office:value-type="float" office:value="0.300314">
                <text:p>0.300314</text:p>
              </table:table-cell>
              <table:table-cell office:value-type="float" office:value="0.240024">
                <text:p>0.240024</text:p>
              </table:table-cell>
              <table:table-cell office:value-type="float" office:value="0.242087">
                <text:p>0.242087</text:p>
              </table:table-cell>
              <table:table-cell office:value-type="float" office:value="0.241797">
                <text:p>0.2417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2007">
                <text:p>0.242007</text:p>
              </table:table-cell>
              <table:table-cell office:value-type="float" office:value="0.431309">
                <text:p>0.431309</text:p>
              </table:table-cell>
              <table:table-cell office:value-type="float" office:value="0.429616">
                <text:p>0.429616</text:p>
              </table:table-cell>
              <table:table-cell office:value-type="float" office:value="0.43079">
                <text:p>0.43079</text:p>
              </table:table-cell>
              <table:table-cell office:value-type="float" office:value="0.407472">
                <text:p>0.407472</text:p>
              </table:table-cell>
              <table:table-cell office:value-type="float" office:value="0.405206">
                <text:p>0.405206</text:p>
              </table:table-cell>
              <table:table-cell office:value-type="float" office:value="0.240857">
                <text:p>0.240857</text:p>
              </table:table-cell>
              <table:table-cell office:value-type="float" office:value="0.241127">
                <text:p>0.2411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881">
                <text:p>0.235881</text:p>
              </table:table-cell>
              <table:table-cell office:value-type="float" office:value="0.313181">
                <text:p>0.313181</text:p>
              </table:table-cell>
              <table:table-cell office:value-type="float" office:value="0.287162">
                <text:p>0.287162</text:p>
              </table:table-cell>
              <table:table-cell office:value-type="float" office:value="0.282248">
                <text:p>0.282248</text:p>
              </table:table-cell>
              <table:table-cell office:value-type="float" office:value="0.288091">
                <text:p>0.288091</text:p>
              </table:table-cell>
              <table:table-cell office:value-type="float" office:value="0.291284">
                <text:p>0.291284</text:p>
              </table:table-cell>
              <table:table-cell office:value-type="float" office:value="0.277421">
                <text:p>0.277421</text:p>
              </table:table-cell>
              <table:table-cell office:value-type="float" office:value="0.276055">
                <text:p>0.2760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017">
                <text:p>0.236017</text:p>
              </table:table-cell>
              <table:table-cell office:value-type="float" office:value="0.477696">
                <text:p>0.477696</text:p>
              </table:table-cell>
              <table:table-cell office:value-type="float" office:value="0.47908">
                <text:p>0.47908</text:p>
              </table:table-cell>
              <table:table-cell office:value-type="float" office:value="0.472992">
                <text:p>0.472992</text:p>
              </table:table-cell>
              <table:table-cell office:value-type="float" office:value="0.473208">
                <text:p>0.473208</text:p>
              </table:table-cell>
              <table:table-cell office:value-type="float" office:value="0.471018">
                <text:p>0.471018</text:p>
              </table:table-cell>
              <table:table-cell office:value-type="float" office:value="0.472066">
                <text:p>0.472066</text:p>
              </table:table-cell>
              <table:table-cell office:value-type="float" office:value="0.47087">
                <text:p>0.470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8443">
                <text:p>0.238443</text:p>
              </table:table-cell>
              <table:table-cell office:value-type="float" office:value="0.28157">
                <text:p>0.28157</text:p>
              </table:table-cell>
              <table:table-cell office:value-type="float" office:value="0.285414">
                <text:p>0.285414</text:p>
              </table:table-cell>
              <table:table-cell office:value-type="float" office:value="0.281595">
                <text:p>0.281595</text:p>
              </table:table-cell>
              <table:table-cell office:value-type="float" office:value="0.286558">
                <text:p>0.286558</text:p>
              </table:table-cell>
              <table:table-cell office:value-type="float" office:value="0.382255">
                <text:p>0.382255</text:p>
              </table:table-cell>
              <table:table-cell office:value-type="float" office:value="0.255956">
                <text:p>0.255956</text:p>
              </table:table-cell>
              <table:table-cell office:value-type="float" office:value="0.255404">
                <text:p>0.255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3701">
                <text:p>0.253701</text:p>
              </table:table-cell>
              <table:table-cell office:value-type="float" office:value="0.404599">
                <text:p>0.404599</text:p>
              </table:table-cell>
              <table:table-cell office:value-type="float" office:value="0.407081">
                <text:p>0.407081</text:p>
              </table:table-cell>
              <table:table-cell office:value-type="float" office:value="0.406425">
                <text:p>0.406425</text:p>
              </table:table-cell>
              <table:table-cell office:value-type="float" office:value="0.405181">
                <text:p>0.405181</text:p>
              </table:table-cell>
              <table:table-cell office:value-type="float" office:value="0.404965">
                <text:p>0.404965</text:p>
              </table:table-cell>
              <table:table-cell office:value-type="float" office:value="0.24096">
                <text:p>0.24096</text:p>
              </table:table-cell>
              <table:table-cell office:value-type="float" office:value="0.241173">
                <text:p>0.2411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8604">
                <text:p>0.238604</text:p>
              </table:table-cell>
              <table:table-cell office:value-type="float" office:value="0.421141">
                <text:p>0.421141</text:p>
              </table:table-cell>
              <table:table-cell office:value-type="float" office:value="0.41731">
                <text:p>0.41731</text:p>
              </table:table-cell>
              <table:table-cell office:value-type="float" office:value="0.403518">
                <text:p>0.403518</text:p>
              </table:table-cell>
              <table:table-cell office:value-type="float" office:value="0.404173">
                <text:p>0.404173</text:p>
              </table:table-cell>
              <table:table-cell office:value-type="float" office:value="0.402167">
                <text:p>0.402167</text:p>
              </table:table-cell>
              <table:table-cell office:value-type="float" office:value="0.24002">
                <text:p>0.24002</text:p>
              </table:table-cell>
              <table:table-cell office:value-type="float" office:value="0.240307">
                <text:p>0.2403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0395">
                <text:p>0.240395</text:p>
              </table:table-cell>
              <table:table-cell office:value-type="float" office:value="0.246459">
                <text:p>0.246459</text:p>
              </table:table-cell>
              <table:table-cell office:value-type="float" office:value="0.756699">
                <text:p>0.756699</text:p>
              </table:table-cell>
              <table:table-cell office:value-type="float" office:value="0.778106">
                <text:p>0.778106</text:p>
              </table:table-cell>
              <table:table-cell office:value-type="float" office:value="0.770864">
                <text:p>0.770864</text:p>
              </table:table-cell>
              <table:table-cell office:value-type="float" office:value="0.252274">
                <text:p>0.252274</text:p>
              </table:table-cell>
              <table:table-cell office:value-type="float" office:value="0.259949">
                <text:p>0.259949</text:p>
              </table:table-cell>
              <table:table-cell office:value-type="float" office:value="0.260236">
                <text:p>0.2602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184">
                <text:p>0.234184</text:p>
              </table:table-cell>
              <table:table-cell office:value-type="float" office:value="3.36901">
                <text:p>3.36901</text:p>
              </table:table-cell>
              <table:table-cell office:value-type="float" office:value="3.3112">
                <text:p>3.3112</text:p>
              </table:table-cell>
              <table:table-cell office:value-type="float" office:value="3.31029">
                <text:p>3.31029</text:p>
              </table:table-cell>
              <table:table-cell office:value-type="float" office:value="3.32219">
                <text:p>3.32219</text:p>
              </table:table-cell>
              <table:table-cell office:value-type="float" office:value="0.312588">
                <text:p>0.312588</text:p>
              </table:table-cell>
              <table:table-cell office:value-type="float" office:value="0.243085">
                <text:p>0.243085</text:p>
              </table:table-cell>
              <table:table-cell office:value-type="float" office:value="0.243032">
                <text:p>0.2430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2884">
                <text:p>0.242884</text:p>
              </table:table-cell>
              <table:table-cell office:value-type="float" office:value="0.4311">
                <text:p>0.4311</text:p>
              </table:table-cell>
              <table:table-cell office:value-type="float" office:value="0.432228">
                <text:p>0.432228</text:p>
              </table:table-cell>
              <table:table-cell office:value-type="float" office:value="0.423603">
                <text:p>0.423603</text:p>
              </table:table-cell>
              <table:table-cell office:value-type="float" office:value="0.399765">
                <text:p>0.399765</text:p>
              </table:table-cell>
              <table:table-cell office:value-type="float" office:value="0.399099">
                <text:p>0.399099</text:p>
              </table:table-cell>
              <table:table-cell office:value-type="float" office:value="0.236457">
                <text:p>0.236457</text:p>
              </table:table-cell>
              <table:table-cell office:value-type="float" office:value="0.236617">
                <text:p>0.2366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149">
                <text:p>0.244149</text:p>
              </table:table-cell>
              <table:table-cell office:value-type="float" office:value="0.43932">
                <text:p>0.43932</text:p>
              </table:table-cell>
              <table:table-cell office:value-type="float" office:value="0.440365">
                <text:p>0.440365</text:p>
              </table:table-cell>
              <table:table-cell office:value-type="float" office:value="0.440313">
                <text:p>0.440313</text:p>
              </table:table-cell>
              <table:table-cell office:value-type="float" office:value="0.440268">
                <text:p>0.440268</text:p>
              </table:table-cell>
              <table:table-cell office:value-type="float" office:value="0.396952">
                <text:p>0.396952</text:p>
              </table:table-cell>
              <table:table-cell office:value-type="float" office:value="0.241901">
                <text:p>0.241901</text:p>
              </table:table-cell>
              <table:table-cell office:value-type="float" office:value="0.241937">
                <text:p>0.2419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003">
                <text:p>0.234003</text:p>
              </table:table-cell>
              <table:table-cell office:value-type="float" office:value="0.470258">
                <text:p>0.470258</text:p>
              </table:table-cell>
              <table:table-cell office:value-type="float" office:value="0.466234">
                <text:p>0.466234</text:p>
              </table:table-cell>
              <table:table-cell office:value-type="float" office:value="0.464054">
                <text:p>0.464054</text:p>
              </table:table-cell>
              <table:table-cell office:value-type="float" office:value="0.448862">
                <text:p>0.448862</text:p>
              </table:table-cell>
              <table:table-cell office:value-type="float" office:value="0.406986">
                <text:p>0.406986</text:p>
              </table:table-cell>
              <table:table-cell office:value-type="float" office:value="0.273626">
                <text:p>0.273626</text:p>
              </table:table-cell>
              <table:table-cell office:value-type="float" office:value="0.273582">
                <text:p>0.2735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9075">
                <text:p>0.239075</text:p>
              </table:table-cell>
              <table:table-cell office:value-type="float" office:value="0.438001">
                <text:p>0.438001</text:p>
              </table:table-cell>
              <table:table-cell office:value-type="float" office:value="0.438681">
                <text:p>0.438681</text:p>
              </table:table-cell>
              <table:table-cell office:value-type="float" office:value="0.437686">
                <text:p>0.437686</text:p>
              </table:table-cell>
              <table:table-cell office:value-type="float" office:value="0.438066">
                <text:p>0.438066</text:p>
              </table:table-cell>
              <table:table-cell office:value-type="float" office:value="0.395869">
                <text:p>0.395869</text:p>
              </table:table-cell>
              <table:table-cell office:value-type="float" office:value="0.236598">
                <text:p>0.236598</text:p>
              </table:table-cell>
              <table:table-cell office:value-type="float" office:value="0.236284">
                <text:p>0.2362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7486">
                <text:p>0.237486</text:p>
              </table:table-cell>
              <table:table-cell office:value-type="float" office:value="0.275246">
                <text:p>0.275246</text:p>
              </table:table-cell>
              <table:table-cell office:value-type="float" office:value="0.280153">
                <text:p>0.280153</text:p>
              </table:table-cell>
              <table:table-cell office:value-type="float" office:value="0.283297">
                <text:p>0.283297</text:p>
              </table:table-cell>
              <table:table-cell office:value-type="float" office:value="0.282146">
                <text:p>0.282146</text:p>
              </table:table-cell>
              <table:table-cell office:value-type="float" office:value="0.269271">
                <text:p>0.269271</text:p>
              </table:table-cell>
              <table:table-cell office:value-type="float" office:value="0.257253">
                <text:p>0.257253</text:p>
              </table:table-cell>
              <table:table-cell office:value-type="float" office:value="0.25547">
                <text:p>0.255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5132">
                <text:p>0.235132</text:p>
              </table:table-cell>
              <table:table-cell office:value-type="float" office:value="0.419135">
                <text:p>0.419135</text:p>
              </table:table-cell>
              <table:table-cell office:value-type="float" office:value="0.413608">
                <text:p>0.413608</text:p>
              </table:table-cell>
              <table:table-cell office:value-type="float" office:value="0.403629">
                <text:p>0.403629</text:p>
              </table:table-cell>
              <table:table-cell office:value-type="float" office:value="0.403438">
                <text:p>0.403438</text:p>
              </table:table-cell>
              <table:table-cell office:value-type="float" office:value="0.405688">
                <text:p>0.405688</text:p>
              </table:table-cell>
              <table:table-cell office:value-type="float" office:value="0.237607">
                <text:p>0.237607</text:p>
              </table:table-cell>
              <table:table-cell office:value-type="float" office:value="0.237651">
                <text:p>0.2376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4082">
                <text:p>0.244082</text:p>
              </table:table-cell>
              <table:table-cell office:value-type="float" office:value="0.424179">
                <text:p>0.424179</text:p>
              </table:table-cell>
              <table:table-cell office:value-type="float" office:value="0.42725">
                <text:p>0.42725</text:p>
              </table:table-cell>
              <table:table-cell office:value-type="float" office:value="0.429226">
                <text:p>0.429226</text:p>
              </table:table-cell>
              <table:table-cell office:value-type="float" office:value="0.405894">
                <text:p>0.405894</text:p>
              </table:table-cell>
              <table:table-cell office:value-type="float" office:value="0.407955">
                <text:p>0.407955</text:p>
              </table:table-cell>
              <table:table-cell office:value-type="float" office:value="0.249101">
                <text:p>0.249101</text:p>
              </table:table-cell>
              <table:table-cell office:value-type="float" office:value="0.247756">
                <text:p>0.2477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24">
                <text:p>0.26524</text:p>
              </table:table-cell>
              <table:table-cell office:value-type="float" office:value="0.238762">
                <text:p>0.238762</text:p>
              </table:table-cell>
              <table:table-cell office:value-type="float" office:value="0.707419">
                <text:p>0.707419</text:p>
              </table:table-cell>
              <table:table-cell office:value-type="float" office:value="0.69853">
                <text:p>0.69853</text:p>
              </table:table-cell>
              <table:table-cell office:value-type="float" office:value="0.686942">
                <text:p>0.686942</text:p>
              </table:table-cell>
              <table:table-cell office:value-type="float" office:value="0.355737">
                <text:p>0.355737</text:p>
              </table:table-cell>
              <table:table-cell office:value-type="float" office:value="0.294771">
                <text:p>0.294771</text:p>
              </table:table-cell>
              <table:table-cell office:value-type="float" office:value="0.295843">
                <text:p>0.2958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2478">
                <text:p>0.232478</text:p>
              </table:table-cell>
              <table:table-cell office:value-type="float" office:value="0.286294">
                <text:p>0.286294</text:p>
              </table:table-cell>
              <table:table-cell office:value-type="float" office:value="0.284258">
                <text:p>0.284258</text:p>
              </table:table-cell>
              <table:table-cell office:value-type="float" office:value="0.29364">
                <text:p>0.29364</text:p>
              </table:table-cell>
              <table:table-cell office:value-type="float" office:value="0.296089">
                <text:p>0.296089</text:p>
              </table:table-cell>
              <table:table-cell office:value-type="float" office:value="0.306818">
                <text:p>0.306818</text:p>
              </table:table-cell>
              <table:table-cell office:value-type="float" office:value="0.240783">
                <text:p>0.240783</text:p>
              </table:table-cell>
              <table:table-cell office:value-type="float" office:value="0.240592">
                <text:p>0.240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58:Sheet1.L79" chart:data-source-has-labels="both" svg:x="0.32cm" svg:y="0.18cm" svg:width="11.704cm" svg:height="8.645cm">
          <chartooo:coordinate-region svg:x="0.756cm" svg:y="0.379cm" svg:width="11.081cm" svg:height="7.799cm"/>
          <chart:axis chart:dimension="x" chart:name="primary-x" chart:style-name="ch4" chartooo:axis-type="auto">
            <chartooo:date-scale/>
            <chart:categories table:cell-range-address="Sheet1.D59:Sheet1.D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9:Sheet1.E79" chart:label-cell-address="Sheet1.E58:Sheet1.E58" chart:class="chart:line">
            <chart:data-point chart:repeated="21"/>
          </chart:series>
          <chart:series chart:style-name="ch7" chart:values-cell-range-address="Sheet1.F59:Sheet1.F79" chart:label-cell-address="Sheet1.F58:Sheet1.F58" chart:class="chart:line">
            <chart:data-point chart:repeated="21"/>
          </chart:series>
          <chart:series chart:style-name="ch8" chart:values-cell-range-address="Sheet1.G59:Sheet1.G79" chart:label-cell-address="Sheet1.G58:Sheet1.G58" chart:class="chart:line">
            <chart:data-point chart:repeated="21"/>
          </chart:series>
          <chart:series chart:style-name="ch9" chart:values-cell-range-address="Sheet1.H59:Sheet1.H79" chart:label-cell-address="Sheet1.H58:Sheet1.H58" chart:class="chart:line">
            <chart:data-point chart:repeated="21"/>
          </chart:series>
          <chart:series chart:style-name="ch10" chart:values-cell-range-address="Sheet1.I59:Sheet1.I79" chart:label-cell-address="Sheet1.I58:Sheet1.I58" chart:class="chart:line">
            <chart:data-point chart:repeated="21"/>
          </chart:series>
          <chart:series chart:style-name="ch11" chart:values-cell-range-address="Sheet1.J59:Sheet1.J79" chart:label-cell-address="Sheet1.J58:Sheet1.J58" chart:class="chart:line">
            <chart:data-point chart:repeated="21"/>
          </chart:series>
          <chart:series chart:style-name="ch12" chart:values-cell-range-address="Sheet1.K59:Sheet1.K79" chart:label-cell-address="Sheet1.K58:Sheet1.K58" chart:class="chart:line">
            <chart:data-point chart:repeated="21"/>
          </chart:series>
          <chart:series chart:style-name="ch13" chart:values-cell-range-address="Sheet1.L59:Sheet1.L79" chart:label-cell-address="Sheet1.L58:Sheet1.L58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58:Sheet1.E58</svg:desc>
                </draw:g>
              </table:table-cell>
              <table:table-cell office:value-type="string">
                <text:p>0.3740488967</text:p>
                <draw:g>
                  <svg:desc>Sheet1.F58:Sheet1.F58</svg:desc>
                </draw:g>
              </table:table-cell>
              <table:table-cell office:value-type="string">
                <text:p>0.7480977933</text:p>
                <draw:g>
                  <svg:desc>Sheet1.G58:Sheet1.G58</svg:desc>
                </draw:g>
              </table:table-cell>
              <table:table-cell office:value-type="string">
                <text:p>1.4961955867</text:p>
                <draw:g>
                  <svg:desc>Sheet1.H58:Sheet1.H58</svg:desc>
                </draw:g>
              </table:table-cell>
              <table:table-cell office:value-type="string">
                <text:p>2.9923911733</text:p>
                <draw:g>
                  <svg:desc>Sheet1.I58:Sheet1.I58</svg:desc>
                </draw:g>
              </table:table-cell>
              <table:table-cell office:value-type="string">
                <text:p>5.9847823466</text:p>
                <draw:g>
                  <svg:desc>Sheet1.J58:Sheet1.J58</svg:desc>
                </draw:g>
              </table:table-cell>
              <table:table-cell office:value-type="string">
                <text:p>11.9695646933</text:p>
                <draw:g>
                  <svg:desc>Sheet1.K58:Sheet1.K58</svg:desc>
                </draw:g>
              </table:table-cell>
              <table:table-cell office:value-type="string">
                <text:p>23.9391293866</text:p>
                <draw:g>
                  <svg:desc>Sheet1.L58:Sheet1.L5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9:Sheet1.D79</svg:desc>
                </draw:g>
              </table:table-cell>
              <table:table-cell office:value-type="float" office:value="0.691873">
                <text:p>0.691873</text:p>
                <draw:g>
                  <svg:desc>Sheet1.E59:Sheet1.E79</svg:desc>
                </draw:g>
              </table:table-cell>
              <table:table-cell office:value-type="float" office:value="0.691873">
                <text:p>0.691873</text:p>
                <draw:g>
                  <svg:desc>Sheet1.F59:Sheet1.F79</svg:desc>
                </draw:g>
              </table:table-cell>
              <table:table-cell office:value-type="float" office:value="0.691873">
                <text:p>0.691873</text:p>
                <draw:g>
                  <svg:desc>Sheet1.G59:Sheet1.G79</svg:desc>
                </draw:g>
              </table:table-cell>
              <table:table-cell office:value-type="float" office:value="0.691873">
                <text:p>0.691873</text:p>
                <draw:g>
                  <svg:desc>Sheet1.H59:Sheet1.H79</svg:desc>
                </draw:g>
              </table:table-cell>
              <table:table-cell office:value-type="float" office:value="0.691873">
                <text:p>0.691873</text:p>
                <draw:g>
                  <svg:desc>Sheet1.I59:Sheet1.I79</svg:desc>
                </draw:g>
              </table:table-cell>
              <table:table-cell office:value-type="float" office:value="0.691873">
                <text:p>0.691873</text:p>
                <draw:g>
                  <svg:desc>Sheet1.J59:Sheet1.J79</svg:desc>
                </draw:g>
              </table:table-cell>
              <table:table-cell office:value-type="float" office:value="0.691873">
                <text:p>0.691873</text:p>
                <draw:g>
                  <svg:desc>Sheet1.K59:Sheet1.K79</svg:desc>
                </draw:g>
              </table:table-cell>
              <table:table-cell office:value-type="float" office:value="0.691873">
                <text:p>0.691873</text:p>
                <draw:g>
                  <svg:desc>Sheet1.L59:Sheet1.L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518197">
                <text:p>0.518197</text:p>
              </table:table-cell>
              <table:table-cell office:value-type="float" office:value="0.512965">
                <text:p>0.512965</text:p>
              </table:table-cell>
              <table:table-cell office:value-type="float" office:value="0.47545">
                <text:p>0.47545</text:p>
              </table:table-cell>
              <table:table-cell office:value-type="float" office:value="0.473955">
                <text:p>0.473955</text:p>
              </table:table-cell>
              <table:table-cell office:value-type="float" office:value="0.246194">
                <text:p>0.246194</text:p>
              </table:table-cell>
              <table:table-cell office:value-type="float" office:value="0.245867">
                <text:p>0.245867</text:p>
              </table:table-cell>
              <table:table-cell office:value-type="float" office:value="0.245552">
                <text:p>0.2455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071">
                <text:p>0.240071</text:p>
              </table:table-cell>
              <table:table-cell office:value-type="float" office:value="0.497027">
                <text:p>0.497027</text:p>
              </table:table-cell>
              <table:table-cell office:value-type="float" office:value="0.474197">
                <text:p>0.474197</text:p>
              </table:table-cell>
              <table:table-cell office:value-type="float" office:value="0.470822">
                <text:p>0.470822</text:p>
              </table:table-cell>
              <table:table-cell office:value-type="float" office:value="0.468788">
                <text:p>0.468788</text:p>
              </table:table-cell>
              <table:table-cell office:value-type="float" office:value="0.243691">
                <text:p>0.243691</text:p>
              </table:table-cell>
              <table:table-cell office:value-type="float" office:value="0.243406">
                <text:p>0.243406</text:p>
              </table:table-cell>
              <table:table-cell office:value-type="float" office:value="0.243135">
                <text:p>0.2431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775">
                <text:p>0.237775</text:p>
              </table:table-cell>
              <table:table-cell office:value-type="float" office:value="0.643225">
                <text:p>0.643225</text:p>
              </table:table-cell>
              <table:table-cell office:value-type="float" office:value="0.635901">
                <text:p>0.635901</text:p>
              </table:table-cell>
              <table:table-cell office:value-type="float" office:value="0.634936">
                <text:p>0.634936</text:p>
              </table:table-cell>
              <table:table-cell office:value-type="float" office:value="0.633584">
                <text:p>0.633584</text:p>
              </table:table-cell>
              <table:table-cell office:value-type="float" office:value="0.631875">
                <text:p>0.631875</text:p>
              </table:table-cell>
              <table:table-cell office:value-type="float" office:value="0.561228">
                <text:p>0.561228</text:p>
              </table:table-cell>
              <table:table-cell office:value-type="float" office:value="0.561031">
                <text:p>0.561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2007">
                <text:p>0.242007</text:p>
              </table:table-cell>
              <table:table-cell office:value-type="float" office:value="0.510368">
                <text:p>0.510368</text:p>
              </table:table-cell>
              <table:table-cell office:value-type="float" office:value="0.505228">
                <text:p>0.505228</text:p>
              </table:table-cell>
              <table:table-cell office:value-type="float" office:value="0.465773">
                <text:p>0.465773</text:p>
              </table:table-cell>
              <table:table-cell office:value-type="float" office:value="0.466263">
                <text:p>0.466263</text:p>
              </table:table-cell>
              <table:table-cell office:value-type="float" office:value="0.239761">
                <text:p>0.239761</text:p>
              </table:table-cell>
              <table:table-cell office:value-type="float" office:value="0.239731">
                <text:p>0.239731</text:p>
              </table:table-cell>
              <table:table-cell office:value-type="float" office:value="0.239644">
                <text:p>0.2396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881">
                <text:p>0.235881</text:p>
              </table:table-cell>
              <table:table-cell office:value-type="float" office:value="0.649262">
                <text:p>0.649262</text:p>
              </table:table-cell>
              <table:table-cell office:value-type="float" office:value="0.644689">
                <text:p>0.644689</text:p>
              </table:table-cell>
              <table:table-cell office:value-type="float" office:value="0.641367">
                <text:p>0.641367</text:p>
              </table:table-cell>
              <table:table-cell office:value-type="float" office:value="0.629121">
                <text:p>0.629121</text:p>
              </table:table-cell>
              <table:table-cell office:value-type="float" office:value="0.630773">
                <text:p>0.630773</text:p>
              </table:table-cell>
              <table:table-cell office:value-type="float" office:value="0.561935">
                <text:p>0.561935</text:p>
              </table:table-cell>
              <table:table-cell office:value-type="float" office:value="0.561516">
                <text:p>0.5615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017">
                <text:p>0.236017</text:p>
              </table:table-cell>
              <table:table-cell office:value-type="float" office:value="0.619302">
                <text:p>0.619302</text:p>
              </table:table-cell>
              <table:table-cell office:value-type="float" office:value="0.616322">
                <text:p>0.616322</text:p>
              </table:table-cell>
              <table:table-cell office:value-type="float" office:value="0.604185">
                <text:p>0.604185</text:p>
              </table:table-cell>
              <table:table-cell office:value-type="float" office:value="0.60298">
                <text:p>0.60298</text:p>
              </table:table-cell>
              <table:table-cell office:value-type="float" office:value="0.562666">
                <text:p>0.562666</text:p>
              </table:table-cell>
              <table:table-cell office:value-type="float" office:value="0.562471">
                <text:p>0.562471</text:p>
              </table:table-cell>
              <table:table-cell office:value-type="float" office:value="0.561114">
                <text:p>0.5611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8443">
                <text:p>0.238443</text:p>
              </table:table-cell>
              <table:table-cell office:value-type="float" office:value="0.43993">
                <text:p>0.43993</text:p>
              </table:table-cell>
              <table:table-cell office:value-type="float" office:value="0.389571">
                <text:p>0.389571</text:p>
              </table:table-cell>
              <table:table-cell office:value-type="float" office:value="0.361259">
                <text:p>0.361259</text:p>
              </table:table-cell>
              <table:table-cell office:value-type="float" office:value="0.355749">
                <text:p>0.355749</text:p>
              </table:table-cell>
              <table:table-cell office:value-type="float" office:value="0.250984">
                <text:p>0.250984</text:p>
              </table:table-cell>
              <table:table-cell office:value-type="float" office:value="0.250371">
                <text:p>0.250371</text:p>
              </table:table-cell>
              <table:table-cell office:value-type="float" office:value="0.250461">
                <text:p>0.2504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3701">
                <text:p>0.253701</text:p>
              </table:table-cell>
              <table:table-cell office:value-type="float" office:value="0.590238">
                <text:p>0.590238</text:p>
              </table:table-cell>
              <table:table-cell office:value-type="float" office:value="0.578736">
                <text:p>0.578736</text:p>
              </table:table-cell>
              <table:table-cell office:value-type="float" office:value="0.564278">
                <text:p>0.564278</text:p>
              </table:table-cell>
              <table:table-cell office:value-type="float" office:value="0.561711">
                <text:p>0.561711</text:p>
              </table:table-cell>
              <table:table-cell office:value-type="float" office:value="0.561569">
                <text:p>0.561569</text:p>
              </table:table-cell>
              <table:table-cell office:value-type="float" office:value="0.560783">
                <text:p>0.560783</text:p>
              </table:table-cell>
              <table:table-cell office:value-type="float" office:value="0.559537">
                <text:p>0.5595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8604">
                <text:p>0.238604</text:p>
              </table:table-cell>
              <table:table-cell office:value-type="float" office:value="0.616148">
                <text:p>0.616148</text:p>
              </table:table-cell>
              <table:table-cell office:value-type="float" office:value="0.608529">
                <text:p>0.608529</text:p>
              </table:table-cell>
              <table:table-cell office:value-type="float" office:value="0.606938">
                <text:p>0.606938</text:p>
              </table:table-cell>
              <table:table-cell office:value-type="float" office:value="0.606797">
                <text:p>0.606797</text:p>
              </table:table-cell>
              <table:table-cell office:value-type="float" office:value="0.565875">
                <text:p>0.565875</text:p>
              </table:table-cell>
              <table:table-cell office:value-type="float" office:value="0.563833">
                <text:p>0.563833</text:p>
              </table:table-cell>
              <table:table-cell office:value-type="float" office:value="0.562877">
                <text:p>0.5628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0395">
                <text:p>0.240395</text:p>
              </table:table-cell>
              <table:table-cell office:value-type="float" office:value="4.75481">
                <text:p>4.75481</text:p>
              </table:table-cell>
              <table:table-cell office:value-type="float" office:value="4.63446">
                <text:p>4.63446</text:p>
              </table:table-cell>
              <table:table-cell office:value-type="float" office:value="0.374771">
                <text:p>0.374771</text:p>
              </table:table-cell>
              <table:table-cell office:value-type="float" office:value="0.373934">
                <text:p>0.373934</text:p>
              </table:table-cell>
              <table:table-cell office:value-type="float" office:value="0.237358">
                <text:p>0.237358</text:p>
              </table:table-cell>
              <table:table-cell office:value-type="float" office:value="0.237357">
                <text:p>0.237357</text:p>
              </table:table-cell>
              <table:table-cell office:value-type="float" office:value="0.237195">
                <text:p>0.2371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184">
                <text:p>0.234184</text:p>
              </table:table-cell>
              <table:table-cell office:value-type="float" office:value="0.631856">
                <text:p>0.631856</text:p>
              </table:table-cell>
              <table:table-cell office:value-type="float" office:value="0.626338">
                <text:p>0.626338</text:p>
              </table:table-cell>
              <table:table-cell office:value-type="float" office:value="0.617905">
                <text:p>0.617905</text:p>
              </table:table-cell>
              <table:table-cell office:value-type="float" office:value="0.602071">
                <text:p>0.602071</text:p>
              </table:table-cell>
              <table:table-cell office:value-type="float" office:value="0.56272">
                <text:p>0.56272</text:p>
              </table:table-cell>
              <table:table-cell office:value-type="float" office:value="0.561202">
                <text:p>0.561202</text:p>
              </table:table-cell>
              <table:table-cell office:value-type="float" office:value="0.559468">
                <text:p>0.5594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2884">
                <text:p>0.242884</text:p>
              </table:table-cell>
              <table:table-cell office:value-type="float" office:value="4.81917">
                <text:p>4.81917</text:p>
              </table:table-cell>
              <table:table-cell office:value-type="float" office:value="4.69339">
                <text:p>4.69339</text:p>
              </table:table-cell>
              <table:table-cell office:value-type="float" office:value="0.415449">
                <text:p>0.415449</text:p>
              </table:table-cell>
              <table:table-cell office:value-type="float" office:value="0.410614">
                <text:p>0.410614</text:p>
              </table:table-cell>
              <table:table-cell office:value-type="float" office:value="0.376938">
                <text:p>0.376938</text:p>
              </table:table-cell>
              <table:table-cell office:value-type="float" office:value="0.377051">
                <text:p>0.377051</text:p>
              </table:table-cell>
              <table:table-cell office:value-type="float" office:value="0.378752">
                <text:p>0.378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149">
                <text:p>0.244149</text:p>
              </table:table-cell>
              <table:table-cell office:value-type="float" office:value="0.391715">
                <text:p>0.391715</text:p>
              </table:table-cell>
              <table:table-cell office:value-type="float" office:value="0.380873">
                <text:p>0.380873</text:p>
              </table:table-cell>
              <table:table-cell office:value-type="float" office:value="0.988505">
                <text:p>0.988505</text:p>
              </table:table-cell>
              <table:table-cell office:value-type="float" office:value="0.988142">
                <text:p>0.988142</text:p>
              </table:table-cell>
              <table:table-cell office:value-type="float" office:value="0.333768">
                <text:p>0.333768</text:p>
              </table:table-cell>
              <table:table-cell office:value-type="float" office:value="0.336044">
                <text:p>0.336044</text:p>
              </table:table-cell>
              <table:table-cell office:value-type="float" office:value="0.336507">
                <text:p>0.3365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003">
                <text:p>0.234003</text:p>
              </table:table-cell>
              <table:table-cell office:value-type="float" office:value="0.387668">
                <text:p>0.387668</text:p>
              </table:table-cell>
              <table:table-cell office:value-type="float" office:value="0.379766">
                <text:p>0.379766</text:p>
              </table:table-cell>
              <table:table-cell office:value-type="float" office:value="0.590108">
                <text:p>0.590108</text:p>
              </table:table-cell>
              <table:table-cell office:value-type="float" office:value="0.587304">
                <text:p>0.587304</text:p>
              </table:table-cell>
              <table:table-cell office:value-type="float" office:value="0.292279">
                <text:p>0.292279</text:p>
              </table:table-cell>
              <table:table-cell office:value-type="float" office:value="0.29125">
                <text:p>0.29125</text:p>
              </table:table-cell>
              <table:table-cell office:value-type="float" office:value="0.289774">
                <text:p>0.2897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9075">
                <text:p>0.239075</text:p>
              </table:table-cell>
              <table:table-cell office:value-type="float" office:value="0.566919">
                <text:p>0.566919</text:p>
              </table:table-cell>
              <table:table-cell office:value-type="float" office:value="0.560992">
                <text:p>0.560992</text:p>
              </table:table-cell>
              <table:table-cell office:value-type="float" office:value="0.558699">
                <text:p>0.558699</text:p>
              </table:table-cell>
              <table:table-cell office:value-type="float" office:value="0.557936">
                <text:p>0.557936</text:p>
              </table:table-cell>
              <table:table-cell office:value-type="float" office:value="0.558138">
                <text:p>0.558138</text:p>
              </table:table-cell>
              <table:table-cell office:value-type="float" office:value="0.556713">
                <text:p>0.556713</text:p>
              </table:table-cell>
              <table:table-cell office:value-type="float" office:value="0.556937">
                <text:p>0.5569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7486">
                <text:p>0.237486</text:p>
              </table:table-cell>
              <table:table-cell office:value-type="float" office:value="0.472281">
                <text:p>0.472281</text:p>
              </table:table-cell>
              <table:table-cell office:value-type="float" office:value="0.467015">
                <text:p>0.467015</text:p>
              </table:table-cell>
              <table:table-cell office:value-type="float" office:value="0.465964">
                <text:p>0.465964</text:p>
              </table:table-cell>
              <table:table-cell office:value-type="float" office:value="0.464295">
                <text:p>0.464295</text:p>
              </table:table-cell>
              <table:table-cell office:value-type="float" office:value="0.265693">
                <text:p>0.265693</text:p>
              </table:table-cell>
              <table:table-cell office:value-type="float" office:value="0.264379">
                <text:p>0.264379</text:p>
              </table:table-cell>
              <table:table-cell office:value-type="float" office:value="0.267086">
                <text:p>0.2670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5132">
                <text:p>0.235132</text:p>
              </table:table-cell>
              <table:table-cell office:value-type="float" office:value="0.526099">
                <text:p>0.526099</text:p>
              </table:table-cell>
              <table:table-cell office:value-type="float" office:value="0.503978">
                <text:p>0.503978</text:p>
              </table:table-cell>
              <table:table-cell office:value-type="float" office:value="0.462284">
                <text:p>0.462284</text:p>
              </table:table-cell>
              <table:table-cell office:value-type="float" office:value="0.462576">
                <text:p>0.462576</text:p>
              </table:table-cell>
              <table:table-cell office:value-type="float" office:value="0.273656">
                <text:p>0.273656</text:p>
              </table:table-cell>
              <table:table-cell office:value-type="float" office:value="0.273818">
                <text:p>0.273818</text:p>
              </table:table-cell>
              <table:table-cell office:value-type="float" office:value="0.27394">
                <text:p>0.273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4082">
                <text:p>0.244082</text:p>
              </table:table-cell>
              <table:table-cell office:value-type="float" office:value="0.608277">
                <text:p>0.608277</text:p>
              </table:table-cell>
              <table:table-cell office:value-type="float" office:value="0.602488">
                <text:p>0.602488</text:p>
              </table:table-cell>
              <table:table-cell office:value-type="float" office:value="0.600632">
                <text:p>0.600632</text:p>
              </table:table-cell>
              <table:table-cell office:value-type="float" office:value="0.600578">
                <text:p>0.600578</text:p>
              </table:table-cell>
              <table:table-cell office:value-type="float" office:value="0.558133">
                <text:p>0.558133</text:p>
              </table:table-cell>
              <table:table-cell office:value-type="float" office:value="0.557296">
                <text:p>0.557296</text:p>
              </table:table-cell>
              <table:table-cell office:value-type="float" office:value="0.556381">
                <text:p>0.5563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24">
                <text:p>0.26524</text:p>
              </table:table-cell>
              <table:table-cell office:value-type="float" office:value="0.536761">
                <text:p>0.536761</text:p>
              </table:table-cell>
              <table:table-cell office:value-type="float" office:value="0.53154">
                <text:p>0.53154</text:p>
              </table:table-cell>
              <table:table-cell office:value-type="float" office:value="0.529989">
                <text:p>0.529989</text:p>
              </table:table-cell>
              <table:table-cell office:value-type="float" office:value="0.464273">
                <text:p>0.464273</text:p>
              </table:table-cell>
              <table:table-cell office:value-type="float" office:value="0.254159">
                <text:p>0.254159</text:p>
              </table:table-cell>
              <table:table-cell office:value-type="float" office:value="0.254917">
                <text:p>0.254917</text:p>
              </table:table-cell>
              <table:table-cell office:value-type="float" office:value="0.255045">
                <text:p>0.2550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2478">
                <text:p>0.232478</text:p>
              </table:table-cell>
              <table:table-cell office:value-type="float" office:value="0.620777">
                <text:p>0.620777</text:p>
              </table:table-cell>
              <table:table-cell office:value-type="float" office:value="0.611635">
                <text:p>0.611635</text:p>
              </table:table-cell>
              <table:table-cell office:value-type="float" office:value="0.60217">
                <text:p>0.60217</text:p>
              </table:table-cell>
              <table:table-cell office:value-type="float" office:value="0.600428">
                <text:p>0.600428</text:p>
              </table:table-cell>
              <table:table-cell office:value-type="float" office:value="0.55837">
                <text:p>0.55837</text:p>
              </table:table-cell>
              <table:table-cell office:value-type="float" office:value="0.558006">
                <text:p>0.558006</text:p>
              </table:table-cell>
              <table:table-cell office:value-type="float" office:value="0.556573">
                <text:p>0.556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legend chart:legend-position="end" svg:x="12.342cm" svg:y="2.46cm" style:legend-expansion="high" chart:style-name="ch2"/>
        <chart:plot-area chart:style-name="ch3" table:cell-range-address="Sheet1.D85:Sheet1.L106" chart:data-source-has-labels="both" svg:x="0.32cm" svg:y="0.18cm" svg:width="11.702cm" svg:height="8.645cm">
          <chartooo:coordinate-region svg:x="1.047cm" svg:y="0.379cm" svg:width="10.788cm" svg:height="7.799cm"/>
          <chart:axis chart:dimension="x" chart:name="primary-x" chart:style-name="ch4" chartooo:axis-type="auto">
            <chartooo:date-scale/>
            <chart:categories table:cell-range-address="Sheet1.D86:Sheet1.D1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86:Sheet1.E106" chart:label-cell-address="Sheet1.E85:Sheet1.E85" chart:class="chart:line">
            <chart:data-point chart:repeated="21"/>
          </chart:series>
          <chart:series chart:style-name="ch7" chart:values-cell-range-address="Sheet1.F86:Sheet1.F106" chart:label-cell-address="Sheet1.F85:Sheet1.F85" chart:class="chart:line">
            <chart:data-point chart:repeated="21"/>
          </chart:series>
          <chart:series chart:style-name="ch8" chart:values-cell-range-address="Sheet1.G86:Sheet1.G106" chart:label-cell-address="Sheet1.G85:Sheet1.G85" chart:class="chart:line">
            <chart:data-point chart:repeated="21"/>
          </chart:series>
          <chart:series chart:style-name="ch9" chart:values-cell-range-address="Sheet1.H86:Sheet1.H106" chart:label-cell-address="Sheet1.H85:Sheet1.H85" chart:class="chart:line">
            <chart:data-point chart:repeated="21"/>
          </chart:series>
          <chart:series chart:style-name="ch10" chart:values-cell-range-address="Sheet1.I86:Sheet1.I106" chart:label-cell-address="Sheet1.I85:Sheet1.I85" chart:class="chart:line">
            <chart:data-point chart:repeated="21"/>
          </chart:series>
          <chart:series chart:style-name="ch11" chart:values-cell-range-address="Sheet1.J86:Sheet1.J106" chart:label-cell-address="Sheet1.J85:Sheet1.J85" chart:class="chart:line">
            <chart:data-point chart:repeated="21"/>
          </chart:series>
          <chart:series chart:style-name="ch12" chart:values-cell-range-address="Sheet1.K86:Sheet1.K106" chart:label-cell-address="Sheet1.K85:Sheet1.K85" chart:class="chart:line">
            <chart:data-point chart:repeated="21"/>
          </chart:series>
          <chart:series chart:style-name="ch13" chart:values-cell-range-address="Sheet1.L86:Sheet1.L106" chart:label-cell-address="Sheet1.L85:Sheet1.L85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85:Sheet1.E85</svg:desc>
                </draw:g>
              </table:table-cell>
              <table:table-cell office:value-type="string">
                <text:p>0.3740488967</text:p>
                <draw:g>
                  <svg:desc>Sheet1.F85:Sheet1.F85</svg:desc>
                </draw:g>
              </table:table-cell>
              <table:table-cell office:value-type="string">
                <text:p>0.7480977933</text:p>
                <draw:g>
                  <svg:desc>Sheet1.G85:Sheet1.G85</svg:desc>
                </draw:g>
              </table:table-cell>
              <table:table-cell office:value-type="string">
                <text:p>1.4961955867</text:p>
                <draw:g>
                  <svg:desc>Sheet1.H85:Sheet1.H85</svg:desc>
                </draw:g>
              </table:table-cell>
              <table:table-cell office:value-type="string">
                <text:p>2.9923911733</text:p>
                <draw:g>
                  <svg:desc>Sheet1.I85:Sheet1.I85</svg:desc>
                </draw:g>
              </table:table-cell>
              <table:table-cell office:value-type="string">
                <text:p>5.9847823466</text:p>
                <draw:g>
                  <svg:desc>Sheet1.J85:Sheet1.J85</svg:desc>
                </draw:g>
              </table:table-cell>
              <table:table-cell office:value-type="string">
                <text:p>11.9695646933</text:p>
                <draw:g>
                  <svg:desc>Sheet1.K85:Sheet1.K85</svg:desc>
                </draw:g>
              </table:table-cell>
              <table:table-cell office:value-type="string">
                <text:p>23.9391293866</text:p>
                <draw:g>
                  <svg:desc>Sheet1.L85:Sheet1.L8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86:Sheet1.D106</svg:desc>
                </draw:g>
              </table:table-cell>
              <table:table-cell office:value-type="float" office:value="0.691873">
                <text:p>0.691873</text:p>
                <draw:g>
                  <svg:desc>Sheet1.E86:Sheet1.E106</svg:desc>
                </draw:g>
              </table:table-cell>
              <table:table-cell office:value-type="float" office:value="0.691873">
                <text:p>0.691873</text:p>
                <draw:g>
                  <svg:desc>Sheet1.F86:Sheet1.F106</svg:desc>
                </draw:g>
              </table:table-cell>
              <table:table-cell office:value-type="float" office:value="0.691873">
                <text:p>0.691873</text:p>
                <draw:g>
                  <svg:desc>Sheet1.G86:Sheet1.G106</svg:desc>
                </draw:g>
              </table:table-cell>
              <table:table-cell office:value-type="float" office:value="0.691873">
                <text:p>0.691873</text:p>
                <draw:g>
                  <svg:desc>Sheet1.H86:Sheet1.H106</svg:desc>
                </draw:g>
              </table:table-cell>
              <table:table-cell office:value-type="float" office:value="0.691873">
                <text:p>0.691873</text:p>
                <draw:g>
                  <svg:desc>Sheet1.I86:Sheet1.I106</svg:desc>
                </draw:g>
              </table:table-cell>
              <table:table-cell office:value-type="float" office:value="0.691873">
                <text:p>0.691873</text:p>
                <draw:g>
                  <svg:desc>Sheet1.J86:Sheet1.J106</svg:desc>
                </draw:g>
              </table:table-cell>
              <table:table-cell office:value-type="float" office:value="0.691873">
                <text:p>0.691873</text:p>
                <draw:g>
                  <svg:desc>Sheet1.K86:Sheet1.K106</svg:desc>
                </draw:g>
              </table:table-cell>
              <table:table-cell office:value-type="float" office:value="0.691873">
                <text:p>0.691873</text:p>
                <draw:g>
                  <svg:desc>Sheet1.L86:Sheet1.L10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518197">
                <text:p>0.518197</text:p>
              </table:table-cell>
              <table:table-cell office:value-type="float" office:value="0.512965">
                <text:p>0.512965</text:p>
              </table:table-cell>
              <table:table-cell office:value-type="float" office:value="0.47545">
                <text:p>0.47545</text:p>
              </table:table-cell>
              <table:table-cell office:value-type="float" office:value="0.473955">
                <text:p>0.473955</text:p>
              </table:table-cell>
              <table:table-cell office:value-type="float" office:value="0.246194">
                <text:p>0.246194</text:p>
              </table:table-cell>
              <table:table-cell office:value-type="float" office:value="0.245867">
                <text:p>0.245867</text:p>
              </table:table-cell>
              <table:table-cell office:value-type="float" office:value="0.245552">
                <text:p>0.2455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3918">
                <text:p>0.23918</text:p>
              </table:table-cell>
              <table:table-cell office:value-type="float" office:value="0.470434">
                <text:p>0.470434</text:p>
              </table:table-cell>
              <table:table-cell office:value-type="float" office:value="0.447102">
                <text:p>0.447102</text:p>
              </table:table-cell>
              <table:table-cell office:value-type="float" office:value="0.444186">
                <text:p>0.444186</text:p>
              </table:table-cell>
              <table:table-cell office:value-type="float" office:value="0.442773">
                <text:p>0.442773</text:p>
              </table:table-cell>
              <table:table-cell office:value-type="float" office:value="0.24193">
                <text:p>0.24193</text:p>
              </table:table-cell>
              <table:table-cell office:value-type="float" office:value="0.241645">
                <text:p>0.241645</text:p>
              </table:table-cell>
              <table:table-cell office:value-type="float" office:value="0.241486">
                <text:p>0.2414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121">
                <text:p>0.237121</text:p>
              </table:table-cell>
              <table:table-cell office:value-type="float" office:value="0.601279">
                <text:p>0.601279</text:p>
              </table:table-cell>
              <table:table-cell office:value-type="float" office:value="0.593081">
                <text:p>0.593081</text:p>
              </table:table-cell>
              <table:table-cell office:value-type="float" office:value="0.591674">
                <text:p>0.591674</text:p>
              </table:table-cell>
              <table:table-cell office:value-type="float" office:value="0.590914">
                <text:p>0.590914</text:p>
              </table:table-cell>
              <table:table-cell office:value-type="float" office:value="0.589666">
                <text:p>0.589666</text:p>
              </table:table-cell>
              <table:table-cell office:value-type="float" office:value="0.519972">
                <text:p>0.519972</text:p>
              </table:table-cell>
              <table:table-cell office:value-type="float" office:value="0.519846">
                <text:p>0.5198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8339">
                <text:p>0.238339</text:p>
              </table:table-cell>
              <table:table-cell office:value-type="float" office:value="0.45738">
                <text:p>0.45738</text:p>
              </table:table-cell>
              <table:table-cell office:value-type="float" office:value="0.452207">
                <text:p>0.452207</text:p>
              </table:table-cell>
              <table:table-cell office:value-type="float" office:value="0.413354">
                <text:p>0.413354</text:p>
              </table:table-cell>
              <table:table-cell office:value-type="float" office:value="0.414675">
                <text:p>0.414675</text:p>
              </table:table-cell>
              <table:table-cell office:value-type="float" office:value="0.239602">
                <text:p>0.239602</text:p>
              </table:table-cell>
              <table:table-cell office:value-type="float" office:value="0.239761">
                <text:p>0.239761</text:p>
              </table:table-cell>
              <table:table-cell office:value-type="float" office:value="0.23958">
                <text:p>0.239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64">
                <text:p>0.2364</text:p>
              </table:table-cell>
              <table:table-cell office:value-type="float" office:value="0.587448">
                <text:p>0.587448</text:p>
              </table:table-cell>
              <table:table-cell office:value-type="float" office:value="0.582181">
                <text:p>0.582181</text:p>
              </table:table-cell>
              <table:table-cell office:value-type="float" office:value="0.580013">
                <text:p>0.580013</text:p>
              </table:table-cell>
              <table:table-cell office:value-type="float" office:value="0.568455">
                <text:p>0.568455</text:p>
              </table:table-cell>
              <table:table-cell office:value-type="float" office:value="0.569092">
                <text:p>0.569092</text:p>
              </table:table-cell>
              <table:table-cell office:value-type="float" office:value="0.502048">
                <text:p>0.502048</text:p>
              </table:table-cell>
              <table:table-cell office:value-type="float" office:value="0.501321">
                <text:p>0.5013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756">
                <text:p>0.236756</text:p>
              </table:table-cell>
              <table:table-cell office:value-type="float" office:value="0.550519">
                <text:p>0.550519</text:p>
              </table:table-cell>
              <table:table-cell office:value-type="float" office:value="0.546084">
                <text:p>0.546084</text:p>
              </table:table-cell>
              <table:table-cell office:value-type="float" office:value="0.536122">
                <text:p>0.536122</text:p>
              </table:table-cell>
              <table:table-cell office:value-type="float" office:value="0.535102">
                <text:p>0.535102</text:p>
              </table:table-cell>
              <table:table-cell office:value-type="float" office:value="0.494994">
                <text:p>0.494994</text:p>
              </table:table-cell>
              <table:table-cell office:value-type="float" office:value="0.495002">
                <text:p>0.495002</text:p>
              </table:table-cell>
              <table:table-cell office:value-type="float" office:value="0.494276">
                <text:p>0.4942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7845">
                <text:p>0.237845</text:p>
              </table:table-cell>
              <table:table-cell office:value-type="float" office:value="0.36718">
                <text:p>0.36718</text:p>
              </table:table-cell>
              <table:table-cell office:value-type="float" office:value="0.31855">
                <text:p>0.31855</text:p>
              </table:table-cell>
              <table:table-cell office:value-type="float" office:value="0.345912">
                <text:p>0.345912</text:p>
              </table:table-cell>
              <table:table-cell office:value-type="float" office:value="0.342105">
                <text:p>0.342105</text:p>
              </table:table-cell>
              <table:table-cell office:value-type="float" office:value="0.272871">
                <text:p>0.272871</text:p>
              </table:table-cell>
              <table:table-cell office:value-type="float" office:value="0.27286">
                <text:p>0.27286</text:p>
              </table:table-cell>
              <table:table-cell office:value-type="float" office:value="0.272848">
                <text:p>0.2728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9921">
                <text:p>0.239921</text:p>
              </table:table-cell>
              <table:table-cell office:value-type="float" office:value="0.509063">
                <text:p>0.509063</text:p>
              </table:table-cell>
              <table:table-cell office:value-type="float" office:value="0.497621">
                <text:p>0.497621</text:p>
              </table:table-cell>
              <table:table-cell office:value-type="float" office:value="0.483786">
                <text:p>0.483786</text:p>
              </table:table-cell>
              <table:table-cell office:value-type="float" office:value="0.483145">
                <text:p>0.483145</text:p>
              </table:table-cell>
              <table:table-cell office:value-type="float" office:value="0.48363">
                <text:p>0.48363</text:p>
              </table:table-cell>
              <table:table-cell office:value-type="float" office:value="0.482249">
                <text:p>0.482249</text:p>
              </table:table-cell>
              <table:table-cell office:value-type="float" office:value="0.481795">
                <text:p>0.481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5618">
                <text:p>0.235618</text:p>
              </table:table-cell>
              <table:table-cell office:value-type="float" office:value="0.531126">
                <text:p>0.531126</text:p>
              </table:table-cell>
              <table:table-cell office:value-type="float" office:value="0.523069">
                <text:p>0.523069</text:p>
              </table:table-cell>
              <table:table-cell office:value-type="float" office:value="0.521451">
                <text:p>0.521451</text:p>
              </table:table-cell>
              <table:table-cell office:value-type="float" office:value="0.521182">
                <text:p>0.521182</text:p>
              </table:table-cell>
              <table:table-cell office:value-type="float" office:value="0.482471">
                <text:p>0.482471</text:p>
              </table:table-cell>
              <table:table-cell office:value-type="float" office:value="0.480749">
                <text:p>0.480749</text:p>
              </table:table-cell>
              <table:table-cell office:value-type="float" office:value="0.480247">
                <text:p>0.4802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4253">
                <text:p>0.234253</text:p>
              </table:table-cell>
              <table:table-cell office:value-type="float" office:value="3.53532">
                <text:p>3.53532</text:p>
              </table:table-cell>
              <table:table-cell office:value-type="float" office:value="3.43244">
                <text:p>3.43244</text:p>
              </table:table-cell>
              <table:table-cell office:value-type="float" office:value="0.419729">
                <text:p>0.419729</text:p>
              </table:table-cell>
              <table:table-cell office:value-type="float" office:value="0.418053">
                <text:p>0.418053</text:p>
              </table:table-cell>
              <table:table-cell office:value-type="float" office:value="0.235907">
                <text:p>0.235907</text:p>
              </table:table-cell>
              <table:table-cell office:value-type="float" office:value="0.235827">
                <text:p>0.235827</text:p>
              </table:table-cell>
              <table:table-cell office:value-type="float" office:value="0.235754">
                <text:p>0.2357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482">
                <text:p>0.234482</text:p>
              </table:table-cell>
              <table:table-cell office:value-type="float" office:value="0.538571">
                <text:p>0.538571</text:p>
              </table:table-cell>
              <table:table-cell office:value-type="float" office:value="0.533717">
                <text:p>0.533717</text:p>
              </table:table-cell>
              <table:table-cell office:value-type="float" office:value="0.525538">
                <text:p>0.525538</text:p>
              </table:table-cell>
              <table:table-cell office:value-type="float" office:value="0.510813">
                <text:p>0.510813</text:p>
              </table:table-cell>
              <table:table-cell office:value-type="float" office:value="0.471235">
                <text:p>0.471235</text:p>
              </table:table-cell>
              <table:table-cell office:value-type="float" office:value="0.47313">
                <text:p>0.47313</text:p>
              </table:table-cell>
              <table:table-cell office:value-type="float" office:value="0.46986">
                <text:p>0.469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36951">
                <text:p>0.236951</text:p>
              </table:table-cell>
              <table:table-cell office:value-type="float" office:value="3.51946">
                <text:p>3.51946</text:p>
              </table:table-cell>
              <table:table-cell office:value-type="float" office:value="3.42066">
                <text:p>3.42066</text:p>
              </table:table-cell>
              <table:table-cell office:value-type="float" office:value="0.434974">
                <text:p>0.434974</text:p>
              </table:table-cell>
              <table:table-cell office:value-type="float" office:value="0.436003">
                <text:p>0.436003</text:p>
              </table:table-cell>
              <table:table-cell office:value-type="float" office:value="0.357043">
                <text:p>0.357043</text:p>
              </table:table-cell>
              <table:table-cell office:value-type="float" office:value="0.357428">
                <text:p>0.357428</text:p>
              </table:table-cell>
              <table:table-cell office:value-type="float" office:value="0.357235">
                <text:p>0.3572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37382">
                <text:p>0.237382</text:p>
              </table:table-cell>
              <table:table-cell office:value-type="float" office:value="0.296755">
                <text:p>0.296755</text:p>
              </table:table-cell>
              <table:table-cell office:value-type="float" office:value="0.288999">
                <text:p>0.288999</text:p>
              </table:table-cell>
              <table:table-cell office:value-type="float" office:value="0.866897">
                <text:p>0.866897</text:p>
              </table:table-cell>
              <table:table-cell office:value-type="float" office:value="0.868105">
                <text:p>0.868105</text:p>
              </table:table-cell>
              <table:table-cell office:value-type="float" office:value="0.314879">
                <text:p>0.314879</text:p>
              </table:table-cell>
              <table:table-cell office:value-type="float" office:value="0.314997">
                <text:p>0.314997</text:p>
              </table:table-cell>
              <table:table-cell office:value-type="float" office:value="0.314781">
                <text:p>0.3147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3677">
                <text:p>0.233677</text:p>
              </table:table-cell>
              <table:table-cell office:value-type="float" office:value="0.290388">
                <text:p>0.290388</text:p>
              </table:table-cell>
              <table:table-cell office:value-type="float" office:value="0.289465">
                <text:p>0.289465</text:p>
              </table:table-cell>
              <table:table-cell office:value-type="float" office:value="0.46546">
                <text:p>0.46546</text:p>
              </table:table-cell>
              <table:table-cell office:value-type="float" office:value="0.465751">
                <text:p>0.465751</text:p>
              </table:table-cell>
              <table:table-cell office:value-type="float" office:value="0.296845">
                <text:p>0.296845</text:p>
              </table:table-cell>
              <table:table-cell office:value-type="float" office:value="0.296441">
                <text:p>0.296441</text:p>
              </table:table-cell>
              <table:table-cell office:value-type="float" office:value="0.296301">
                <text:p>0.2963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4884">
                <text:p>0.234884</text:p>
              </table:table-cell>
              <table:table-cell office:value-type="float" office:value="0.462928">
                <text:p>0.462928</text:p>
              </table:table-cell>
              <table:table-cell office:value-type="float" office:value="0.457849">
                <text:p>0.457849</text:p>
              </table:table-cell>
              <table:table-cell office:value-type="float" office:value="0.456393">
                <text:p>0.456393</text:p>
              </table:table-cell>
              <table:table-cell office:value-type="float" office:value="0.456016">
                <text:p>0.456016</text:p>
              </table:table-cell>
              <table:table-cell office:value-type="float" office:value="0.456884">
                <text:p>0.456884</text:p>
              </table:table-cell>
              <table:table-cell office:value-type="float" office:value="0.455869">
                <text:p>0.455869</text:p>
              </table:table-cell>
              <table:table-cell office:value-type="float" office:value="0.456701">
                <text:p>0.4567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4414">
                <text:p>0.234414</text:p>
              </table:table-cell>
              <table:table-cell office:value-type="float" office:value="0.366125">
                <text:p>0.366125</text:p>
              </table:table-cell>
              <table:table-cell office:value-type="float" office:value="0.363028">
                <text:p>0.363028</text:p>
              </table:table-cell>
              <table:table-cell office:value-type="float" office:value="0.362882">
                <text:p>0.362882</text:p>
              </table:table-cell>
              <table:table-cell office:value-type="float" office:value="0.362041">
                <text:p>0.362041</text:p>
              </table:table-cell>
              <table:table-cell office:value-type="float" office:value="0.256955">
                <text:p>0.256955</text:p>
              </table:table-cell>
              <table:table-cell office:value-type="float" office:value="0.256953">
                <text:p>0.256953</text:p>
              </table:table-cell>
              <table:table-cell office:value-type="float" office:value="0.256961">
                <text:p>0.256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3816">
                <text:p>0.233816</text:p>
              </table:table-cell>
              <table:table-cell office:value-type="float" office:value="0.416203">
                <text:p>0.416203</text:p>
              </table:table-cell>
              <table:table-cell office:value-type="float" office:value="0.397913">
                <text:p>0.397913</text:p>
              </table:table-cell>
              <table:table-cell office:value-type="float" office:value="0.360225">
                <text:p>0.360225</text:p>
              </table:table-cell>
              <table:table-cell office:value-type="float" office:value="0.359069">
                <text:p>0.359069</text:p>
              </table:table-cell>
              <table:table-cell office:value-type="float" office:value="0.270739">
                <text:p>0.270739</text:p>
              </table:table-cell>
              <table:table-cell office:value-type="float" office:value="0.270625">
                <text:p>0.270625</text:p>
              </table:table-cell>
              <table:table-cell office:value-type="float" office:value="0.270859">
                <text:p>0.2708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5424">
                <text:p>0.235424</text:p>
              </table:table-cell>
              <table:table-cell office:value-type="float" office:value="0.49648">
                <text:p>0.49648</text:p>
              </table:table-cell>
              <table:table-cell office:value-type="float" office:value="0.492534">
                <text:p>0.492534</text:p>
              </table:table-cell>
              <table:table-cell office:value-type="float" office:value="0.490779">
                <text:p>0.490779</text:p>
              </table:table-cell>
              <table:table-cell office:value-type="float" office:value="0.490401">
                <text:p>0.490401</text:p>
              </table:table-cell>
              <table:table-cell office:value-type="float" office:value="0.448812">
                <text:p>0.448812</text:p>
              </table:table-cell>
              <table:table-cell office:value-type="float" office:value="0.449247">
                <text:p>0.449247</text:p>
              </table:table-cell>
              <table:table-cell office:value-type="float" office:value="0.448666">
                <text:p>0.4486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35351">
                <text:p>0.235351</text:p>
              </table:table-cell>
              <table:table-cell office:value-type="float" office:value="0.423046">
                <text:p>0.423046</text:p>
              </table:table-cell>
              <table:table-cell office:value-type="float" office:value="0.419393">
                <text:p>0.419393</text:p>
              </table:table-cell>
              <table:table-cell office:value-type="float" office:value="0.418961">
                <text:p>0.418961</text:p>
              </table:table-cell>
              <table:table-cell office:value-type="float" office:value="0.359097">
                <text:p>0.359097</text:p>
              </table:table-cell>
              <table:table-cell office:value-type="float" office:value="0.240578">
                <text:p>0.240578</text:p>
              </table:table-cell>
              <table:table-cell office:value-type="float" office:value="0.240508">
                <text:p>0.240508</text:p>
              </table:table-cell>
              <table:table-cell office:value-type="float" office:value="0.24039">
                <text:p>0.240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3609">
                <text:p>0.233609</text:p>
              </table:table-cell>
              <table:table-cell office:value-type="float" office:value="0.503948">
                <text:p>0.503948</text:p>
              </table:table-cell>
              <table:table-cell office:value-type="float" office:value="0.496074">
                <text:p>0.496074</text:p>
              </table:table-cell>
              <table:table-cell office:value-type="float" office:value="0.48729">
                <text:p>0.48729</text:p>
              </table:table-cell>
              <table:table-cell office:value-type="float" office:value="0.486631">
                <text:p>0.486631</text:p>
              </table:table-cell>
              <table:table-cell office:value-type="float" office:value="0.446067">
                <text:p>0.446067</text:p>
              </table:table-cell>
              <table:table-cell office:value-type="float" office:value="0.446905">
                <text:p>0.446905</text:p>
              </table:table-cell>
              <table:table-cell office:value-type="float" office:value="0.446253">
                <text:p>0.4462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